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55in"/>
    </style:style>
    <style:style style:name="co3" style:family="table-column">
      <style:table-column-properties fo:break-before="auto" style:column-width="0.9307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5154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072in"/>
    </style:style>
    <style:style style:name="co9" style:family="table-column">
      <style:table-column-properties fo:break-before="auto" style:column-width="0.8535in"/>
    </style:style>
    <style:style style:name="co10" style:family="table-column">
      <style:table-column-properties fo:break-before="auto" style:column-width="0.47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row table:style-name="ro1">
          <table:table-cell>
            <draw:frame table:end-cell-address="Sheet2.Q31" table:end-x="0.1425in" table:end-y="0.0421in" draw:z-index="0" draw:style-name="gr1" draw:text-style-name="P1" svg:width="14.3669in" svg:height="5.376in" svg:x="0in" svg:y="0in">
              <draw:object draw:notify-on-update-of-ranges="Sheet1.F1:Sheet1.F1 Sheet1.F2:Sheet1.F349 Sheet1.G1:Sheet1.G1 Sheet1.G2:Sheet1.G349 Sheet1.H1:Sheet1.H1 Sheet1.H2:Sheet1.H349 Sheet1.I1:Sheet1.I1 Sheet1.I2:Sheet1.I349 Sheet1.K1:Sheet1.K1 Sheet1.K2:Sheet1.K349 Sheet1.J1:Sheet1.J1 Sheet1.J2:Sheet1.J3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HEADING</text:p>
          </table:table-cell>
          <table:table-cell office:value-type="string">
            <text:p>PITCH</text:p>
          </table:table-cell>
          <table:table-cell office:value-type="string">
            <text:p>ROLL</text:p>
          </table:table-cell>
          <table:table-cell office:value-type="string">
            <text:p>TEMP</text:p>
          </table:table-cell>
          <table:table-cell office:value-type="string">
            <text:p>DEPTH</text:p>
          </table:table-cell>
          <table:table-cell office:value-type="string">
            <text:p>Ax</text:p>
          </table:table-cell>
          <table:table-cell office:value-type="string">
            <text:p>Ay</text:p>
          </table:table-cell>
          <table:table-cell office:value-type="string">
            <text:p>Az</text:p>
          </table:table-cell>
          <table:table-cell office:value-type="string">
            <text:p>Vh</text:p>
          </table:table-cell>
          <table:table-cell office:value-type="string">
            <text:p>NetV</text:p>
          </table:table-cell>
          <table:table-cell office:value-type="string">
            <text:p>NetA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0.5584995">
            <text:p>0.5584995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0.5714995">
            <text:p>0.5714995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0.57799953">
            <text:p>0.57799953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0.58449954">
            <text:p>0.58449954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4000058">
            <text:p>0.014000058</text:p>
          </table:table-cell>
          <table:table-cell office:value-type="string">
            <text:p>4.999996E-4</text:p>
          </table:table-cell>
          <table:table-cell office:value-type="float" office:value="0.59149957">
            <text:p>0.59149957</text:p>
          </table:table-cell>
          <table:table-cell office:value-type="float" office:value="1.014">
            <text:p>1.014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0.5979996">
            <text:p>0.5979996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6044996">
            <text:p>0.6044996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61049956">
            <text:p>0.61049956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61649954">
            <text:p>0.6164995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6224995">
            <text:p>0.6224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6284995">
            <text:p>0.6284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0.6339995">
            <text:p>0.633999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0.63949955">
            <text:p>0.6394995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64499956">
            <text:p>0.64499956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1000037">
            <text:p>0.011000037</text:p>
          </table:table-cell>
          <table:table-cell office:value-type="string">
            <text:p>5.0E-4</text:p>
          </table:table-cell>
          <table:table-cell office:value-type="float" office:value="0.6504996">
            <text:p>0.6504996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6" office:value-type="float" office:value="0">
            <text:p>0</text:p>
          </table:table-cell>
          <table:table-cell office:value-type="float" office:value="0.00999999">
            <text:p>0.00999999</text:p>
          </table:table-cell>
          <table:table-cell office:value-type="float" office:value="0">
            <text:p>0</text:p>
          </table:table-cell>
          <table:table-cell office:value-type="float" office:value="0.6554996">
            <text:p>0.6554996</text:p>
          </table:table-cell>
          <table:table-cell office:value-type="float" office:value="1.01">
            <text:p>1.0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1000037">
            <text:p>0.011000037</text:p>
          </table:table-cell>
          <table:table-cell office:value-type="string">
            <text:p>5.0E-4</text:p>
          </table:table-cell>
          <table:table-cell office:value-type="float" office:value="0.6609996">
            <text:p>0.6609996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1000037">
            <text:p>0.011000037</text:p>
          </table:table-cell>
          <table:table-cell office:value-type="string">
            <text:p>5.0E-4</text:p>
          </table:table-cell>
          <table:table-cell office:value-type="float" office:value="0.6664996">
            <text:p>0.6664996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1000037">
            <text:p>0.011000037</text:p>
          </table:table-cell>
          <table:table-cell office:value-type="string">
            <text:p>5.0E-4</text:p>
          </table:table-cell>
          <table:table-cell office:value-type="float" office:value="0.67199963">
            <text:p>0.67199963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67749965">
            <text:p>0.6774996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float" office:value="-0.0010000002">
            <text:p>-0.0010000002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5.000001E-4</text:p>
          </table:table-cell>
          <table:table-cell office:value-type="float" office:value="0.6829997">
            <text:p>0.6829997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.2">
            <text:p>343.2</text:p>
          </table:table-cell>
          <table:table-cell table:number-columns-repeated="4" office:value-type="float" office:value="0">
            <text:p>0</text:p>
          </table:table-cell>
          <table:table-cell office:value-type="float" office:value="-0.0010000002">
            <text:p>-0.0010000002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5.000001E-4</text:p>
          </table:table-cell>
          <table:table-cell office:value-type="float" office:value="0.68899965">
            <text:p>0.6889996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69499964">
            <text:p>0.6949996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7009996">
            <text:p>0.7009996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7069996">
            <text:p>0.7069996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7129996">
            <text:p>0.7129996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71899956">
            <text:p>0.71899956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72499955">
            <text:p>0.7249995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7309995">
            <text:p>0.730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1999965">
            <text:p>0.011999965</text:p>
          </table:table-cell>
          <table:table-cell office:value-type="string">
            <text:p>5.0E-4</text:p>
          </table:table-cell>
          <table:table-cell office:value-type="float" office:value="0.7369995">
            <text:p>0.736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7429995">
            <text:p>0.742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.001">
            <text:p>0.001</text:p>
          </table:table-cell>
          <table:table-cell office:value-type="float" office:value="0.011999965">
            <text:p>0.011999965</text:p>
          </table:table-cell>
          <table:table-cell office:value-type="string">
            <text:p>7.0710655E-4</text:p>
          </table:table-cell>
          <table:table-cell office:value-type="float" office:value="0.7489995">
            <text:p>0.748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0.7544995">
            <text:p>0.754499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7599995">
            <text:p>0.759999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7659995">
            <text:p>0.765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float" office:value="0.011000037">
            <text:p>0.011000037</text:p>
          </table:table-cell>
          <table:table-cell office:value-type="string">
            <text:p>5.0E-4</text:p>
          </table:table-cell>
          <table:table-cell office:value-type="float" office:value="0.7714995">
            <text:p>0.771499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0.77699953">
            <text:p>0.77699953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7829995">
            <text:p>0.782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7889995">
            <text:p>0.788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7944995">
            <text:p>0.794499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79999954">
            <text:p>0.79999954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80549955">
            <text:p>0.8054995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81149954">
            <text:p>0.8114995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8174995">
            <text:p>0.8174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9">
            <text:p>342.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8234995">
            <text:p>0.8234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9">
            <text:p>342.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8294995">
            <text:p>0.8294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9">
            <text:p>342.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0.8359995">
            <text:p>0.8359995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2.9">
            <text:p>342.9</text:p>
          </table:table-cell>
          <table:table-cell table:number-columns-repeated="6"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float" office:value="0">
            <text:p>0</text:p>
          </table:table-cell>
          <table:table-cell office:value-type="float" office:value="0.8424995">
            <text:p>0.8424995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2.9">
            <text:p>342.9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8484995">
            <text:p>0.8484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9">
            <text:p>342.9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85449946">
            <text:p>0.85449946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9">
            <text:p>342.9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float" office:value="0">
            <text:p>0</text:p>
          </table:table-cell>
          <table:table-cell office:value-type="float" office:value="0.86049944">
            <text:p>0.8604994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9">
            <text:p>342.9</text:p>
          </table:table-cell>
          <table:table-cell table:number-columns-repeated="5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0.011999965">
            <text:p>0.011999965</text:p>
          </table:table-cell>
          <table:table-cell office:value-type="string">
            <text:p>5.0E-4</text:p>
          </table:table-cell>
          <table:table-cell office:value-type="float" office:value="0.8664994">
            <text:p>0.866499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5" office:value-type="float" office:value="0">
            <text:p>0</text:p>
          </table:table-cell>
          <table:table-cell office:value-type="float" office:value="-0.001">
            <text:p>-0.001</text:p>
          </table:table-cell>
          <table:table-cell office:value-type="float" office:value="0.011999965">
            <text:p>0.011999965</text:p>
          </table:table-cell>
          <table:table-cell office:value-type="string">
            <text:p>5.0E-4</text:p>
          </table:table-cell>
          <table:table-cell office:value-type="float" office:value="0.8724994">
            <text:p>0.872499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-0.001">
            <text:p>-0.001</text:p>
          </table:table-cell>
          <table:table-cell office:value-type="float" office:value="0.011999965">
            <text:p>0.011999965</text:p>
          </table:table-cell>
          <table:table-cell office:value-type="string">
            <text:p>7.0710655E-4</text:p>
          </table:table-cell>
          <table:table-cell office:value-type="float" office:value="0.8784994">
            <text:p>0.878499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-0.001">
            <text:p>-0.001</text:p>
          </table:table-cell>
          <table:table-cell office:value-type="float" office:value="0.011999965">
            <text:p>0.011999965</text:p>
          </table:table-cell>
          <table:table-cell office:value-type="string">
            <text:p>7.0710655E-4</text:p>
          </table:table-cell>
          <table:table-cell office:value-type="float" office:value="0.8844994">
            <text:p>0.884499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-0.001">
            <text:p>-0.001</text:p>
          </table:table-cell>
          <table:table-cell office:value-type="float" office:value="0.011000037">
            <text:p>0.011000037</text:p>
          </table:table-cell>
          <table:table-cell office:value-type="string">
            <text:p>7.0710655E-4</text:p>
          </table:table-cell>
          <table:table-cell office:value-type="float" office:value="0.8899994">
            <text:p>0.8899994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8954994">
            <text:p>0.8954994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0.9009994">
            <text:p>0.9009994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0.90649945">
            <text:p>0.9064994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0.91199946">
            <text:p>0.91199946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0.9174995">
            <text:p>0.917499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6"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float" office:value="0">
            <text:p>0</text:p>
          </table:table-cell>
          <table:table-cell office:value-type="float" office:value="0.9229995">
            <text:p>0.922999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0.9284995">
            <text:p>0.9284995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9344995">
            <text:p>0.9344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9404995">
            <text:p>0.9404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94649947">
            <text:p>0.94649947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0.95249945">
            <text:p>0.9524994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0.95849943">
            <text:p>0.95849943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0.9644994">
            <text:p>0.964499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2.8">
            <text:p>342.8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0.9704994">
            <text:p>0.970499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0.9764994">
            <text:p>0.976499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0.98249936">
            <text:p>0.98249936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0.98849934">
            <text:p>0.9884993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0.9944993">
            <text:p>0.9944993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1.0004992">
            <text:p>1.0004992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1.0064993">
            <text:p>1.0064993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1.0124993">
            <text:p>1.0124993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000037">
            <text:p>0.011000037</text:p>
          </table:table-cell>
          <table:table-cell office:value-type="string">
            <text:p>4.999996E-4</text:p>
          </table:table-cell>
          <table:table-cell office:value-type="float" office:value="1.0179994">
            <text:p>1.0179994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1.0239995">
            <text:p>1.023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1.0299995">
            <text:p>1.029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1.0359995">
            <text:p>1.035999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1.0419996">
            <text:p>1.0419996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1.0484996">
            <text:p>1.0484996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1.0544996">
            <text:p>1.0544996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1.0604997">
            <text:p>1.0604997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1.0664997">
            <text:p>1.0664997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1.0724998">
            <text:p>1.0724998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9.999997E-4</text:p>
          </table:table-cell>
          <table:table-cell office:value-type="float" office:value="1.0789998">
            <text:p>1.0789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9.999997E-4</text:p>
          </table:table-cell>
          <table:table-cell office:value-type="float" office:value="1.0854998">
            <text:p>1.0854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1.0919998">
            <text:p>1.0919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4000058">
            <text:p>0.014000058</text:p>
          </table:table-cell>
          <table:table-cell office:value-type="string">
            <text:p>4.999996E-4</text:p>
          </table:table-cell>
          <table:table-cell office:value-type="float" office:value="1.0989997">
            <text:p>1.0989997</text:p>
          </table:table-cell>
          <table:table-cell office:value-type="float" office:value="1.014">
            <text:p>1.01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1.1054997">
            <text:p>1.1054997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1.1119998">
            <text:p>1.1119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1.1184998">
            <text:p>1.1184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1.1249998">
            <text:p>1.1249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1.1314998">
            <text:p>1.1314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1.1379998">
            <text:p>1.1379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4.999996E-4</text:p>
          </table:table-cell>
          <table:table-cell office:value-type="float" office:value="1.1444998">
            <text:p>1.1444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.999992E-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4.999996E-4</text:p>
          </table:table-cell>
          <table:table-cell office:value-type="float" office:value="1.1504998">
            <text:p>1.1504998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1.1569998">
            <text:p>1.1569998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1.1629999">
            <text:p>1.1629999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1.1689999">
            <text:p>1.1689999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1999965">
            <text:p>0.011999965</text:p>
          </table:table-cell>
          <table:table-cell office:value-type="string">
            <text:p>9.999997E-4</text:p>
          </table:table-cell>
          <table:table-cell office:value-type="float" office:value="1.175">
            <text:p>1.17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9999994">
            <text:p>0.0019999994</text:p>
          </table:table-cell>
          <table:table-cell office:value-type="float" office:value="0">
            <text:p>0</text:p>
          </table:table-cell>
          <table:table-cell office:value-type="float" office:value="0.013000011">
            <text:p>0.013000011</text:p>
          </table:table-cell>
          <table:table-cell office:value-type="string">
            <text:p>9.999997E-4</text:p>
          </table:table-cell>
          <table:table-cell office:value-type="float" office:value="1.1815">
            <text:p>1.1815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344.9">
            <text:p>344.9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9.812606E-4</text:p>
          </table:table-cell>
          <table:table-cell office:value-type="string">
            <text:p>-1.9744411E-4</text:p>
          </table:table-cell>
          <table:table-cell office:value-type="float" office:value="0.012208641">
            <text:p>0.012208641</text:p>
          </table:table-cell>
          <table:table-cell office:value-type="string">
            <text:p>5.004639E-4</text:p>
          </table:table-cell>
          <table:table-cell office:value-type="float" office:value="1.1875">
            <text:p>1.187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4.9">
            <text:p>344.9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9.812606E-4</text:p>
          </table:table-cell>
          <table:table-cell office:value-type="string">
            <text:p>-4.5240484E-4</text:p>
          </table:table-cell>
          <table:table-cell office:value-type="float" office:value="0.018176675">
            <text:p>0.018176675</text:p>
          </table:table-cell>
          <table:table-cell office:value-type="string">
            <text:p>5.402644E-4</text:p>
          </table:table-cell>
          <table:table-cell office:value-type="float" office:value="1.1965001">
            <text:p>1.1965001</text:p>
          </table:table-cell>
          <table:table-cell office:value-type="float" office:value="1.018">
            <text:p>1.018</text:p>
          </table:table-cell>
        </table:table-row>
        <table:table-row table:style-name="ro1">
          <table:table-cell office:value-type="float" office:value="344.5">
            <text:p>344.5</text:p>
          </table:table-cell>
          <table:table-cell office:value-type="float" office:value="0.099999994">
            <text:p>0.099999994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4532896E-4</text:p>
          </table:table-cell>
          <table:table-cell office:value-type="string">
            <text:p>8.0255605E-4</text:p>
          </table:table-cell>
          <table:table-cell office:value-type="float" office:value="0.024185896">
            <text:p>0.024185896</text:p>
          </table:table-cell>
          <table:table-cell office:value-type="string">
            <text:p>5.4763386E-4</text:p>
          </table:table-cell>
          <table:table-cell office:value-type="float" office:value="1.2085001">
            <text:p>1.2085001</text:p>
          </table:table-cell>
          <table:table-cell office:value-type="float" office:value="1.024">
            <text:p>1.024</text:p>
          </table:table-cell>
        </table:table-row>
        <table:table-row table:style-name="ro1">
          <table:table-cell office:value-type="float" office:value="344.6">
            <text:p>344.6</text:p>
          </table:table-cell>
          <table:table-cell office:value-type="float" office:value="0.099999994">
            <text:p>0.099999994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4532896E-4</text:p>
          </table:table-cell>
          <table:table-cell office:value-type="float" office:value="0.0010575801">
            <text:p>0.0010575801</text:p>
          </table:table-cell>
          <table:table-cell office:value-type="float" office:value="0.025220871">
            <text:p>0.025220871</text:p>
          </table:table-cell>
          <table:table-cell office:value-type="string">
            <text:p>6.46914E-4</text:p>
          </table:table-cell>
          <table:table-cell office:value-type="float" office:value="1.2210002">
            <text:p>1.2210002</text:p>
          </table:table-cell>
          <table:table-cell office:value-type="float" office:value="1.025">
            <text:p>1.025</text:p>
          </table:table-cell>
        </table:table-row>
        <table:table-row table:style-name="ro1">
          <table:table-cell office:value-type="float" office:value="346.3">
            <text:p>346.3</text:p>
          </table:table-cell>
          <table:table-cell office:value-type="float" office:value="0.099999994">
            <text:p>0.099999994</text:p>
          </table:table-cell>
          <table:table-cell office:value-type="float" office:value="3.1">
            <text:p>3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7453282">
            <text:p>-0.0017453282</text:p>
          </table:table-cell>
          <table:table-cell office:value-type="float" office:value="0.0019211918">
            <text:p>0.0019211918</text:p>
          </table:table-cell>
          <table:table-cell office:value-type="float" office:value="0.024464905">
            <text:p>0.024464905</text:p>
          </table:table-cell>
          <table:table-cell office:value-type="float" office:value="0.0012978009">
            <text:p>0.0012978009</text:p>
          </table:table-cell>
          <table:table-cell office:value-type="float" office:value="1.2330003">
            <text:p>1.2330003</text:p>
          </table:table-cell>
          <table:table-cell office:value-type="float" office:value="1.024">
            <text:p>1.024</text:p>
          </table:table-cell>
        </table:table-row>
        <table:table-row table:style-name="ro1">
          <table:table-cell office:value-type="float" office:value="345.8">
            <text:p>345.8</text:p>
          </table:table-cell>
          <table:table-cell office:value-type="float" office:value="0.099999994">
            <text:p>0.099999994</text:p>
          </table:table-cell>
          <table:table-cell office:value-type="float" office:value="3.7">
            <text:p>3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546712E-4</text:p>
          </table:table-cell>
          <table:table-cell office:value-type="float" office:value="0.002467692">
            <text:p>0.002467692</text:p>
          </table:table-cell>
          <table:table-cell office:value-type="float" office:value="0.039085865">
            <text:p>0.039085865</text:p>
          </table:table-cell>
          <table:table-cell office:value-type="float" office:value="0.0012403992">
            <text:p>0.0012403992</text:p>
          </table:table-cell>
          <table:table-cell office:value-type="float" office:value="1.2525003">
            <text:p>1.2525003</text:p>
          </table:table-cell>
          <table:table-cell office:value-type="float" office:value="1.039">
            <text:p>1.039</text:p>
          </table:table-cell>
        </table:table-row>
        <table:table-row table:style-name="ro1">
          <table:table-cell office:value-type="float" office:value="344.1">
            <text:p>344.1</text:p>
          </table:table-cell>
          <table:table-cell office:value-type="float" office:value="0.19999999">
            <text:p>0.19999999</text:p>
          </table:table-cell>
          <table:table-cell office:value-type="float" office:value="3.5">
            <text:p>3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4.906517E-4</text:p>
          </table:table-cell>
          <table:table-cell office:value-type="float" office:value="0.0039514564">
            <text:p>0.0039514564</text:p>
          </table:table-cell>
          <table:table-cell office:value-type="float" office:value="0.06887132">
            <text:p>0.06887132</text:p>
          </table:table-cell>
          <table:table-cell office:value-type="float" office:value="0.0019909008">
            <text:p>0.0019909008</text:p>
          </table:table-cell>
          <table:table-cell office:value-type="float" office:value="1.2870003">
            <text:p>1.2870003</text:p>
          </table:table-cell>
          <table:table-cell office:value-type="float" office:value="1.069">
            <text:p>1.069</text:p>
          </table:table-cell>
        </table:table-row>
        <table:table-row table:style-name="ro1">
          <table:table-cell office:value-type="float" office:value="344.1">
            <text:p>344.1</text:p>
          </table:table-cell>
          <table:table-cell office:value-type="float" office:value="0.5">
            <text:p>0.5</text:p>
          </table:table-cell>
          <table:table-cell office:value-type="float" office:value="4.1">
            <text:p>4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425E-4</text:p>
          </table:table-cell>
          <table:table-cell office:value-type="float" office:value="0.0055025592">
            <text:p>0.0055025592</text:p>
          </table:table-cell>
          <table:table-cell office:value-type="float" office:value="0.0885973">
            <text:p>0.0885973</text:p>
          </table:table-cell>
          <table:table-cell office:value-type="float" office:value="0.0027546752">
            <text:p>0.0027546752</text:p>
          </table:table-cell>
          <table:table-cell office:value-type="float" office:value="1.3315003">
            <text:p>1.3315003</text:p>
          </table:table-cell>
          <table:table-cell office:value-type="float" office:value="1.089">
            <text:p>1.089</text:p>
          </table:table-cell>
        </table:table-row>
        <table:table-row table:style-name="ro1">
          <table:table-cell office:value-type="float" office:value="342.6">
            <text:p>342.6</text:p>
          </table:table-cell>
          <table:table-cell office:value-type="float" office:value="0.8">
            <text:p>0.8</text:p>
          </table:table-cell>
          <table:table-cell office:value-type="float" office:value="3.7">
            <text:p>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378193">
            <text:p>0.0010378193</text:p>
          </table:table-cell>
          <table:table-cell office:value-type="float" office:value="0.0064676926">
            <text:p>0.0064676926</text:p>
          </table:table-cell>
          <table:table-cell office:value-type="float" office:value="0.09718186">
            <text:p>0.09718186</text:p>
          </table:table-cell>
          <table:table-cell office:value-type="float" office:value="0.0032752142">
            <text:p>0.0032752142</text:p>
          </table:table-cell>
          <table:table-cell office:value-type="float" office:value="1.3800004">
            <text:p>1.3800004</text:p>
          </table:table-cell>
          <table:table-cell office:value-type="float" office:value="1.097">
            <text:p>1.097</text:p>
          </table:table-cell>
        </table:table-row>
        <table:table-row table:style-name="ro1">
          <table:table-cell office:value-type="float" office:value="341.7">
            <text:p>341.7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4759346E-4</text:p>
          </table:table-cell>
          <table:table-cell office:value-type="float" office:value="0.006435979">
            <text:p>0.006435979</text:p>
          </table:table-cell>
          <table:table-cell office:value-type="float" office:value="0.108810484">
            <text:p>0.108810484</text:p>
          </table:table-cell>
          <table:table-cell office:value-type="float" office:value="0.0032296164">
            <text:p>0.0032296164</text:p>
          </table:table-cell>
          <table:table-cell office:value-type="float" office:value="1.4345003">
            <text:p>1.4345003</text:p>
          </table:table-cell>
          <table:table-cell office:value-type="float" office:value="1.109">
            <text:p>1.109</text:p>
          </table:table-cell>
        </table:table-row>
        <table:table-row table:style-name="ro1">
          <table:table-cell office:value-type="float" office:value="340.2">
            <text:p>340.2</text:p>
          </table:table-cell>
          <table:table-cell office:value-type="float" office:value="1.1">
            <text:p>1.1</text:p>
          </table:table-cell>
          <table:table-cell office:value-type="float" office:value="2.2">
            <text:p>2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025562">
            <text:p>0.0018025562</text:p>
          </table:table-cell>
          <table:table-cell office:value-type="float" office:value="0.005612191">
            <text:p>0.005612191</text:p>
          </table:table-cell>
          <table:table-cell office:value-type="float" office:value="0.10792136">
            <text:p>0.10792136</text:p>
          </table:table-cell>
          <table:table-cell office:value-type="float" office:value="0.0029472825">
            <text:p>0.0029472825</text:p>
          </table:table-cell>
          <table:table-cell office:value-type="float" office:value="1.4885004">
            <text:p>1.4885004</text:p>
          </table:table-cell>
          <table:table-cell office:value-type="float" office:value="1.108">
            <text:p>1.108</text:p>
          </table:table-cell>
        </table:table-row>
        <table:table-row table:style-name="ro1">
          <table:table-cell office:value-type="float" office:value="339.9">
            <text:p>339.9</text:p>
          </table:table-cell>
          <table:table-cell office:value-type="float" office:value="1.4">
            <text:p>1.4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5678203">
            <text:p>0.0025678203</text:p>
          </table:table-cell>
          <table:table-cell office:value-type="float" office:value="0.004078362">
            <text:p>0.004078362</text:p>
          </table:table-cell>
          <table:table-cell office:value-type="float" office:value="0.101688325">
            <text:p>0.101688325</text:p>
          </table:table-cell>
          <table:table-cell office:value-type="float" office:value="0.0024097064">
            <text:p>0.0024097064</text:p>
          </table:table-cell>
          <table:table-cell office:value-type="float" office:value="1.5390003">
            <text:p>1.5390003</text:p>
          </table:table-cell>
          <table:table-cell office:value-type="float" office:value="1.101">
            <text:p>1.10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5892444">
            <text:p>0.0025892444</text:p>
          </table:table-cell>
          <table:table-cell office:value-type="float" office:value="0.0050783604">
            <text:p>0.0050783604</text:p>
          </table:table-cell>
          <table:table-cell office:value-type="float" office:value="0.10488331">
            <text:p>0.10488331</text:p>
          </table:table-cell>
          <table:table-cell office:value-type="float" office:value="0.0028501723">
            <text:p>0.0028501723</text:p>
          </table:table-cell>
          <table:table-cell office:value-type="float" office:value="1.5910003">
            <text:p>1.5910003</text:p>
          </table:table-cell>
          <table:table-cell office:value-type="float" office:value="1.104">
            <text:p>1.104</text:p>
          </table:table-cell>
        </table:table-row>
        <table:table-row table:style-name="ro1">
          <table:table-cell office:value-type="float" office:value="340.3">
            <text:p>340.3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637012">
            <text:p>0.003637012</text:p>
          </table:table-cell>
          <table:table-cell office:value-type="float" office:value="0.0025475938">
            <text:p>0.0025475938</text:p>
          </table:table-cell>
          <table:table-cell office:value-type="float" office:value="0.09218168">
            <text:p>0.09218168</text:p>
          </table:table-cell>
          <table:table-cell office:value-type="float" office:value="0.002220253">
            <text:p>0.002220253</text:p>
          </table:table-cell>
          <table:table-cell office:value-type="float" office:value="1.6370003">
            <text:p>1.6370003</text:p>
          </table:table-cell>
          <table:table-cell office:value-type="float" office:value="1.092">
            <text:p>1.092</text:p>
          </table:table-cell>
        </table:table-row>
        <table:table-row table:style-name="ro1">
          <table:table-cell office:value-type="float" office:value="338.8">
            <text:p>338.8</text:p>
          </table:table-cell>
          <table:table-cell office:value-type="float" office:value="3.2">
            <text:p>3.2</text:p>
          </table:table-cell>
          <table:table-cell office:value-type="float" office:value="-1.2">
            <text:p>-1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178494">
            <text:p>0.004178494</text:p>
          </table:table-cell>
          <table:table-cell office:value-type="float" office:value="-0.0030575804">
            <text:p>-0.0030575804</text:p>
          </table:table-cell>
          <table:table-cell office:value-type="float" office:value="0.085778594">
            <text:p>0.085778594</text:p>
          </table:table-cell>
          <table:table-cell office:value-type="float" office:value="0.0025888516">
            <text:p>0.0025888516</text:p>
          </table:table-cell>
          <table:table-cell office:value-type="float" office:value="1.6795003">
            <text:p>1.6795003</text:p>
          </table:table-cell>
          <table:table-cell office:value-type="float" office:value="1.085">
            <text:p>1.085</text:p>
          </table:table-cell>
        </table:table-row>
        <table:table-row table:style-name="ro1">
          <table:table-cell office:value-type="float" office:value="340.6">
            <text:p>340.6</text:p>
          </table:table-cell>
          <table:table-cell office:value-type="float" office:value="4.3">
            <text:p>4.3</text:p>
          </table:table-cell>
          <table:table-cell office:value-type="float" office:value="-2.4">
            <text:p>-2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0212666">
            <text:p>0.0050212666</text:p>
          </table:table-cell>
          <table:table-cell office:value-type="float" office:value="-0.004124347">
            <text:p>-0.004124347</text:p>
          </table:table-cell>
          <table:table-cell office:value-type="float" office:value="0.061692">
            <text:p>0.061692</text:p>
          </table:table-cell>
          <table:table-cell office:value-type="float" office:value="0.0032489751">
            <text:p>0.0032489751</text:p>
          </table:table-cell>
          <table:table-cell office:value-type="float" office:value="1.7105004">
            <text:p>1.7105004</text:p>
          </table:table-cell>
          <table:table-cell office:value-type="float" office:value="1.062">
            <text:p>1.062</text:p>
          </table:table-cell>
        </table:table-row>
        <table:table-row table:style-name="ro1">
          <table:table-cell office:value-type="float" office:value="344.1">
            <text:p>344.1</text:p>
          </table:table-cell>
          <table:table-cell office:value-type="float" office:value="5.8">
            <text:p>5.8</text:p>
          </table:table-cell>
          <table:table-cell office:value-type="float" office:value="-3.2">
            <text:p>-3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943704">
            <text:p>0.003943704</text:p>
          </table:table-cell>
          <table:table-cell office:value-type="float" office:value="-0.0011784956">
            <text:p>-0.0011784956</text:p>
          </table:table-cell>
          <table:table-cell office:value-type="float" office:value="0.026678503">
            <text:p>0.026678503</text:p>
          </table:table-cell>
          <table:table-cell office:value-type="float" office:value="0.002058012">
            <text:p>0.002058012</text:p>
          </table:table-cell>
          <table:table-cell office:value-type="float" office:value="1.7235004">
            <text:p>1.7235004</text:p>
          </table:table-cell>
          <table:table-cell office:value-type="float" office:value="1.026">
            <text:p>1.026</text:p>
          </table:table-cell>
        </table:table-row>
        <table:table-row table:style-name="ro1">
          <table:table-cell office:value-type="float" office:value="346.9">
            <text:p>346.9</text:p>
          </table:table-cell>
          <table:table-cell office:value-type="float" office:value="6.9">
            <text:p>6.9</text:p>
          </table:table-cell>
          <table:table-cell office:value-type="float" office:value="-4.2">
            <text:p>-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631518">
            <text:p>0.0018631518</text:p>
          </table:table-cell>
          <table:table-cell office:value-type="string">
            <text:p>-7.6180696E-4</text:p>
          </table:table-cell>
          <table:table-cell office:value-type="float" office:value="0.0069282055">
            <text:p>0.0069282055</text:p>
          </table:table-cell>
          <table:table-cell office:value-type="float" office:value="0.0010064398">
            <text:p>0.0010064398</text:p>
          </table:table-cell>
          <table:table-cell office:value-type="float" office:value="1.7265004">
            <text:p>1.7265004</text:p>
          </table:table-cell>
          <table:table-cell office:value-type="float" office:value="1.006">
            <text:p>1.006</text:p>
          </table:table-cell>
        </table:table-row>
        <table:table-row table:style-name="ro1">
          <table:table-cell office:value-type="float" office:value="350.5">
            <text:p>350.5</text:p>
          </table:table-cell>
          <table:table-cell office:value-type="float" office:value="7.8">
            <text:p>7.8</text:p>
          </table:table-cell>
          <table:table-cell office:value-type="float" office:value="-4.6">
            <text:p>-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1556866E-4</text:p>
          </table:table-cell>
          <table:table-cell office:value-type="string">
            <text:p>-8.010715E-4</text:p>
          </table:table-cell>
          <table:table-cell office:value-type="float" office:value="-0.0065267086">
            <text:p>-0.0065267086</text:p>
          </table:table-cell>
          <table:table-cell office:value-type="string">
            <text:p>5.3706474E-4</text:p>
          </table:table-cell>
          <table:table-cell office:value-type="float" office:value="1.7230004">
            <text:p>1.7230004</text:p>
          </table:table-cell>
          <table:table-cell office:value-type="float" office:value="0.993">
            <text:p>0.993</text:p>
          </table:table-cell>
        </table:table-row>
        <table:table-row table:style-name="ro1">
          <table:table-cell office:value-type="float" office:value="352.6">
            <text:p>352.6</text:p>
          </table:table-cell>
          <table:table-cell office:value-type="float" office:value="8.8">
            <text:p>8.8</text:p>
          </table:table-cell>
          <table:table-cell office:value-type="float" office:value="-5.4">
            <text:p>-5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985835">
            <text:p>-0.002985835</text:p>
          </table:table-cell>
          <table:table-cell office:value-type="float" office:value="0.0021083131">
            <text:p>0.0021083131</text:p>
          </table:table-cell>
          <table:table-cell office:value-type="float" office:value="-0.01679039">
            <text:p>-0.01679039</text:p>
          </table:table-cell>
          <table:table-cell office:value-type="float" office:value="0.00182758">
            <text:p>0.00182758</text:p>
          </table:table-cell>
          <table:table-cell office:value-type="float" office:value="1.7140005">
            <text:p>1.7140005</text:p>
          </table:table-cell>
          <table:table-cell office:value-type="float" office:value="0.982">
            <text:p>0.982</text:p>
          </table:table-cell>
        </table:table-row>
        <table:table-row table:style-name="ro1">
          <table:table-cell office:value-type="float" office:value="352.5">
            <text:p>352.5</text:p>
          </table:table-cell>
          <table:table-cell office:value-type="float" office:value="9.2">
            <text:p>9.2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8811822">
            <text:p>-0.0018811822</text:p>
          </table:table-cell>
          <table:table-cell office:value-type="float" office:value="0.0025284663">
            <text:p>0.0025284663</text:p>
          </table:table-cell>
          <table:table-cell office:value-type="float" office:value="-0.019658089">
            <text:p>-0.019658089</text:p>
          </table:table-cell>
          <table:table-cell office:value-type="float" office:value="0.0015757529">
            <text:p>0.0015757529</text:p>
          </table:table-cell>
          <table:table-cell office:value-type="float" office:value="1.7035005">
            <text:p>1.7035005</text:p>
          </table:table-cell>
          <table:table-cell office:value-type="float" office:value="0.979">
            <text:p>0.979</text:p>
          </table:table-cell>
        </table:table-row>
        <table:table-row table:style-name="ro1">
          <table:table-cell office:value-type="float" office:value="357.6">
            <text:p>357.6</text:p>
          </table:table-cell>
          <table:table-cell office:value-type="float" office:value="10.3">
            <text:p>10.3</text:p>
          </table:table-cell>
          <table:table-cell office:value-type="float" office:value="-4.7">
            <text:p>-4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802223">
            <text:p>-0.002802223</text:p>
          </table:table-cell>
          <table:table-cell office:value-type="string">
            <text:p>9.3850493E-4</text:p>
          </table:table-cell>
          <table:table-cell office:value-type="float" office:value="-0.014522433">
            <text:p>-0.014522433</text:p>
          </table:table-cell>
          <table:table-cell office:value-type="float" office:value="0.0014776032">
            <text:p>0.0014776032</text:p>
          </table:table-cell>
          <table:table-cell office:value-type="float" office:value="1.6955005">
            <text:p>1.6955005</text:p>
          </table:table-cell>
          <table:table-cell office:value-type="float" office:value="0.984">
            <text:p>0.984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1.7">
            <text:p>11.7</text:p>
          </table:table-cell>
          <table:table-cell office:value-type="float" office:value="-5.1">
            <text:p>-5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787294">
            <text:p>-0.003787294</text:p>
          </table:table-cell>
          <table:table-cell office:value-type="float" office:value="0.0018942952">
            <text:p>0.0018942952</text:p>
          </table:table-cell>
          <table:table-cell office:value-type="float" office:value="-0.023263931">
            <text:p>-0.023263931</text:p>
          </table:table-cell>
          <table:table-cell office:value-type="float" office:value="0.0021173067">
            <text:p>0.0021173067</text:p>
          </table:table-cell>
          <table:table-cell office:value-type="float" office:value="1.6830006">
            <text:p>1.6830006</text:p>
          </table:table-cell>
          <table:table-cell office:value-type="float" office:value="0.975">
            <text:p>0.975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12.2">
            <text:p>12.2</text:p>
          </table:table-cell>
          <table:table-cell office:value-type="float" office:value="-4.9">
            <text:p>-4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324777">
            <text:p>-0.003324777</text:p>
          </table:table-cell>
          <table:table-cell office:value-type="float" office:value="0.0014169216">
            <text:p>0.0014169216</text:p>
          </table:table-cell>
          <table:table-cell office:value-type="float" office:value="-0.019761205">
            <text:p>-0.019761205</text:p>
          </table:table-cell>
          <table:table-cell office:value-type="float" office:value="0.0018070561">
            <text:p>0.0018070561</text:p>
          </table:table-cell>
          <table:table-cell office:value-type="float" office:value="1.6720005">
            <text:p>1.6720005</text:p>
          </table:table-cell>
          <table:table-cell office:value-type="float" office:value="0.978">
            <text:p>0.978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12.6">
            <text:p>12.6</text:p>
          </table:table-cell>
          <table:table-cell office:value-type="float" office:value="-3.5">
            <text:p>-3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143236">
            <text:p>-0.003143236</text:p>
          </table:table-cell>
          <table:table-cell office:value-type="string">
            <text:p>4.8540533E-5</text:p>
          </table:table-cell>
          <table:table-cell office:value-type="float" office:value="-0.01305151">
            <text:p>-0.01305151</text:p>
          </table:table-cell>
          <table:table-cell office:value-type="float" office:value="0.0015718054">
            <text:p>0.0015718054</text:p>
          </table:table-cell>
          <table:table-cell office:value-type="float" office:value="1.6645005">
            <text:p>1.6645005</text:p>
          </table:table-cell>
          <table:table-cell office:value-type="float" office:value="0.985">
            <text:p>0.985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12.3">
            <text:p>12.3</text:p>
          </table:table-cell>
          <table:table-cell office:value-type="float" office:value="-3.9">
            <text:p>-3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0303767">
            <text:p>-0.0040303767</text:p>
          </table:table-cell>
          <table:table-cell office:value-type="string">
            <text:p>1.5288591E-5</text:p>
          </table:table-cell>
          <table:table-cell office:value-type="float" office:value="-0.022729874">
            <text:p>-0.022729874</text:p>
          </table:table-cell>
          <table:table-cell office:value-type="float" office:value="0.0020152028">
            <text:p>0.0020152028</text:p>
          </table:table-cell>
          <table:table-cell office:value-type="float" office:value="1.6525005">
            <text:p>1.6525005</text:p>
          </table:table-cell>
          <table:table-cell office:value-type="float" office:value="0.976">
            <text:p>0.976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12.3">
            <text:p>12.3</text:p>
          </table:table-cell>
          <table:table-cell office:value-type="float" office:value="-4.1">
            <text:p>-4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60303807">
            <text:p>-0.0060303807</text:p>
          </table:table-cell>
          <table:table-cell office:value-type="float" office:value="0.00149744">
            <text:p>0.00149744</text:p>
          </table:table-cell>
          <table:table-cell office:value-type="float" office:value="-0.029486418">
            <text:p>-0.029486418</text:p>
          </table:table-cell>
          <table:table-cell office:value-type="float" office:value="0.0031067594">
            <text:p>0.0031067594</text:p>
          </table:table-cell>
          <table:table-cell office:value-type="float" office:value="1.6365005">
            <text:p>1.6365005</text:p>
          </table:table-cell>
          <table:table-cell office:value-type="float" office:value="0.968">
            <text:p>0.9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-5.9">
            <text:p>-5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7911697">
            <text:p>-0.007911697</text:p>
          </table:table-cell>
          <table:table-cell office:value-type="float" office:value="0.0037925392">
            <text:p>0.0037925392</text:p>
          </table:table-cell>
          <table:table-cell office:value-type="float" office:value="-0.03785038">
            <text:p>-0.03785038</text:p>
          </table:table-cell>
          <table:table-cell office:value-type="float" office:value="0.004386864">
            <text:p>0.004386864</text:p>
          </table:table-cell>
          <table:table-cell office:value-type="float" office:value="1.6160004">
            <text:p>1.6160004</text:p>
          </table:table-cell>
          <table:table-cell office:value-type="float" office:value="0.959">
            <text:p>0.959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12.3">
            <text:p>12.3</text:p>
          </table:table-cell>
          <table:table-cell office:value-type="float" office:value="-6.6">
            <text:p>-6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8030385">
            <text:p>-0.008030385</text:p>
          </table:table-cell>
          <table:table-cell office:value-type="float" office:value="0.0049371496">
            <text:p>0.0049371496</text:p>
          </table:table-cell>
          <table:table-cell office:value-type="float" office:value="-0.043418407">
            <text:p>-0.043418407</text:p>
          </table:table-cell>
          <table:table-cell office:value-type="float" office:value="0.0047133463">
            <text:p>0.0047133463</text:p>
          </table:table-cell>
          <table:table-cell office:value-type="float" office:value="1.5930004">
            <text:p>1.5930004</text:p>
          </table:table-cell>
          <table:table-cell office:value-type="float" office:value="0.954">
            <text:p>0.9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5">
            <text:p>12.5</text:p>
          </table:table-cell>
          <table:table-cell office:value-type="float" office:value="-6.2">
            <text:p>-6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9439617">
            <text:p>-0.009439617</text:p>
          </table:table-cell>
          <table:table-cell office:value-type="float" office:value="0.005999349">
            <text:p>0.005999349</text:p>
          </table:table-cell>
          <table:table-cell office:value-type="float" office:value="-0.050446987">
            <text:p>-0.050446987</text:p>
          </table:table-cell>
          <table:table-cell office:value-type="float" office:value="0.0055923737">
            <text:p>0.0055923737</text:p>
          </table:table-cell>
          <table:table-cell office:value-type="float" office:value="1.5660005">
            <text:p>1.5660005</text:p>
          </table:table-cell>
          <table:table-cell office:value-type="float" office:value="0.946">
            <text:p>0.946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13.3">
            <text:p>13.3</text:p>
          </table:table-cell>
          <table:table-cell office:value-type="float" office:value="-7.9">
            <text:p>-7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049735">
            <text:p>-0.012049735</text:p>
          </table:table-cell>
          <table:table-cell office:value-type="float" office:value="0.0074445456">
            <text:p>0.0074445456</text:p>
          </table:table-cell>
          <table:table-cell office:value-type="float" office:value="-0.058688402">
            <text:p>-0.058688402</text:p>
          </table:table-cell>
          <table:table-cell office:value-type="float" office:value="0.007081973">
            <text:p>0.007081973</text:p>
          </table:table-cell>
          <table:table-cell office:value-type="float" office:value="1.5350004">
            <text:p>1.5350004</text:p>
          </table:table-cell>
          <table:table-cell office:value-type="float" office:value="0.938">
            <text:p>0.938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13.8">
            <text:p>13.8</text:p>
          </table:table-cell>
          <table:table-cell office:value-type="float" office:value="-10.1">
            <text:p>-10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6533464">
            <text:p>-0.016533464</text:p>
          </table:table-cell>
          <table:table-cell office:value-type="float" office:value="0.012366727">
            <text:p>0.012366727</text:p>
          </table:table-cell>
          <table:table-cell office:value-type="float" office:value="-0.06963754">
            <text:p>-0.06963754</text:p>
          </table:table-cell>
          <table:table-cell office:value-type="float" office:value="0.010323413">
            <text:p>0.010323413</text:p>
          </table:table-cell>
          <table:table-cell office:value-type="float" office:value="1.4980004">
            <text:p>1.4980004</text:p>
          </table:table-cell>
          <table:table-cell office:value-type="float" office:value="0.926">
            <text:p>0.926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3.9">
            <text:p>13.9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7228022">
            <text:p>-0.017228022</text:p>
          </table:table-cell>
          <table:table-cell office:value-type="float" office:value="0.015911698">
            <text:p>0.015911698</text:p>
          </table:table-cell>
          <table:table-cell office:value-type="float" office:value="-0.0738641">
            <text:p>-0.0738641</text:p>
          </table:table-cell>
          <table:table-cell office:value-type="float" office:value="0.0117259">
            <text:p>0.0117259</text:p>
          </table:table-cell>
          <table:table-cell office:value-type="float" office:value="1.4585004">
            <text:p>1.4585004</text:p>
          </table:table-cell>
          <table:table-cell office:value-type="float" office:value="0.921">
            <text:p>0.921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4.5">
            <text:p>14.5</text:p>
          </table:table-cell>
          <table:table-cell office:value-type="float" office:value="-13.3">
            <text:p>-13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8380001">
            <text:p>-0.018380001</text:p>
          </table:table-cell>
          <table:table-cell office:value-type="float" office:value="0.018049747">
            <text:p>0.018049747</text:p>
          </table:table-cell>
          <table:table-cell office:value-type="float" office:value="-0.07532644">
            <text:p>-0.07532644</text:p>
          </table:table-cell>
          <table:table-cell office:value-type="float" office:value="0.0128803905">
            <text:p>0.0128803905</text:p>
          </table:table-cell>
          <table:table-cell office:value-type="float" office:value="1.4180005">
            <text:p>1.4180005</text:p>
          </table:table-cell>
          <table:table-cell office:value-type="float" office:value="0.919">
            <text:p>0.919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14.8">
            <text:p>14.8</text:p>
          </table:table-cell>
          <table:table-cell office:value-type="float" office:value="-15.1">
            <text:p>-15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644577">
            <text:p>-0.01644577</text:p>
          </table:table-cell>
          <table:table-cell office:value-type="float" office:value="0.018504515">
            <text:p>0.018504515</text:p>
          </table:table-cell>
          <table:table-cell office:value-type="float" office:value="-0.068295956">
            <text:p>-0.068295956</text:p>
          </table:table-cell>
          <table:table-cell office:value-type="float" office:value="0.012378211">
            <text:p>0.012378211</text:p>
          </table:table-cell>
          <table:table-cell office:value-type="float" office:value="1.3810005">
            <text:p>1.3810005</text:p>
          </table:table-cell>
          <table:table-cell office:value-type="float" office:value="0.926">
            <text:p>0.926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15.8">
            <text:p>15.8</text:p>
          </table:table-cell>
          <table:table-cell office:value-type="float" office:value="-15.6">
            <text:p>-15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728025">
            <text:p>-0.01728025</text:p>
          </table:table-cell>
          <table:table-cell office:value-type="float" office:value="0.016919822">
            <text:p>0.016919822</text:p>
          </table:table-cell>
          <table:table-cell office:value-type="float" office:value="-0.061380506">
            <text:p>-0.061380506</text:p>
          </table:table-cell>
          <table:table-cell office:value-type="float" office:value="0.012092223">
            <text:p>0.012092223</text:p>
          </table:table-cell>
          <table:table-cell office:value-type="float" office:value="1.3475006">
            <text:p>1.3475006</text:p>
          </table:table-cell>
          <table:table-cell office:value-type="float" office:value="0.933">
            <text:p>0.933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15.6">
            <text:p>15.6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5919834">
            <text:p>-0.015919834</text:p>
          </table:table-cell>
          <table:table-cell office:value-type="float" office:value="0.018371701">
            <text:p>0.018371701</text:p>
          </table:table-cell>
          <table:table-cell office:value-type="float" office:value="-0.05846739">
            <text:p>-0.05846739</text:p>
          </table:table-cell>
          <table:table-cell office:value-type="float" office:value="0.01215484">
            <text:p>0.01215484</text:p>
          </table:table-cell>
          <table:table-cell office:value-type="float" office:value="1.3160006">
            <text:p>1.3160006</text:p>
          </table:table-cell>
          <table:table-cell office:value-type="float" office:value="0.937">
            <text:p>0.93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6.1">
            <text:p>16.1</text:p>
          </table:table-cell>
          <table:table-cell office:value-type="float" office:value="-16.7">
            <text:p>-16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5314668">
            <text:p>-0.015314668</text:p>
          </table:table-cell>
          <table:table-cell office:value-type="float" office:value="0.019360512">
            <text:p>0.019360512</text:p>
          </table:table-cell>
          <table:table-cell office:value-type="float" office:value="-0.059601545">
            <text:p>-0.059601545</text:p>
          </table:table-cell>
          <table:table-cell office:value-type="float" office:value="0.012342696">
            <text:p>0.012342696</text:p>
          </table:table-cell>
          <table:table-cell office:value-type="float" office:value="1.2835006">
            <text:p>1.2835006</text:p>
          </table:table-cell>
          <table:table-cell office:value-type="float" office:value="0.935">
            <text:p>0.935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6.3">
            <text:p>16.3</text:p>
          </table:table-cell>
          <table:table-cell office:value-type="float" office:value="-17.4">
            <text:p>-17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7666668">
            <text:p>-0.017666668</text:p>
          </table:table-cell>
          <table:table-cell office:value-type="float" office:value="0.019040763">
            <text:p>0.019040763</text:p>
          </table:table-cell>
          <table:table-cell office:value-type="float" office:value="-0.06304562">
            <text:p>-0.06304562</text:p>
          </table:table-cell>
          <table:table-cell office:value-type="float" office:value="0.012987127">
            <text:p>0.012987127</text:p>
          </table:table-cell>
          <table:table-cell office:value-type="float" office:value="1.2495005">
            <text:p>1.2495005</text:p>
          </table:table-cell>
          <table:table-cell office:value-type="float" office:value="0.932">
            <text:p>0.932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17">
            <text:p>17</text:p>
          </table:table-cell>
          <table:table-cell office:value-type="float" office:value="-18">
            <text:p>-1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0371675">
            <text:p>-0.020371675</text:p>
          </table:table-cell>
          <table:table-cell office:value-type="float" office:value="0.024017006">
            <text:p>0.024017006</text:p>
          </table:table-cell>
          <table:table-cell office:value-type="float" office:value="-0.06836128">
            <text:p>-0.06836128</text:p>
          </table:table-cell>
          <table:table-cell office:value-type="float" office:value="0.0157466">
            <text:p>0.0157466</text:p>
          </table:table-cell>
          <table:table-cell office:value-type="float" office:value="1.2115005">
            <text:p>1.2115005</text:p>
          </table:table-cell>
          <table:table-cell office:value-type="float" office:value="0.924">
            <text:p>0.924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17.6">
            <text:p>17.6</text:p>
          </table:table-cell>
          <table:table-cell office:value-type="float" office:value="-17">
            <text:p>-1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4369895">
            <text:p>-0.024369895</text:p>
          </table:table-cell>
          <table:table-cell office:value-type="float" office:value="0.024371684">
            <text:p>0.024371684</text:p>
          </table:table-cell>
          <table:table-cell office:value-type="float" office:value="-0.077495456">
            <text:p>-0.077495456</text:p>
          </table:table-cell>
          <table:table-cell office:value-type="float" office:value="0.01723275">
            <text:p>0.01723275</text:p>
          </table:table-cell>
          <table:table-cell office:value-type="float" office:value="1.1690005">
            <text:p>1.1690005</text:p>
          </table:table-cell>
          <table:table-cell office:value-type="float" office:value="0.915">
            <text:p>0.915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17.4">
            <text:p>17.4</text:p>
          </table:table-cell>
          <table:table-cell office:value-type="float" office:value="-16.8">
            <text:p>-16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2040755">
            <text:p>-0.022040755</text:p>
          </table:table-cell>
          <table:table-cell office:value-type="float" office:value="0.022031784">
            <text:p>0.022031784</text:p>
          </table:table-cell>
          <table:table-cell office:value-type="float" office:value="-0.07255983">
            <text:p>-0.07255983</text:p>
          </table:table-cell>
          <table:table-cell office:value-type="float" office:value="0.015581995">
            <text:p>0.015581995</text:p>
          </table:table-cell>
          <table:table-cell office:value-type="float" office:value="1.1295005">
            <text:p>1.1295005</text:p>
          </table:table-cell>
          <table:table-cell office:value-type="float" office:value="0.921">
            <text:p>0.921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7.2">
            <text:p>17.2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9708067">
            <text:p>-0.019708067</text:p>
          </table:table-cell>
          <table:table-cell office:value-type="float" office:value="0.019637346">
            <text:p>0.019637346</text:p>
          </table:table-cell>
          <table:table-cell office:value-type="float" office:value="-0.06654">
            <text:p>-0.06654</text:p>
          </table:table-cell>
          <table:table-cell office:value-type="float" office:value="0.013910727">
            <text:p>0.013910727</text:p>
          </table:table-cell>
          <table:table-cell office:value-type="float" office:value="1.0930005">
            <text:p>1.0930005</text:p>
          </table:table-cell>
          <table:table-cell office:value-type="float" office:value="0.927">
            <text:p>0.927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16.5">
            <text:p>16.5</text:p>
          </table:table-cell>
          <table:table-cell office:value-type="float" office:value="-15.6">
            <text:p>-15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8015355">
            <text:p>-0.018015355</text:p>
          </table:table-cell>
          <table:table-cell office:value-type="float" office:value="0.018919826">
            <text:p>0.018919826</text:p>
          </table:table-cell>
          <table:table-cell office:value-type="float" office:value="-0.06298232">
            <text:p>-0.06298232</text:p>
          </table:table-cell>
          <table:table-cell office:value-type="float" office:value="0.013062473">
            <text:p>0.013062473</text:p>
          </table:table-cell>
          <table:table-cell office:value-type="float" office:value="1.0585005">
            <text:p>1.0585005</text:p>
          </table:table-cell>
          <table:table-cell office:value-type="float" office:value="0.931">
            <text:p>0.931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6.1">
            <text:p>16.1</text:p>
          </table:table-cell>
          <table:table-cell office:value-type="float" office:value="-15.6">
            <text:p>-15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6314656">
            <text:p>-0.016314656</text:p>
          </table:table-cell>
          <table:table-cell office:value-type="float" office:value="0.016919822">
            <text:p>0.016919822</text:p>
          </table:table-cell>
          <table:table-cell office:value-type="float" office:value="-0.060941696">
            <text:p>-0.060941696</text:p>
          </table:table-cell>
          <table:table-cell office:value-type="float" office:value="0.01175211">
            <text:p>0.01175211</text:p>
          </table:table-cell>
          <table:table-cell office:value-type="float" office:value="1.0255005">
            <text:p>1.0255005</text:p>
          </table:table-cell>
          <table:table-cell office:value-type="float" office:value="0.934">
            <text:p>0.934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15.7">
            <text:p>15.7</text:p>
          </table:table-cell>
          <table:table-cell office:value-type="float" office:value="-15.6">
            <text:p>-15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5600443">
            <text:p>-0.015600443</text:p>
          </table:table-cell>
          <table:table-cell office:value-type="float" office:value="0.018919826">
            <text:p>0.018919826</text:p>
          </table:table-cell>
          <table:table-cell office:value-type="float" office:value="-0.05885434">
            <text:p>-0.05885434</text:p>
          </table:table-cell>
          <table:table-cell office:value-type="float" office:value="0.012261053">
            <text:p>0.012261053</text:p>
          </table:table-cell>
          <table:table-cell office:value-type="float" office:value="0.99350053">
            <text:p>0.99350053</text:p>
          </table:table-cell>
          <table:table-cell office:value-type="float" office:value="0.936">
            <text:p>0.936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15.3">
            <text:p>15.3</text:p>
          </table:table-cell>
          <table:table-cell office:value-type="float" office:value="-14.2">
            <text:p>-14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1873037">
            <text:p>-0.011873037</text:p>
          </table:table-cell>
          <table:table-cell office:value-type="float" office:value="0.013307393">
            <text:p>0.013307393</text:p>
          </table:table-cell>
          <table:table-cell office:value-type="float" office:value="-0.050002813">
            <text:p>-0.050002813</text:p>
          </table:table-cell>
          <table:table-cell office:value-type="float" office:value="0.008917058">
            <text:p>0.008917058</text:p>
          </table:table-cell>
          <table:table-cell office:value-type="float" office:value="0.9665005">
            <text:p>0.9665005</text:p>
          </table:table-cell>
          <table:table-cell office:value-type="float" office:value="0.946">
            <text:p>0.946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15.3">
            <text:p>15.3</text:p>
          </table:table-cell>
          <table:table-cell office:value-type="float" office:value="-13.5">
            <text:p>-13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1873037">
            <text:p>-0.011873037</text:p>
          </table:table-cell>
          <table:table-cell office:value-type="float" office:value="0.011445358">
            <text:p>0.011445358</text:p>
          </table:table-cell>
          <table:table-cell office:value-type="float" office:value="-0.04792738">
            <text:p>-0.04792738</text:p>
          </table:table-cell>
          <table:table-cell office:value-type="float" office:value="0.008245684">
            <text:p>0.008245684</text:p>
          </table:table-cell>
          <table:table-cell office:value-type="float" office:value="0.9405005">
            <text:p>0.9405005</text:p>
          </table:table-cell>
          <table:table-cell office:value-type="float" office:value="0.948">
            <text:p>0.948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14.9">
            <text:p>14.9</text:p>
          </table:table-cell>
          <table:table-cell office:value-type="float" office:value="-12.3">
            <text:p>-12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81328">
            <text:p>-0.0081328</text:p>
          </table:table-cell>
          <table:table-cell office:value-type="float" office:value="0.0070303828">
            <text:p>0.0070303828</text:p>
          </table:table-cell>
          <table:table-cell office:value-type="float" office:value="-0.034421682">
            <text:p>-0.034421682</text:p>
          </table:table-cell>
          <table:table-cell office:value-type="float" office:value="0.0053751445">
            <text:p>0.0053751445</text:p>
          </table:table-cell>
          <table:table-cell office:value-type="float" office:value="0.9220005">
            <text:p>0.9220005</text:p>
          </table:table-cell>
          <table:table-cell office:value-type="float" office:value="0.963">
            <text:p>0.963</text:p>
          </table:table-cell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13.9">
            <text:p>13.9</text:p>
          </table:table-cell>
          <table:table-cell office:value-type="float" office:value="-12.1">
            <text:p>-12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2280236">
            <text:p>-0.0032280236</text:p>
          </table:table-cell>
          <table:table-cell office:value-type="float" office:value="0.0026185662">
            <text:p>0.0026185662</text:p>
          </table:table-cell>
          <table:table-cell office:value-type="float" office:value="-0.013499737">
            <text:p>-0.013499737</text:p>
          </table:table-cell>
          <table:table-cell office:value-type="float" office:value="0.002078282">
            <text:p>0.002078282</text:p>
          </table:table-cell>
          <table:table-cell office:value-type="float" office:value="0.9140005">
            <text:p>0.9140005</text:p>
          </table:table-cell>
          <table:table-cell office:value-type="float" office:value="0.984">
            <text:p>0.984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13.6">
            <text:p>13.6</text:p>
          </table:table-cell>
          <table:table-cell office:value-type="float" office:value="-11.9">
            <text:p>-11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4211237E-4</text:p>
          </table:table-cell>
          <table:table-cell office:value-type="float" office:value="0.0012041777">
            <text:p>0.0012041777</text:p>
          </table:table-cell>
          <table:table-cell office:value-type="float" office:value="-0.0024700165">
            <text:p>-0.0024700165</text:p>
          </table:table-cell>
          <table:table-cell office:value-type="string">
            <text:p>6.0626725E-4</text:p>
          </table:table-cell>
          <table:table-cell office:value-type="float" office:value="0.91200054">
            <text:p>0.91200054</text:p>
          </table:table-cell>
          <table:table-cell office:value-type="float" office:value="0.996">
            <text:p>0.996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13.3">
            <text:p>13.3</text:p>
          </table:table-cell>
          <table:table-cell office:value-type="float" office:value="-11.6">
            <text:p>-11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5026195E-4</text:p>
          </table:table-cell>
          <table:table-cell office:value-type="string">
            <text:p>7.791817E-5</text:p>
          </table:table-cell>
          <table:table-cell office:value-type="float" office:value="-0.0017541647">
            <text:p>-0.0017541647</text:p>
          </table:table-cell>
          <table:table-cell office:value-type="string">
            <text:p>4.7672555E-4</text:p>
          </table:table-cell>
          <table:table-cell office:value-type="float" office:value="0.9105005">
            <text:p>0.9105005</text:p>
          </table:table-cell>
          <table:table-cell office:value-type="float" office:value="0.997">
            <text:p>0.997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13">
            <text:p>13</text:p>
          </table:table-cell>
          <table:table-cell office:value-type="float" office:value="-11.6">
            <text:p>-11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489544">
            <text:p>0.0020489544</text:p>
          </table:table-cell>
          <table:table-cell office:value-type="string">
            <text:p>7.791817E-5</text:p>
          </table:table-cell>
          <table:table-cell office:value-type="float" office:value="0.0020546317">
            <text:p>0.0020546317</text:p>
          </table:table-cell>
          <table:table-cell office:value-type="float" office:value="0.0010252177">
            <text:p>0.0010252177</text:p>
          </table:table-cell>
          <table:table-cell office:value-type="float" office:value="0.91100055">
            <text:p>0.91100055</text:p>
          </table:table-cell>
          <table:table-cell office:value-type="float" office:value="1.001">
            <text:p>1.001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12.9">
            <text:p>12.9</text:p>
          </table:table-cell>
          <table:table-cell office:value-type="float" office:value="-11.3">
            <text:p>-11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74989">
            <text:p>0.00274989</text:p>
          </table:table-cell>
          <table:table-cell office:value-type="float" office:value="-0.0020538568">
            <text:p>-0.0020538568</text:p>
          </table:table-cell>
          <table:table-cell office:value-type="float" office:value="0.005624175">
            <text:p>0.005624175</text:p>
          </table:table-cell>
          <table:table-cell office:value-type="float" office:value="0.0017161164">
            <text:p>0.0017161164</text:p>
          </table:table-cell>
          <table:table-cell office:value-type="float" office:value="0.91350055">
            <text:p>0.91350055</text:p>
          </table:table-cell>
          <table:table-cell office:value-type="float" office:value="1.005">
            <text:p>1.005</text:p>
          </table:table-cell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12.9">
            <text:p>12.9</text:p>
          </table:table-cell>
          <table:table-cell office:value-type="float" office:value="-11.2">
            <text:p>-11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749892">
            <text:p>0.003749892</text:p>
          </table:table-cell>
          <table:table-cell office:value-type="float" office:value="-0.0017656386">
            <text:p>-0.0017656386</text:p>
          </table:table-cell>
          <table:table-cell office:value-type="float" office:value="0.0032836199">
            <text:p>0.0032836199</text:p>
          </table:table-cell>
          <table:table-cell office:value-type="float" office:value="0.002072388">
            <text:p>0.002072388</text:p>
          </table:table-cell>
          <table:table-cell office:value-type="float" office:value="0.91500056">
            <text:p>0.91500056</text:p>
          </table:table-cell>
          <table:table-cell office:value-type="float" office:value="1.003">
            <text:p>1.003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12.8">
            <text:p>12.8</text:p>
          </table:table-cell>
          <table:table-cell office:value-type="float" office:value="-10.6">
            <text:p>-10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4515092">
            <text:p>0.0024515092</text:p>
          </table:table-cell>
          <table:table-cell office:value-type="float" office:value="-0.0010486543">
            <text:p>-0.0010486543</text:p>
          </table:table-cell>
          <table:table-cell office:value-type="float" office:value="0.007915318">
            <text:p>0.007915318</text:p>
          </table:table-cell>
          <table:table-cell office:value-type="float" office:value="0.0013331892">
            <text:p>0.0013331892</text:p>
          </table:table-cell>
          <table:table-cell office:value-type="float" office:value="0.91850054">
            <text:p>0.91850054</text:p>
          </table:table-cell>
          <table:table-cell office:value-type="float" office:value="1.007">
            <text:p>1.007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13.3">
            <text:p>13.3</text:p>
          </table:table-cell>
          <table:table-cell office:value-type="float" office:value="-10.9">
            <text:p>-10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4.9740076E-5</text:p>
          </table:table-cell>
          <table:table-cell office:value-type="string">
            <text:p>-9.04575E-4</text:p>
          </table:table-cell>
          <table:table-cell office:value-type="float" office:value="0.0018624663">
            <text:p>0.0018624663</text:p>
          </table:table-cell>
          <table:table-cell office:value-type="string">
            <text:p>4.5297074E-4</text:p>
          </table:table-cell>
          <table:table-cell office:value-type="float" office:value="0.91900057">
            <text:p>0.91900057</text:p>
          </table:table-cell>
          <table:table-cell office:value-type="float" office:value="1.001">
            <text:p>1.001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13.4">
            <text:p>13.4</text:p>
          </table:table-cell>
          <table:table-cell office:value-type="float" office:value="-11.5">
            <text:p>-11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521148">
            <text:p>0.0012521148</text:p>
          </table:table-cell>
          <table:table-cell office:value-type="string">
            <text:p>-6.3207746E-4</text:p>
          </table:table-cell>
          <table:table-cell office:value-type="string">
            <text:p>-7.004738E-4</text:p>
          </table:table-cell>
          <table:table-cell office:value-type="string">
            <text:p>7.0130476E-4</text:p>
          </table:table-cell>
          <table:table-cell office:value-type="float" office:value="0.9180006">
            <text:p>0.9180006</text:p>
          </table:table-cell>
          <table:table-cell office:value-type="float" office:value="0.998">
            <text:p>0.998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13">
            <text:p>13</text:p>
          </table:table-cell>
          <table:table-cell office:value-type="float" office:value="-11.1">
            <text:p>-11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489523">
            <text:p>0.0010489523</text:p>
          </table:table-cell>
          <table:table-cell office:value-type="string">
            <text:p>-4.7804415E-4</text:p>
          </table:table-cell>
          <table:table-cell office:value-type="string">
            <text:p>-6.6280365E-4</text:p>
          </table:table-cell>
          <table:table-cell office:value-type="string">
            <text:p>5.7637383E-4</text:p>
          </table:table-cell>
          <table:table-cell office:value-type="float" office:value="0.9170006">
            <text:p>0.9170006</text:p>
          </table:table-cell>
          <table:table-cell office:value-type="float" office:value="0.998">
            <text:p>0.998</text:p>
          </table:table-cell>
        </table:table-row>
        <table:table-row table:style-name="ro1">
          <table:table-cell office:value-type="float" office:value="16.1">
            <text:p>16.1</text:p>
          </table:table-cell>
          <table:table-cell office:value-type="float" office:value="12.8">
            <text:p>12.8</text:p>
          </table:table-cell>
          <table:table-cell office:value-type="float" office:value="-12.3">
            <text:p>-12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5150518E-4</text:p>
          </table:table-cell>
          <table:table-cell office:value-type="float" office:value="0.0010303855">
            <text:p>0.0010303855</text:p>
          </table:table-cell>
          <table:table-cell office:value-type="string">
            <text:p>-1.9490719E-4</text:p>
          </table:table-cell>
          <table:table-cell office:value-type="string">
            <text:p>5.624836E-4</text:p>
          </table:table-cell>
          <table:table-cell office:value-type="float" office:value="0.9160006">
            <text:p>0.9160006</text:p>
          </table:table-cell>
          <table:table-cell office:value-type="float" office:value="0.998">
            <text:p>0.998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12.3">
            <text:p>12.3</text:p>
          </table:table-cell>
          <table:table-cell office:value-type="float" office:value="-12.4">
            <text:p>-12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6961856E-4</text:p>
          </table:table-cell>
          <table:table-cell office:value-type="float" office:value="-0.0012646914">
            <text:p>-0.0012646914</text:p>
          </table:table-cell>
          <table:table-cell office:value-type="float" office:value="0.005282104">
            <text:p>0.005282104</text:p>
          </table:table-cell>
          <table:table-cell office:value-type="string">
            <text:p>7.968068E-4</text:p>
          </table:table-cell>
          <table:table-cell office:value-type="float" office:value="0.9180006">
            <text:p>0.9180006</text:p>
          </table:table-cell>
          <table:table-cell office:value-type="float" office:value="1.004">
            <text:p>1.004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12.3">
            <text:p>12.3</text:p>
          </table:table-cell>
          <table:table-cell office:value-type="float" office:value="-12.4">
            <text:p>-12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0383468E-5</text:p>
          </table:table-cell>
          <table:table-cell office:value-type="float" office:value="-0.0022646785">
            <text:p>-0.0022646785</text:p>
          </table:table-cell>
          <table:table-cell office:value-type="float" office:value="0.0012820959">
            <text:p>0.0012820959</text:p>
          </table:table-cell>
          <table:table-cell office:value-type="float" office:value="0.0011324411">
            <text:p>0.0011324411</text:p>
          </table:table-cell>
          <table:table-cell office:value-type="float" office:value="0.9185006">
            <text:p>0.9185006</text:p>
          </table:table-cell>
          <table:table-cell office:value-type="float" office:value="1.001">
            <text:p>1.001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11.7">
            <text:p>11.7</text:p>
          </table:table-cell>
          <table:table-cell office:value-type="float" office:value="-13.4">
            <text:p>-13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127012">
            <text:p>0.0012127012</text:p>
          </table:table-cell>
          <table:table-cell office:value-type="float" office:value="-0.0012520999">
            <text:p>-0.0012520999</text:p>
          </table:table-cell>
          <table:table-cell office:value-type="float" office:value="0.0010012984">
            <text:p>0.0010012984</text:p>
          </table:table-cell>
          <table:table-cell office:value-type="string">
            <text:p>8.715501E-4</text:p>
          </table:table-cell>
          <table:table-cell office:value-type="float" office:value="0.9185006">
            <text:p>0.91850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10.7">
            <text:p>10.7</text:p>
          </table:table-cell>
          <table:table-cell office:value-type="float" office:value="-13.1">
            <text:p>-13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333392">
            <text:p>0.004333392</text:p>
          </table:table-cell>
          <table:table-cell office:value-type="float" office:value="-0.0043486953">
            <text:p>-0.0043486953</text:p>
          </table:table-cell>
          <table:table-cell office:value-type="float" office:value="0.017411232">
            <text:p>0.017411232</text:p>
          </table:table-cell>
          <table:table-cell office:value-type="float" office:value="0.0030695861">
            <text:p>0.0030695861</text:p>
          </table:table-cell>
          <table:table-cell office:value-type="float" office:value="0.9275006">
            <text:p>0.9275006</text:p>
          </table:table-cell>
          <table:table-cell office:value-type="float" office:value="1.018">
            <text:p>1.018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10">
            <text:p>10</text:p>
          </table:table-cell>
          <table:table-cell office:value-type="float" office:value="-12.4">
            <text:p>-12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3518245">
            <text:p>0.0043518245</text:p>
          </table:table-cell>
          <table:table-cell office:value-type="float" office:value="-0.0062646866">
            <text:p>-0.0062646866</text:p>
          </table:table-cell>
          <table:table-cell office:value-type="float" office:value="0.023519993">
            <text:p>0.023519993</text:p>
          </table:table-cell>
          <table:table-cell office:value-type="float" office:value="0.003813944">
            <text:p>0.003813944</text:p>
          </table:table-cell>
          <table:table-cell office:value-type="float" office:value="0.93950063">
            <text:p>0.93950063</text:p>
          </table:table-cell>
          <table:table-cell office:value-type="float" office:value="1.024">
            <text:p>1.024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8.8">
            <text:p>8.8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0141683">
            <text:p>0.0060141683</text:p>
          </table:table-cell>
          <table:table-cell office:value-type="float" office:value="-0.009048954">
            <text:p>-0.009048954</text:p>
          </table:table-cell>
          <table:table-cell office:value-type="float" office:value="0.034401536">
            <text:p>0.034401536</text:p>
          </table:table-cell>
          <table:table-cell office:value-type="float" office:value="0.0054326276">
            <text:p>0.0054326276</text:p>
          </table:table-cell>
          <table:table-cell office:value-type="float" office:value="0.9570006">
            <text:p>0.9570006</text:p>
          </table:table-cell>
          <table:table-cell office:value-type="float" office:value="1.035">
            <text:p>1.035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7.4">
            <text:p>7.4</text:p>
          </table:table-cell>
          <table:table-cell office:value-type="float" office:value="-12.3">
            <text:p>-12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2044134">
            <text:p>0.0072044134</text:p>
          </table:table-cell>
          <table:table-cell office:value-type="float" office:value="-0.009969622">
            <text:p>-0.009969622</text:p>
          </table:table-cell>
          <table:table-cell office:value-type="float" office:value="0.043283224">
            <text:p>0.043283224</text:p>
          </table:table-cell>
          <table:table-cell office:value-type="float" office:value="0.006150141">
            <text:p>0.006150141</text:p>
          </table:table-cell>
          <table:table-cell office:value-type="float" office:value="0.9795006">
            <text:p>0.9795006</text:p>
          </table:table-cell>
          <table:table-cell office:value-type="float" office:value="1.045">
            <text:p>1.045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6.1">
            <text:p>6.1</text:p>
          </table:table-cell>
          <table:table-cell office:value-type="float" office:value="-11.2">
            <text:p>-11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735939">
            <text:p>0.004735939</text:p>
          </table:table-cell>
          <table:table-cell office:value-type="float" office:value="-0.008765638">
            <text:p>-0.008765638</text:p>
          </table:table-cell>
          <table:table-cell office:value-type="float" office:value="0.046706855">
            <text:p>0.046706855</text:p>
          </table:table-cell>
          <table:table-cell office:value-type="float" office:value="0.0049816044">
            <text:p>0.0049816044</text:p>
          </table:table-cell>
          <table:table-cell office:value-type="float" office:value="1.0030006">
            <text:p>1.0030006</text:p>
          </table:table-cell>
          <table:table-cell office:value-type="float" office:value="1.047">
            <text:p>1.047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5.8">
            <text:p>5.8</text:p>
          </table:table-cell>
          <table:table-cell office:value-type="float" office:value="-11.5">
            <text:p>-11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943693">
            <text:p>0.005943693</text:p>
          </table:table-cell>
          <table:table-cell office:value-type="float" office:value="-0.010632068">
            <text:p>-0.010632068</text:p>
          </table:table-cell>
          <table:table-cell office:value-type="float" office:value="0.049194634">
            <text:p>0.049194634</text:p>
          </table:table-cell>
          <table:table-cell office:value-type="float" office:value="0.0060903276">
            <text:p>0.0060903276</text:p>
          </table:table-cell>
          <table:table-cell office:value-type="float" office:value="1.0280006">
            <text:p>1.0280006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4.9">
            <text:p>4.9</text:p>
          </table:table-cell>
          <table:table-cell office:value-type="float" office:value="-9.6">
            <text:p>-9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5583085">
            <text:p>0.005583085</text:p>
          </table:table-cell>
          <table:table-cell office:value-type="float" office:value="-0.009231254">
            <text:p>-0.009231254</text:p>
          </table:table-cell>
          <table:table-cell office:value-type="float" office:value="0.053658724">
            <text:p>0.053658724</text:p>
          </table:table-cell>
          <table:table-cell office:value-type="float" office:value="0.005394138">
            <text:p>0.005394138</text:p>
          </table:table-cell>
          <table:table-cell office:value-type="float" office:value="1.0550005">
            <text:p>1.0550005</text:p>
          </table:table-cell>
          <table:table-cell office:value-type="float" office:value="1.054">
            <text:p>1.054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.7">
            <text:p>3.7</text:p>
          </table:table-cell>
          <table:table-cell office:value-type="float" office:value="-8.3">
            <text:p>-8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44676885">
            <text:p>0.0044676885</text:p>
          </table:table-cell>
          <table:table-cell office:value-type="float" office:value="-0.009643808">
            <text:p>-0.009643808</text:p>
          </table:table-cell>
          <table:table-cell office:value-type="float" office:value="0.06755853">
            <text:p>0.06755853</text:p>
          </table:table-cell>
          <table:table-cell office:value-type="float" office:value="0.005314209">
            <text:p>0.005314209</text:p>
          </table:table-cell>
          <table:table-cell office:value-type="float" office:value="1.0890005">
            <text:p>1.0890005</text:p>
          </table:table-cell>
          <table:table-cell office:value-type="float" office:value="1.068">
            <text:p>1.068</text:p>
          </table:table-cell>
        </table:table-row>
        <table:table-row table:style-name="ro1">
          <table:table-cell office:value-type="float" office:value="359.8">
            <text:p>359.8</text:p>
          </table:table-cell>
          <table:table-cell office:value-type="float" office:value="2.6">
            <text:p>2.6</text:p>
          </table:table-cell>
          <table:table-cell office:value-type="float" office:value="-7.3">
            <text:p>-7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637012">
            <text:p>0.003637012</text:p>
          </table:table-cell>
          <table:table-cell office:value-type="float" office:value="-0.009935379">
            <text:p>-0.009935379</text:p>
          </table:table-cell>
          <table:table-cell office:value-type="float" office:value="0.06913495">
            <text:p>0.06913495</text:p>
          </table:table-cell>
          <table:table-cell office:value-type="float" office:value="0.0052900757">
            <text:p>0.0052900757</text:p>
          </table:table-cell>
          <table:table-cell office:value-type="float" office:value="1.1240005">
            <text:p>1.1240005</text:p>
          </table:table-cell>
          <table:table-cell office:value-type="float" office:value="1.07">
            <text:p>1.07</text:p>
          </table:table-cell>
        </table:table-row>
        <table:table-row table:style-name="ro1">
          <table:table-cell office:value-type="float" office:value="358.6">
            <text:p>358.6</text:p>
          </table:table-cell>
          <table:table-cell office:value-type="float" office:value="2">
            <text:p>2</text:p>
          </table:table-cell>
          <table:table-cell office:value-type="float" office:value="-5.3">
            <text:p>-5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1005032">
            <text:p>0.0031005032</text:p>
          </table:table-cell>
          <table:table-cell office:value-type="float" office:value="-0.0066294074">
            <text:p>-0.0066294074</text:p>
          </table:table-cell>
          <table:table-cell office:value-type="float" office:value="0.07188451">
            <text:p>0.07188451</text:p>
          </table:table-cell>
          <table:table-cell office:value-type="float" office:value="0.003659309">
            <text:p>0.003659309</text:p>
          </table:table-cell>
          <table:table-cell office:value-type="float" office:value="1.1600006">
            <text:p>1.1600006</text:p>
          </table:table-cell>
          <table:table-cell office:value-type="float" office:value="1.072">
            <text:p>1.072</text:p>
          </table:table-cell>
        </table:table-row>
        <table:table-row table:style-name="ro1">
          <table:table-cell office:value-type="float" office:value="355.4">
            <text:p>355.4</text:p>
          </table:table-cell>
          <table:table-cell office:value-type="float" office:value="1.8">
            <text:p>1.8</text:p>
          </table:table-cell>
          <table:table-cell office:value-type="float" office:value="-4.4">
            <text:p>-4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5892424">
            <text:p>0.0015892424</text:p>
          </table:table-cell>
          <table:table-cell office:value-type="float" office:value="-0.0052809715">
            <text:p>-0.0052809715</text:p>
          </table:table-cell>
          <table:table-cell office:value-type="float" office:value="0.059440732">
            <text:p>0.059440732</text:p>
          </table:table-cell>
          <table:table-cell office:value-type="float" office:value="0.0027574603">
            <text:p>0.0027574603</text:p>
          </table:table-cell>
          <table:table-cell office:value-type="float" office:value="1.1895006">
            <text:p>1.1895006</text:p>
          </table:table-cell>
          <table:table-cell office:value-type="float" office:value="1.059">
            <text:p>1.059</text:p>
          </table:table-cell>
        </table:table-row>
        <table:table-row table:style-name="ro1">
          <table:table-cell office:value-type="float" office:value="352.7">
            <text:p>352.7</text:p>
          </table:table-cell>
          <table:table-cell office:value-type="float" office:value="1.1">
            <text:p>1.1</text:p>
          </table:table-cell>
          <table:table-cell office:value-type="float" office:value="-3.6">
            <text:p>-3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025562">
            <text:p>0.0018025562</text:p>
          </table:table-cell>
          <table:table-cell office:value-type="float" office:value="-0.0052094907">
            <text:p>-0.0052094907</text:p>
          </table:table-cell>
          <table:table-cell office:value-type="float" office:value="0.06315756">
            <text:p>0.06315756</text:p>
          </table:table-cell>
          <table:table-cell office:value-type="float" office:value="0.0027562657">
            <text:p>0.0027562657</text:p>
          </table:table-cell>
          <table:table-cell office:value-type="float" office:value="1.2210006">
            <text:p>1.2210006</text:p>
          </table:table-cell>
          <table:table-cell office:value-type="float" office:value="1.063">
            <text:p>1.063</text:p>
          </table:table-cell>
        </table:table-row>
        <table:table-row table:style-name="ro1">
          <table:table-cell office:value-type="float" office:value="352.9">
            <text:p>352.9</text:p>
          </table:table-cell>
          <table:table-cell office:value-type="float" office:value="1.1">
            <text:p>1.1</text:p>
          </table:table-cell>
          <table:table-cell office:value-type="float" office:value="-1.8">
            <text:p>-1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025564">
            <text:p>0.0028025564</text:p>
          </table:table-cell>
          <table:table-cell office:value-type="float" office:value="-0.0025892444">
            <text:p>-0.0025892444</text:p>
          </table:table-cell>
          <table:table-cell office:value-type="float" office:value="0.05667776">
            <text:p>0.05667776</text:p>
          </table:table-cell>
          <table:table-cell office:value-type="float" office:value="0.0019077808">
            <text:p>0.0019077808</text:p>
          </table:table-cell>
          <table:table-cell office:value-type="float" office:value="1.2490005">
            <text:p>1.2490005</text:p>
          </table:table-cell>
          <table:table-cell office:value-type="float" office:value="1.056">
            <text:p>1.056</text:p>
          </table:table-cell>
        </table:table-row>
        <table:table-row table:style-name="ro1">
          <table:table-cell office:value-type="float" office:value="352.5">
            <text:p>352.5</text:p>
          </table:table-cell>
          <table:table-cell office:value-type="float" office:value="0.8">
            <text:p>0.8</text:p>
          </table:table-cell>
          <table:table-cell office:value-type="float" office:value="-1.1">
            <text:p>-1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378193">
            <text:p>0.0010378193</text:p>
          </table:table-cell>
          <table:table-cell office:value-type="float" office:value="-0.0018025562">
            <text:p>-0.0018025562</text:p>
          </table:table-cell>
          <table:table-cell office:value-type="float" office:value="0.053281724">
            <text:p>0.053281724</text:p>
          </table:table-cell>
          <table:table-cell office:value-type="float" office:value="0.0010399853">
            <text:p>0.0010399853</text:p>
          </table:table-cell>
          <table:table-cell office:value-type="float" office:value="1.2755005">
            <text:p>1.2755005</text:p>
          </table:table-cell>
          <table:table-cell office:value-type="float" office:value="1.053">
            <text:p>1.053</text:p>
          </table:table-cell>
        </table:table-row>
        <table:table-row table:style-name="ro1">
          <table:table-cell office:value-type="float" office:value="351.2">
            <text:p>351.2</text:p>
          </table:table-cell>
          <table:table-cell office:value-type="float" office:value="0.3">
            <text:p>0.3</text:p>
          </table:table-cell>
          <table:table-cell office:value-type="float" office:value="-0.4">
            <text:p>-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640356E-4</text:p>
          </table:table-cell>
          <table:table-cell office:value-type="float" office:value="-0.0010187402">
            <text:p>-0.0010187402</text:p>
          </table:table-cell>
          <table:table-cell office:value-type="float" office:value="0.06303805">
            <text:p>0.06303805</text:p>
          </table:table-cell>
          <table:table-cell office:value-type="string">
            <text:p>6.3670677E-4</text:p>
          </table:table-cell>
          <table:table-cell office:value-type="float" office:value="1.3070005">
            <text:p>1.3070005</text:p>
          </table:table-cell>
          <table:table-cell office:value-type="float" office:value="1.063">
            <text:p>1.063</text:p>
          </table:table-cell>
        </table:table-row>
        <table:table-row table:style-name="ro1">
          <table:table-cell office:value-type="float" office:value="349.5">
            <text:p>349.5</text:p>
          </table:table-cell>
          <table:table-cell office:value-type="float" office:value="-0.39999998">
            <text:p>-0.39999998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01874">
            <text:p>-0.00201874</text:p>
          </table:table-cell>
          <table:table-cell office:value-type="float" office:value="0.001292685">
            <text:p>0.001292685</text:p>
          </table:table-cell>
          <table:table-cell office:value-type="float" office:value="0.062147796">
            <text:p>0.062147796</text:p>
          </table:table-cell>
          <table:table-cell office:value-type="float" office:value="0.0011985768">
            <text:p>0.0011985768</text:p>
          </table:table-cell>
          <table:table-cell office:value-type="float" office:value="1.3380005">
            <text:p>1.3380005</text:p>
          </table:table-cell>
          <table:table-cell office:value-type="float" office:value="1.062">
            <text:p>1.062</text:p>
          </table:table-cell>
        </table:table-row>
        <table:table-row table:style-name="ro1">
          <table:table-cell office:value-type="float" office:value="349.5">
            <text:p>349.5</text:p>
          </table:table-cell>
          <table:table-cell office:value-type="float" office:value="-0.39999998">
            <text:p>-0.39999998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01874">
            <text:p>-0.00201874</text:p>
          </table:table-cell>
          <table:table-cell office:value-type="float" office:value="0.0018230509">
            <text:p>0.0018230509</text:p>
          </table:table-cell>
          <table:table-cell office:value-type="float" office:value="0.050366998">
            <text:p>0.050366998</text:p>
          </table:table-cell>
          <table:table-cell office:value-type="float" office:value="0.0013600391">
            <text:p>0.0013600391</text:p>
          </table:table-cell>
          <table:table-cell office:value-type="float" office:value="1.3630005">
            <text:p>1.3630005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79999995">
            <text:p>-0.7999999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0378212">
            <text:p>-0.0010378212</text:p>
          </table:table-cell>
          <table:table-cell office:value-type="float" office:value="0.0028230492">
            <text:p>0.0028230492</text:p>
          </table:table-cell>
          <table:table-cell office:value-type="float" office:value="0.04144013">
            <text:p>0.04144013</text:p>
          </table:table-cell>
          <table:table-cell office:value-type="float" office:value="0.0015038849">
            <text:p>0.0015038849</text:p>
          </table:table-cell>
          <table:table-cell office:value-type="float" office:value="1.3840005">
            <text:p>1.3840005</text:p>
          </table:table-cell>
          <table:table-cell office:value-type="float" office:value="1.042">
            <text:p>1.04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1.1">
            <text:p>-1.1</text:p>
          </table:table-cell>
          <table:table-cell office:value-type="float" office:value="1.7">
            <text:p>1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8.0255605E-4</text:p>
          </table:table-cell>
          <table:table-cell office:value-type="float" office:value="0.0023337565">
            <text:p>0.0023337565</text:p>
          </table:table-cell>
          <table:table-cell office:value-type="float" office:value="0.0436244">
            <text:p>0.0436244</text:p>
          </table:table-cell>
          <table:table-cell office:value-type="float" office:value="0.0012339485">
            <text:p>0.0012339485</text:p>
          </table:table-cell>
          <table:table-cell office:value-type="float" office:value="1.4060006">
            <text:p>1.4060006</text:p>
          </table:table-cell>
          <table:table-cell office:value-type="float" office:value="1.044">
            <text:p>1.04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1.2">
            <text:p>-1.2</text:p>
          </table:table-cell>
          <table:table-cell office:value-type="float" office:value="2.2">
            <text:p>2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0575801">
            <text:p>-0.0010575801</text:p>
          </table:table-cell>
          <table:table-cell office:value-type="float" office:value="0.0016121902">
            <text:p>0.0016121902</text:p>
          </table:table-cell>
          <table:table-cell office:value-type="float" office:value="0.040956378">
            <text:p>0.040956378</text:p>
          </table:table-cell>
          <table:table-cell office:value-type="string">
            <text:p>9.640582E-4</text:p>
          </table:table-cell>
          <table:table-cell office:value-type="float" office:value="1.4270006">
            <text:p>1.4270006</text:p>
          </table:table-cell>
          <table:table-cell office:value-type="float" office:value="1.042">
            <text:p>1.042</text:p>
          </table:table-cell>
        </table:table-row>
        <table:table-row table:style-name="ro1">
          <table:table-cell office:value-type="float" office:value="350.3">
            <text:p>350.3</text:p>
          </table:table-cell>
          <table:table-cell office:value-type="float" office:value="-1.3">
            <text:p>-1.3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3126695">
            <text:p>-0.0023126695</text:p>
          </table:table-cell>
          <table:table-cell office:value-type="float" office:value="0.0013806149">
            <text:p>0.0013806149</text:p>
          </table:table-cell>
          <table:table-cell office:value-type="float" office:value="0.034209132">
            <text:p>0.034209132</text:p>
          </table:table-cell>
          <table:table-cell office:value-type="float" office:value="0.0013467125">
            <text:p>0.0013467125</text:p>
          </table:table-cell>
          <table:table-cell office:value-type="float" office:value="1.4445007">
            <text:p>1.4445007</text:p>
          </table:table-cell>
          <table:table-cell office:value-type="float" office:value="1.035">
            <text:p>1.03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1.3">
            <text:p>-1.3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3126675">
            <text:p>-0.0013126675</text:p>
          </table:table-cell>
          <table:table-cell office:value-type="string">
            <text:p>3.806129E-4</text:p>
          </table:table-cell>
          <table:table-cell office:value-type="float" office:value="0.020209193">
            <text:p>0.020209193</text:p>
          </table:table-cell>
          <table:table-cell office:value-type="string">
            <text:p>6.83367E-4</text:p>
          </table:table-cell>
          <table:table-cell office:value-type="float" office:value="1.4550006">
            <text:p>1.4550006</text:p>
          </table:table-cell>
          <table:table-cell office:value-type="float" office:value="1.021">
            <text:p>1.021</text:p>
          </table:table-cell>
        </table:table-row>
        <table:table-row table:style-name="ro1">
          <table:table-cell office:value-type="float" office:value="349.7">
            <text:p>349.7</text:p>
          </table:table-cell>
          <table:table-cell office:value-type="float" office:value="-1.7">
            <text:p>-1.7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3337545">
            <text:p>-0.0013337545</text:p>
          </table:table-cell>
          <table:table-cell office:value-type="string">
            <text:p>-6.193854E-4</text:p>
          </table:table-cell>
          <table:table-cell office:value-type="float" office:value="0.023391843">
            <text:p>0.023391843</text:p>
          </table:table-cell>
          <table:table-cell office:value-type="string">
            <text:p>7.352787E-4</text:p>
          </table:table-cell>
          <table:table-cell office:value-type="float" office:value="1.4670007">
            <text:p>1.4670007</text:p>
          </table:table-cell>
          <table:table-cell office:value-type="float" office:value="1.024">
            <text:p>1.024</text:p>
          </table:table-cell>
        </table:table-row>
        <table:table-row table:style-name="ro1">
          <table:table-cell office:value-type="float" office:value="348.7">
            <text:p>348.7</text:p>
          </table:table-cell>
          <table:table-cell office:value-type="float" office:value="-1.5">
            <text:p>-1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8230509">
            <text:p>-0.0018230509</text:p>
          </table:table-cell>
          <table:table-cell office:value-type="float" office:value="0.0013806149">
            <text:p>0.0013806149</text:p>
          </table:table-cell>
          <table:table-cell office:value-type="float" office:value="0.018294394">
            <text:p>0.018294394</text:p>
          </table:table-cell>
          <table:table-cell office:value-type="float" office:value="0.0011434173">
            <text:p>0.0011434173</text:p>
          </table:table-cell>
          <table:table-cell office:value-type="float" office:value="1.4760008">
            <text:p>1.4760008</text:p>
          </table:table-cell>
          <table:table-cell office:value-type="float" office:value="1.018">
            <text:p>1.01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1.5">
            <text:p>-1.5</text:p>
          </table:table-cell>
          <table:table-cell office:value-type="float" office:value="2.3">
            <text:p>2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8.230489E-4</text:p>
          </table:table-cell>
          <table:table-cell office:value-type="float" office:value="0.001868207">
            <text:p>0.001868207</text:p>
          </table:table-cell>
          <table:table-cell office:value-type="float" office:value="0.01914829">
            <text:p>0.01914829</text:p>
          </table:table-cell>
          <table:table-cell office:value-type="float" office:value="0.001020736">
            <text:p>0.001020736</text:p>
          </table:table-cell>
          <table:table-cell office:value-type="float" office:value="1.4860008">
            <text:p>1.4860008</text:p>
          </table:table-cell>
          <table:table-cell office:value-type="float" office:value="1.02">
            <text:p>1.02</text:p>
          </table:table-cell>
        </table:table-row>
        <table:table-row table:style-name="ro1">
          <table:table-cell office:value-type="float" office:value="347.9">
            <text:p>347.9</text:p>
          </table:table-cell>
          <table:table-cell office:value-type="float" office:value="-1.4">
            <text:p>-1.4</text:p>
          </table:table-cell>
          <table:table-cell office:value-type="float" office:value="2.3">
            <text:p>2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6782365E-4</text:p>
          </table:table-cell>
          <table:table-cell office:value-type="float" office:value="0.0038682073">
            <text:p>0.0038682073</text:p>
          </table:table-cell>
          <table:table-cell office:value-type="float" office:value="0.021104097">
            <text:p>0.021104097</text:p>
          </table:table-cell>
          <table:table-cell office:value-type="float" office:value="0.0019548307">
            <text:p>0.0019548307</text:p>
          </table:table-cell>
          <table:table-cell office:value-type="float" office:value="1.4970007">
            <text:p>1.4970007</text:p>
          </table:table-cell>
          <table:table-cell office:value-type="float" office:value="1.022">
            <text:p>1.022</text:p>
          </table:table-cell>
        </table:table-row>
        <table:table-row table:style-name="ro1">
          <table:table-cell office:value-type="float" office:value="347.8">
            <text:p>347.8</text:p>
          </table:table-cell>
          <table:table-cell office:value-type="float" office:value="-1.2">
            <text:p>-1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757995E-5</text:p>
          </table:table-cell>
          <table:table-cell office:value-type="string">
            <text:p>3.806129E-4</text:p>
          </table:table-cell>
          <table:table-cell office:value-type="float" office:value="0.018171072">
            <text:p>0.018171072</text:p>
          </table:table-cell>
          <table:table-cell office:value-type="string">
            <text:p>1.9247178E-4</text:p>
          </table:table-cell>
          <table:table-cell office:value-type="float" office:value="1.5065007">
            <text:p>1.5065007</text:p>
          </table:table-cell>
          <table:table-cell office:value-type="float" office:value="1.019">
            <text:p>1.019</text:p>
          </table:table-cell>
        </table:table-row>
        <table:table-row table:style-name="ro1">
          <table:table-cell office:value-type="float" office:value="348.2">
            <text:p>348.2</text:p>
          </table:table-cell>
          <table:table-cell office:value-type="float" office:value="-0.9">
            <text:p>-0.9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9268488E-4</text:p>
          </table:table-cell>
          <table:table-cell office:value-type="string">
            <text:p>1.5022978E-4</text:p>
          </table:table-cell>
          <table:table-cell office:value-type="float" office:value="0.0123173">
            <text:p>0.0123173</text:p>
          </table:table-cell>
          <table:table-cell office:value-type="string">
            <text:p>1.6449418E-4</text:p>
          </table:table-cell>
          <table:table-cell office:value-type="float" office:value="1.5125008">
            <text:p>1.5125008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48.7">
            <text:p>348.7</text:p>
          </table:table-cell>
          <table:table-cell office:value-type="float" office:value="-1">
            <text:p>-1</text:p>
          </table:table-cell>
          <table:table-cell office:value-type="float" office:value="3.1">
            <text:p>3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5240484E-4</text:p>
          </table:table-cell>
          <table:table-cell office:value-type="float" office:value="0.0019211918">
            <text:p>0.0019211918</text:p>
          </table:table-cell>
          <table:table-cell office:value-type="float" office:value="0.015615702">
            <text:p>0.015615702</text:p>
          </table:table-cell>
          <table:table-cell office:value-type="string">
            <text:p>9.868697E-4</text:p>
          </table:table-cell>
          <table:table-cell office:value-type="float" office:value="1.5205008">
            <text:p>1.5205008</text:p>
          </table:table-cell>
          <table:table-cell office:value-type="float" office:value="1.016">
            <text:p>1.016</text:p>
          </table:table-cell>
        </table:table-row>
        <table:table-row table:style-name="ro1">
          <table:table-cell office:value-type="float" office:value="347.8">
            <text:p>347.8</text:p>
          </table:table-cell>
          <table:table-cell office:value-type="float" office:value="-1">
            <text:p>-1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5475955">
            <text:p>-0.0015475955</text:p>
          </table:table-cell>
          <table:table-cell office:value-type="float" office:value="0.0011502318">
            <text:p>0.0011502318</text:p>
          </table:table-cell>
          <table:table-cell office:value-type="float" office:value="0.016346157">
            <text:p>0.016346157</text:p>
          </table:table-cell>
          <table:table-cell office:value-type="string">
            <text:p>9.641167E-4</text:p>
          </table:table-cell>
          <table:table-cell office:value-type="float" office:value="1.5290008">
            <text:p>1.5290008</text:p>
          </table:table-cell>
          <table:table-cell office:value-type="float" office:value="1.017">
            <text:p>1.017</text:p>
          </table:table-cell>
        </table:table-row>
        <table:table-row table:style-name="ro1">
          <table:table-cell office:value-type="float" office:value="347.8">
            <text:p>347.8</text:p>
          </table:table-cell>
          <table:table-cell office:value-type="float" office:value="-1.1">
            <text:p>-1.1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8.0255605E-4</text:p>
          </table:table-cell>
          <table:table-cell office:value-type="float" office:value="0.00215023">
            <text:p>0.00215023</text:p>
          </table:table-cell>
          <table:table-cell office:value-type="float" office:value="0.018378139">
            <text:p>0.018378139</text:p>
          </table:table-cell>
          <table:table-cell office:value-type="float" office:value="0.001147561">
            <text:p>0.001147561</text:p>
          </table:table-cell>
          <table:table-cell office:value-type="float" office:value="1.5385008">
            <text:p>1.5385008</text:p>
          </table:table-cell>
          <table:table-cell office:value-type="float" office:value="1.019">
            <text:p>1.019</text:p>
          </table:table-cell>
        </table:table-row>
        <table:table-row table:style-name="ro1">
          <table:table-cell office:value-type="float" office:value="348.3">
            <text:p>348.3</text:p>
          </table:table-cell>
          <table:table-cell office:value-type="float" office:value="-1.1">
            <text:p>-1.1</text:p>
          </table:table-cell>
          <table:table-cell office:value-type="float" office:value="2.9">
            <text:p>2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9744225E-4</text:p>
          </table:table-cell>
          <table:table-cell office:value-type="float" office:value="0.0024070553">
            <text:p>0.0024070553</text:p>
          </table:table-cell>
          <table:table-cell office:value-type="float" office:value="0.020465016">
            <text:p>0.020465016</text:p>
          </table:table-cell>
          <table:table-cell office:value-type="float" office:value="0.0012075696">
            <text:p>0.0012075696</text:p>
          </table:table-cell>
          <table:table-cell office:value-type="float" office:value="1.5490007">
            <text:p>1.5490007</text:p>
          </table:table-cell>
          <table:table-cell office:value-type="float" office:value="1.021">
            <text:p>1.021</text:p>
          </table:table-cell>
        </table:table-row>
        <table:table-row table:style-name="ro1">
          <table:table-cell office:value-type="float" office:value="348.5">
            <text:p>348.5</text:p>
          </table:table-cell>
          <table:table-cell office:value-type="float" office:value="-1">
            <text:p>-1</text:p>
          </table:table-cell>
          <table:table-cell office:value-type="float" office:value="3.1">
            <text:p>3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475953E-4</text:p>
          </table:table-cell>
          <table:table-cell office:value-type="float" office:value="0.0019211918">
            <text:p>0.0019211918</text:p>
          </table:table-cell>
          <table:table-cell office:value-type="float" office:value="0.022615671">
            <text:p>0.022615671</text:p>
          </table:table-cell>
          <table:table-cell office:value-type="string">
            <text:p>9.98854E-4</text:p>
          </table:table-cell>
          <table:table-cell office:value-type="float" office:value="1.5605007">
            <text:p>1.5605007</text:p>
          </table:table-cell>
          <table:table-cell office:value-type="float" office:value="1.023">
            <text:p>1.023</text:p>
          </table:table-cell>
        </table:table-row>
        <table:table-row table:style-name="ro1">
          <table:table-cell office:value-type="float" office:value="350.3">
            <text:p>350.3</text:p>
          </table:table-cell>
          <table:table-cell office:value-type="float" office:value="-0.79999995">
            <text:p>-0.79999995</text:p>
          </table:table-cell>
          <table:table-cell office:value-type="float" office:value="3.9">
            <text:p>3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0378212">
            <text:p>-0.0010378212</text:p>
          </table:table-cell>
          <table:table-cell office:value-type="float" office:value="0.001984708">
            <text:p>0.001984708</text:p>
          </table:table-cell>
          <table:table-cell office:value-type="float" office:value="0.028413177">
            <text:p>0.028413177</text:p>
          </table:table-cell>
          <table:table-cell office:value-type="float" office:value="0.0011198367">
            <text:p>0.0011198367</text:p>
          </table:table-cell>
          <table:table-cell office:value-type="float" office:value="1.5745008">
            <text:p>1.5745008</text:p>
          </table:table-cell>
          <table:table-cell office:value-type="float" office:value="1.028">
            <text:p>1.028</text:p>
          </table:table-cell>
        </table:table-row>
        <table:table-row table:style-name="ro1">
          <table:table-cell office:value-type="float" office:value="351.9">
            <text:p>351.9</text:p>
          </table:table-cell>
          <table:table-cell office:value-type="float" office:value="-0.70000005">
            <text:p>-0.70000005</text:p>
          </table:table-cell>
          <table:table-cell office:value-type="float" office:value="4.6">
            <text:p>4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29983E-4</text:p>
          </table:table-cell>
          <table:table-cell office:value-type="float" office:value="0.0038010702">
            <text:p>0.0038010702</text:p>
          </table:table-cell>
          <table:table-cell office:value-type="float" office:value="0.04029566">
            <text:p>0.04029566</text:p>
          </table:table-cell>
          <table:table-cell office:value-type="float" office:value="0.0019404393">
            <text:p>0.0019404393</text:p>
          </table:table-cell>
          <table:table-cell office:value-type="float" office:value="1.5950007">
            <text:p>1.5950007</text:p>
          </table:table-cell>
          <table:table-cell office:value-type="float" office:value="1.041">
            <text:p>1.041</text:p>
          </table:table-cell>
        </table:table-row>
        <table:table-row table:style-name="ro1">
          <table:table-cell office:value-type="float" office:value="352.7">
            <text:p>352.7</text:p>
          </table:table-cell>
          <table:table-cell office:value-type="float" office:value="-0.19999999">
            <text:p>-0.19999999</text:p>
          </table:table-cell>
          <table:table-cell office:value-type="float" office:value="4.9">
            <text:p>4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093494E-4</text:p>
          </table:table-cell>
          <table:table-cell office:value-type="float" office:value="0.003583081">
            <text:p>0.003583081</text:p>
          </table:table-cell>
          <table:table-cell office:value-type="float" office:value="0.03666079">
            <text:p>0.03666079</text:p>
          </table:table-cell>
          <table:table-cell office:value-type="float" office:value="0.0018095514">
            <text:p>0.0018095514</text:p>
          </table:table-cell>
          <table:table-cell office:value-type="float" office:value="1.6135007">
            <text:p>1.6135007</text:p>
          </table:table-cell>
          <table:table-cell office:value-type="float" office:value="1.037">
            <text:p>1.03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4">
            <text:p>0.4</text:p>
          </table:table-cell>
          <table:table-cell office:value-type="float" office:value="5.5">
            <text:p>5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8739142E-5</text:p>
          </table:table-cell>
          <table:table-cell office:value-type="float" office:value="0.002154246">
            <text:p>0.002154246</text:p>
          </table:table-cell>
          <table:table-cell office:value-type="float" office:value="0.027628183">
            <text:p>0.027628183</text:p>
          </table:table-cell>
          <table:table-cell office:value-type="float" office:value="0.0010771636">
            <text:p>0.0010771636</text:p>
          </table:table-cell>
          <table:table-cell office:value-type="float" office:value="1.6270007">
            <text:p>1.6270007</text:p>
          </table:table-cell>
          <table:table-cell office:value-type="float" office:value="1.027">
            <text:p>1.027</text:p>
          </table:table-cell>
        </table:table-row>
        <table:table-row table:style-name="ro1">
          <table:table-cell office:value-type="float" office:value="352.9">
            <text:p>352.9</text:p>
          </table:table-cell>
          <table:table-cell office:value-type="float" office:value="0.5">
            <text:p>0.5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425E-4</text:p>
          </table:table-cell>
          <table:table-cell office:value-type="float" office:value="0.003367424">
            <text:p>0.003367424</text:p>
          </table:table-cell>
          <table:table-cell office:value-type="float" office:value="0.029153645">
            <text:p>0.029153645</text:p>
          </table:table-cell>
          <table:table-cell office:value-type="float" office:value="0.0016892547">
            <text:p>0.0016892547</text:p>
          </table:table-cell>
          <table:table-cell office:value-type="float" office:value="1.6415007">
            <text:p>1.6415007</text:p>
          </table:table-cell>
          <table:table-cell office:value-type="float" office:value="1.029">
            <text:p>1.029</text:p>
          </table:table-cell>
        </table:table-row>
        <table:table-row table:style-name="ro1">
          <table:table-cell office:value-type="float" office:value="351.3">
            <text:p>351.3</text:p>
          </table:table-cell>
          <table:table-cell office:value-type="float" office:value="0.8">
            <text:p>0.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7819147E-5</text:p>
          </table:table-cell>
          <table:table-cell office:value-type="float" office:value="0.0038442612">
            <text:p>0.0038442612</text:p>
          </table:table-cell>
          <table:table-cell office:value-type="float" office:value="0.03490275">
            <text:p>0.03490275</text:p>
          </table:table-cell>
          <table:table-cell office:value-type="float" office:value="0.0019222235">
            <text:p>0.0019222235</text:p>
          </table:table-cell>
          <table:table-cell office:value-type="float" office:value="1.6590006">
            <text:p>1.6590006</text:p>
          </table:table-cell>
          <table:table-cell office:value-type="float" office:value="1.035">
            <text:p>1.035</text:p>
          </table:table-cell>
        </table:table-row>
        <table:table-row table:style-name="ro1">
          <table:table-cell office:value-type="float" office:value="351.9">
            <text:p>351.9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4759346E-4</text:p>
          </table:table-cell>
          <table:table-cell office:value-type="float" office:value="0.0036294088">
            <text:p>0.0036294088</text:p>
          </table:table-cell>
          <table:table-cell office:value-type="float" office:value="0.034427583">
            <text:p>0.034427583</text:p>
          </table:table-cell>
          <table:table-cell office:value-type="float" office:value="0.0018352428">
            <text:p>0.0018352428</text:p>
          </table:table-cell>
          <table:table-cell office:value-type="float" office:value="1.6765006">
            <text:p>1.6765006</text:p>
          </table:table-cell>
          <table:table-cell office:value-type="float" office:value="1.035">
            <text:p>1.03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9">
            <text:p>1.9</text:p>
          </table:table-cell>
          <table:table-cell office:value-type="float" office:value="6.2">
            <text:p>6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448196">
            <text:p>0.0018448196</text:p>
          </table:table-cell>
          <table:table-cell office:value-type="float" office:value="0.0040006563">
            <text:p>0.0040006563</text:p>
          </table:table-cell>
          <table:table-cell office:value-type="float" office:value="0.0353989">
            <text:p>0.0353989</text:p>
          </table:table-cell>
          <table:table-cell office:value-type="float" office:value="0.00220276">
            <text:p>0.00220276</text:p>
          </table:table-cell>
          <table:table-cell office:value-type="float" office:value="1.6945006">
            <text:p>1.6945006</text:p>
          </table:table-cell>
          <table:table-cell office:value-type="float" office:value="1.036">
            <text:p>1.036</text:p>
          </table:table-cell>
        </table:table-row>
        <table:table-row table:style-name="ro1">
          <table:table-cell office:value-type="float" office:value="348.7">
            <text:p>348.7</text:p>
          </table:table-cell>
          <table:table-cell office:value-type="float" office:value="2.2">
            <text:p>2.2</text:p>
          </table:table-cell>
          <table:table-cell office:value-type="float" office:value="4.9">
            <text:p>4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121902">
            <text:p>0.0016121902</text:p>
          </table:table-cell>
          <table:table-cell office:value-type="float" office:value="0.003583081">
            <text:p>0.003583081</text:p>
          </table:table-cell>
          <table:table-cell office:value-type="float" office:value="0.03839183">
            <text:p>0.03839183</text:p>
          </table:table-cell>
          <table:table-cell office:value-type="float" office:value="0.001964537">
            <text:p>0.001964537</text:p>
          </table:table-cell>
          <table:table-cell office:value-type="float" office:value="1.7135005">
            <text:p>1.7135005</text:p>
          </table:table-cell>
          <table:table-cell office:value-type="float" office:value="1.038">
            <text:p>1.038</text:p>
          </table:table-cell>
        </table:table-row>
        <table:table-row table:style-name="ro1">
          <table:table-cell office:value-type="float" office:value="346.8">
            <text:p>346.8</text:p>
          </table:table-cell>
          <table:table-cell office:value-type="float" office:value="2.8">
            <text:p>2.8</text:p>
          </table:table-cell>
          <table:table-cell office:value-type="float" office:value="4.5">
            <text:p>4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502318">
            <text:p>0.0011502318</text:p>
          </table:table-cell>
          <table:table-cell office:value-type="float" office:value="0.0025409013">
            <text:p>0.0025409013</text:p>
          </table:table-cell>
          <table:table-cell office:value-type="float" office:value="0.027276576">
            <text:p>0.027276576</text:p>
          </table:table-cell>
          <table:table-cell office:value-type="float" office:value="0.0013945618">
            <text:p>0.0013945618</text:p>
          </table:table-cell>
          <table:table-cell office:value-type="float" office:value="1.7270005">
            <text:p>1.7270005</text:p>
          </table:table-cell>
          <table:table-cell office:value-type="float" office:value="1.027">
            <text:p>1.027</text:p>
          </table:table-cell>
        </table:table-row>
        <table:table-row table:style-name="ro1">
          <table:table-cell office:value-type="float" office:value="343.7">
            <text:p>343.7</text:p>
          </table:table-cell>
          <table:table-cell office:value-type="float" office:value="2.6">
            <text:p>2.6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370118">
            <text:p>0.0016370118</text:p>
          </table:table-cell>
          <table:table-cell office:value-type="float" office:value="0.0022094846">
            <text:p>0.0022094846</text:p>
          </table:table-cell>
          <table:table-cell office:value-type="float" office:value="0.017002761">
            <text:p>0.017002761</text:p>
          </table:table-cell>
          <table:table-cell office:value-type="float" office:value="0.0013749206">
            <text:p>0.0013749206</text:p>
          </table:table-cell>
          <table:table-cell office:value-type="float" office:value="1.7355005">
            <text:p>1.7355005</text:p>
          </table:table-cell>
          <table:table-cell office:value-type="float" office:value="1.017">
            <text:p>1.017</text:p>
          </table:table-cell>
        </table:table-row>
        <table:table-row table:style-name="ro1">
          <table:table-cell office:value-type="float" office:value="339.2">
            <text:p>339.2</text:p>
          </table:table-cell>
          <table:table-cell office:value-type="float" office:value="2.6">
            <text:p>2.6</text:p>
          </table:table-cell>
          <table:table-cell office:value-type="float" office:value="1.8">
            <text:p>1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3701347E-4</text:p>
          </table:table-cell>
          <table:table-cell office:value-type="string">
            <text:p>5.8924407E-4</text:p>
          </table:table-cell>
          <table:table-cell office:value-type="float" office:value="-0.002477169">
            <text:p>-0.002477169</text:p>
          </table:table-cell>
          <table:table-cell office:value-type="string">
            <text:p>4.3387612E-4</text:p>
          </table:table-cell>
          <table:table-cell office:value-type="float" office:value="1.7340004">
            <text:p>1.7340004</text:p>
          </table:table-cell>
          <table:table-cell office:value-type="float" office:value="0.997">
            <text:p>0.997</text:p>
          </table:table-cell>
        </table:table-row>
        <table:table-row table:style-name="ro1">
          <table:table-cell office:value-type="float" office:value="337.7">
            <text:p>337.7</text:p>
          </table:table-cell>
          <table:table-cell office:value-type="float" office:value="1.6">
            <text:p>1.6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835962E-5</text:p>
          </table:table-cell>
          <table:table-cell office:value-type="string">
            <text:p>-1.9744411E-4</text:p>
          </table:table-cell>
          <table:table-cell office:value-type="float" office:value="0.0015742183">
            <text:p>0.0015742183</text:p>
          </table:table-cell>
          <table:table-cell office:value-type="string">
            <text:p>1.06212305E-4</text:p>
          </table:table-cell>
          <table:table-cell office:value-type="float" office:value="1.7345004">
            <text:p>1.7345004</text:p>
          </table:table-cell>
          <table:table-cell office:value-type="float" office:value="1.001">
            <text:p>1.001</text:p>
          </table:table-cell>
        </table:table-row>
        <table:table-row table:style-name="ro1">
          <table:table-cell office:value-type="float" office:value="335.8">
            <text:p>335.8</text:p>
          </table:table-cell>
          <table:table-cell office:value-type="float" office:value="0.5">
            <text:p>0.5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734644">
            <text:p>0.0012734644</text:p>
          </table:table-cell>
          <table:table-cell office:value-type="string">
            <text:p>-2.7346425E-4</text:p>
          </table:table-cell>
          <table:table-cell office:value-type="float" office:value="0.02207613">
            <text:p>0.02207613</text:p>
          </table:table-cell>
          <table:table-cell office:value-type="string">
            <text:p>6.5124757E-4</text:p>
          </table:table-cell>
          <table:table-cell office:value-type="float" office:value="1.7455003">
            <text:p>1.7455003</text:p>
          </table:table-cell>
          <table:table-cell office:value-type="float" office:value="1.022">
            <text:p>1.02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5">
            <text:p>0.5</text:p>
          </table:table-cell>
          <table:table-cell office:value-type="float" office:value="-0.7">
            <text:p>-0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425E-4</text:p>
          </table:table-cell>
          <table:table-cell office:value-type="string">
            <text:p>2.1700095E-4</text:p>
          </table:table-cell>
          <table:table-cell office:value-type="float" office:value="0.023112714">
            <text:p>0.023112714</text:p>
          </table:table-cell>
          <table:table-cell office:value-type="string">
            <text:p>1.7455075E-4</text:p>
          </table:table-cell>
          <table:table-cell office:value-type="float" office:value="1.7570003">
            <text:p>1.7570003</text:p>
          </table:table-cell>
          <table:table-cell office:value-type="float" office:value="1.023">
            <text:p>1.023</text:p>
          </table:table-cell>
        </table:table-row>
        <table:table-row table:style-name="ro1">
          <table:table-cell office:value-type="float" office:value="341.6">
            <text:p>341.6</text:p>
          </table:table-cell>
          <table:table-cell office:value-type="float" office:value="0.5">
            <text:p>0.5</text:p>
          </table:table-cell>
          <table:table-cell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734644">
            <text:p>0.0012734644</text:p>
          </table:table-cell>
          <table:table-cell office:value-type="string">
            <text:p>-8.2305074E-4</text:p>
          </table:table-cell>
          <table:table-cell office:value-type="float" office:value="0.0013808012">
            <text:p>0.0013808012</text:p>
          </table:table-cell>
          <table:table-cell office:value-type="string">
            <text:p>7.5814297E-4</text:p>
          </table:table-cell>
          <table:table-cell office:value-type="float" office:value="1.7580004">
            <text:p>1.7580004</text:p>
          </table:table-cell>
          <table:table-cell office:value-type="float" office:value="1.002">
            <text:p>1.002</text:p>
          </table:table-cell>
        </table:table-row>
        <table:table-row table:style-name="ro1">
          <table:table-cell office:value-type="float" office:value="343.3">
            <text:p>343.3</text:p>
          </table:table-cell>
          <table:table-cell office:value-type="float" office:value="0.099999994">
            <text:p>0.099999994</text:p>
          </table:table-cell>
          <table:table-cell office:value-type="float" office:value="-3.2">
            <text:p>-3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546712E-4</text:p>
          </table:table-cell>
          <table:table-cell office:value-type="string">
            <text:p>-1.7849728E-4</text:p>
          </table:table-cell>
          <table:table-cell office:value-type="float" office:value="0.0055607557">
            <text:p>0.0055607557</text:p>
          </table:table-cell>
          <table:table-cell office:value-type="string">
            <text:p>1.5549798E-4</text:p>
          </table:table-cell>
          <table:table-cell office:value-type="float" office:value="1.7610004">
            <text:p>1.7610004</text:p>
          </table:table-cell>
          <table:table-cell office:value-type="float" office:value="1.006">
            <text:p>1.006</text:p>
          </table:table-cell>
        </table:table-row>
        <table:table-row table:style-name="ro1">
          <table:table-cell office:value-type="float" office:value="345.7">
            <text:p>345.7</text:p>
          </table:table-cell>
          <table:table-cell office:value-type="float" office:value="-0.5">
            <text:p>-0.5</text:p>
          </table:table-cell>
          <table:table-cell office:value-type="float" office:value="-5.4">
            <text:p>-5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7346425E-4</text:p>
          </table:table-cell>
          <table:table-cell office:value-type="string">
            <text:p>-8.916855E-4</text:p>
          </table:table-cell>
          <table:table-cell office:value-type="string">
            <text:p>4.761219E-4</text:p>
          </table:table-cell>
          <table:table-cell office:value-type="string">
            <text:p>4.6633813E-4</text:p>
          </table:table-cell>
          <table:table-cell office:value-type="float" office:value="1.7615004">
            <text:p>1.7615004</text:p>
          </table:table-cell>
          <table:table-cell office:value-type="float" office:value="1.001">
            <text:p>1.001</text:p>
          </table:table-cell>
        </table:table-row>
        <table:table-row table:style-name="ro1">
          <table:table-cell office:value-type="float" office:value="353.7">
            <text:p>353.7</text:p>
          </table:table-cell>
          <table:table-cell office:value-type="float" office:value="-0.79999995">
            <text:p>-0.79999995</text:p>
          </table:table-cell>
          <table:table-cell office:value-type="float" office:value="-5.8">
            <text:p>-5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3.782101E-5</text:p>
          </table:table-cell>
          <table:table-cell office:value-type="string">
            <text:p>5.6296587E-5</text:p>
          </table:table-cell>
          <table:table-cell office:value-type="float" office:value="-0.01578331">
            <text:p>-0.01578331</text:p>
          </table:table-cell>
          <table:table-cell office:value-type="string">
            <text:p>3.3910503E-5</text:p>
          </table:table-cell>
          <table:table-cell office:value-type="float" office:value="1.7535003">
            <text:p>1.7535003</text:p>
          </table:table-cell>
          <table:table-cell office:value-type="float" office:value="0.984">
            <text:p>0.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.4">
            <text:p>-1.4</text:p>
          </table:table-cell>
          <table:table-cell office:value-type="float" office:value="-5.7">
            <text:p>-5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3217838E-4</text:p>
          </table:table-cell>
          <table:table-cell office:value-type="string">
            <text:p>3.1974912E-4</text:p>
          </table:table-cell>
          <table:table-cell office:value-type="float" office:value="-0.008757114">
            <text:p>-0.008757114</text:p>
          </table:table-cell>
          <table:table-cell office:value-type="string">
            <text:p>2.6880164E-4</text:p>
          </table:table-cell>
          <table:table-cell office:value-type="float" office:value="1.7490003">
            <text:p>1.7490003</text:p>
          </table:table-cell>
          <table:table-cell office:value-type="float" office:value="0.991">
            <text:p>0.99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1.5999999">
            <text:p>-1.5999999</text:p>
          </table:table-cell>
          <table:table-cell office:value-type="float" office:value="-7.6">
            <text:p>-7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363344E-5</text:p>
          </table:table-cell>
          <table:table-cell office:value-type="string">
            <text:p>-7.4361265E-4</text:p>
          </table:table-cell>
          <table:table-cell office:value-type="float" office:value="-0.004825592">
            <text:p>-0.004825592</text:p>
          </table:table-cell>
          <table:table-cell office:value-type="string">
            <text:p>3.7386495E-4</text:p>
          </table:table-cell>
          <table:table-cell office:value-type="float" office:value="1.7470003">
            <text:p>1.7470003</text:p>
          </table:table-cell>
          <table:table-cell office:value-type="float" office:value="0.996">
            <text:p>0.9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8">
            <text:p>-1.8</text:p>
          </table:table-cell>
          <table:table-cell office:value-type="float" office:value="-6.9">
            <text:p>-6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075796E-4</text:p>
          </table:table-cell>
          <table:table-cell office:value-type="string">
            <text:p>1.3684481E-4</text:p>
          </table:table-cell>
          <table:table-cell office:value-type="float" office:value="-0.009263873">
            <text:p>-0.009263873</text:p>
          </table:table-cell>
          <table:table-cell office:value-type="string">
            <text:p>2.1647649E-4</text:p>
          </table:table-cell>
          <table:table-cell office:value-type="float" office:value="1.7425003">
            <text:p>1.7425003</text:p>
          </table:table-cell>
          <table:table-cell office:value-type="float" office:value="0.991">
            <text:p>0.9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1.3">
            <text:p>-1.3</text:p>
          </table:table-cell>
          <table:table-cell office:value-type="float" office:value="-7.3">
            <text:p>-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873328E-4</text:p>
          </table:table-cell>
          <table:table-cell office:value-type="float" office:value="0.0030646175">
            <text:p>0.0030646175</text:p>
          </table:table-cell>
          <table:table-cell office:value-type="float" office:value="-0.022637129">
            <text:p>-0.022637129</text:p>
          </table:table-cell>
          <table:table-cell office:value-type="float" office:value="0.0015703746">
            <text:p>0.0015703746</text:p>
          </table:table-cell>
          <table:table-cell office:value-type="float" office:value="1.7315003">
            <text:p>1.7315003</text:p>
          </table:table-cell>
          <table:table-cell office:value-type="float" office:value="0.978">
            <text:p>0.978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0.9">
            <text:p>-0.9</text:p>
          </table:table-cell>
          <table:table-cell office:value-type="float" office:value="-7.4">
            <text:p>-7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073154">
            <text:p>0.0017073154</text:p>
          </table:table-cell>
          <table:table-cell office:value-type="float" office:value="0.004795596">
            <text:p>0.004795596</text:p>
          </table:table-cell>
          <table:table-cell office:value-type="float" office:value="-0.044547796">
            <text:p>-0.044547796</text:p>
          </table:table-cell>
          <table:table-cell office:value-type="float" office:value="0.002545224">
            <text:p>0.002545224</text:p>
          </table:table-cell>
          <table:table-cell office:value-type="float" office:value="1.7095003">
            <text:p>1.7095003</text:p>
          </table:table-cell>
          <table:table-cell office:value-type="float" office:value="0.956">
            <text:p>0.956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-1.5">
            <text:p>-1.5</text:p>
          </table:table-cell>
          <table:table-cell office:value-type="float" office:value="-8.2">
            <text:p>-8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769477">
            <text:p>0.0011769477</text:p>
          </table:table-cell>
          <table:table-cell office:value-type="float" office:value="0.0066289306">
            <text:p>0.0066289306</text:p>
          </table:table-cell>
          <table:table-cell office:value-type="float" office:value="-0.044433594">
            <text:p>-0.044433594</text:p>
          </table:table-cell>
          <table:table-cell office:value-type="float" office:value="0.0033663006">
            <text:p>0.0033663006</text:p>
          </table:table-cell>
          <table:table-cell office:value-type="float" office:value="1.6870003">
            <text:p>1.6870003</text:p>
          </table:table-cell>
          <table:table-cell office:value-type="float" office:value="0.955">
            <text:p>0.955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2.4">
            <text:p>-2.4</text:p>
          </table:table-cell>
          <table:table-cell office:value-type="float" office:value="-8.9">
            <text:p>-8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756539">
            <text:p>0.0018756539</text:p>
          </table:table-cell>
          <table:table-cell office:value-type="float" office:value="0.0037103891">
            <text:p>0.0037103891</text:p>
          </table:table-cell>
          <table:table-cell office:value-type="float" office:value="-0.020082712">
            <text:p>-0.020082712</text:p>
          </table:table-cell>
          <table:table-cell office:value-type="float" office:value="0.0020787653">
            <text:p>0.0020787653</text:p>
          </table:table-cell>
          <table:table-cell office:value-type="float" office:value="1.6770003">
            <text:p>1.6770003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.4">
            <text:p>-2.4</text:p>
          </table:table-cell>
          <table:table-cell office:value-type="float" office:value="-9.9">
            <text:p>-9.9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8756539">
            <text:p>0.0018756539</text:p>
          </table:table-cell>
          <table:table-cell office:value-type="float" office:value="0.0029290915">
            <text:p>0.0029290915</text:p>
          </table:table-cell>
          <table:table-cell office:value-type="float" office:value="-0.022232175">
            <text:p>-0.022232175</text:p>
          </table:table-cell>
          <table:table-cell office:value-type="float" office:value="0.0017390839">
            <text:p>0.0017390839</text:p>
          </table:table-cell>
          <table:table-cell office:value-type="float" office:value="1.6660002">
            <text:p>1.6660002</text:p>
          </table:table-cell>
          <table:table-cell office:value-type="float" office:value="0.978">
            <text:p>0.978</text:p>
          </table:table-cell>
        </table:table-row>
        <table:table-row table:style-name="ro1">
          <table:table-cell office:value-type="float" office:value="359.6">
            <text:p>359.6</text:p>
          </table:table-cell>
          <table:table-cell office:value-type="float" office:value="-2.8">
            <text:p>-2.8</text:p>
          </table:table-cell>
          <table:table-cell office:value-type="float" office:value="-10.1">
            <text:p>-1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497685E-4</text:p>
          </table:table-cell>
          <table:table-cell office:value-type="float" office:value="0.0023667365">
            <text:p>0.0023667365</text:p>
          </table:table-cell>
          <table:table-cell office:value-type="float" office:value="-0.016309261">
            <text:p>-0.016309261</text:p>
          </table:table-cell>
          <table:table-cell office:value-type="float" office:value="0.0012573331">
            <text:p>0.0012573331</text:p>
          </table:table-cell>
          <table:table-cell office:value-type="float" office:value="1.6580002">
            <text:p>1.6580002</text:p>
          </table:table-cell>
          <table:table-cell office:value-type="float" office:value="0.984">
            <text:p>0.984</text:p>
          </table:table-cell>
        </table:table-row>
        <table:table-row table:style-name="ro1">
          <table:table-cell office:value-type="float" office:value="359.6">
            <text:p>359.6</text:p>
          </table:table-cell>
          <table:table-cell office:value-type="float" office:value="-2.9">
            <text:p>-2.9</text:p>
          </table:table-cell>
          <table:table-cell office:value-type="float" office:value="-9.9">
            <text:p>-9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929433E-4</text:p>
          </table:table-cell>
          <table:table-cell office:value-type="string">
            <text:p>9.290874E-4</text:p>
          </table:table-cell>
          <table:table-cell office:value-type="float" office:value="-0.00882864">
            <text:p>-0.00882864</text:p>
          </table:table-cell>
          <table:table-cell office:value-type="string">
            <text:p>5.510862E-4</text:p>
          </table:table-cell>
          <table:table-cell office:value-type="float" office:value="1.6535002">
            <text:p>1.6535002</text:p>
          </table:table-cell>
          <table:table-cell office:value-type="float" office:value="0.991">
            <text:p>0.991</text:p>
          </table:table-cell>
        </table:table-row>
        <table:table-row table:style-name="ro1">
          <table:table-cell office:value-type="float" office:value="355.2">
            <text:p>355.2</text:p>
          </table:table-cell>
          <table:table-cell office:value-type="float" office:value="-2.9">
            <text:p>-2.9</text:p>
          </table:table-cell>
          <table:table-cell office:value-type="float" office:value="-11.3">
            <text:p>-11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4.0705502E-4</text:p>
          </table:table-cell>
          <table:table-cell office:value-type="float" office:value="0.0019461364">
            <text:p>0.0019461364</text:p>
          </table:table-cell>
          <table:table-cell office:value-type="float" office:value="-0.010334015">
            <text:p>-0.010334015</text:p>
          </table:table-cell>
          <table:table-cell office:value-type="string">
            <text:p>9.94125E-4</text:p>
          </table:table-cell>
          <table:table-cell office:value-type="float" office:value="1.6485002">
            <text:p>1.64850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56.9">
            <text:p>356.9</text:p>
          </table:table-cell>
          <table:table-cell office:value-type="float" office:value="-2.8">
            <text:p>-2.8</text:p>
          </table:table-cell>
          <table:table-cell office:value-type="float" office:value="-11.1">
            <text:p>-11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497685E-4</text:p>
          </table:table-cell>
          <table:table-cell office:value-type="float" office:value="0.002521962">
            <text:p>0.002521962</text:p>
          </table:table-cell>
          <table:table-cell office:value-type="float" office:value="-0.013098717">
            <text:p>-0.013098717</text:p>
          </table:table-cell>
          <table:table-cell office:value-type="float" office:value="0.0013306385">
            <text:p>0.0013306385</text:p>
          </table:table-cell>
          <table:table-cell office:value-type="float" office:value="1.6420002">
            <text:p>1.6420002</text:p>
          </table:table-cell>
          <table:table-cell office:value-type="float" office:value="0.987">
            <text:p>0.987</text:p>
          </table:table-cell>
        </table:table-row>
        <table:table-row table:style-name="ro1">
          <table:table-cell office:value-type="float" office:value="354.2">
            <text:p>354.2</text:p>
          </table:table-cell>
          <table:table-cell office:value-type="float" office:value="-2.7">
            <text:p>-2.7</text:p>
          </table:table-cell>
          <table:table-cell office:value-type="float" office:value="-12">
            <text:p>-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0645017E-4</text:p>
          </table:table-cell>
          <table:table-cell office:value-type="float" office:value="0.0019116998">
            <text:p>0.0019116998</text:p>
          </table:table-cell>
          <table:table-cell office:value-type="float" office:value="-0.010037422">
            <text:p>-0.010037422</text:p>
          </table:table-cell>
          <table:table-cell office:value-type="string">
            <text:p>9.573304E-4</text:p>
          </table:table-cell>
          <table:table-cell office:value-type="float" office:value="1.6370002">
            <text:p>1.63700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3">
            <text:p>-3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6.6404045E-4</text:p>
          </table:table-cell>
          <table:table-cell office:value-type="float" office:value="-0.0010489523">
            <text:p>-0.0010489523</text:p>
          </table:table-cell>
          <table:table-cell office:value-type="float" office:value="0.0030004382">
            <text:p>0.0030004382</text:p>
          </table:table-cell>
          <table:table-cell office:value-type="string">
            <text:p>6.2073534E-4</text:p>
          </table:table-cell>
          <table:table-cell office:value-type="float" office:value="1.6385002">
            <text:p>1.6385002</text:p>
          </table:table-cell>
          <table:table-cell office:value-type="float" office:value="1.003">
            <text:p>1.003</text:p>
          </table:table-cell>
        </table:table-row>
        <table:table-row table:style-name="ro1">
          <table:table-cell office:value-type="float" office:value="352.7">
            <text:p>352.7</text:p>
          </table:table-cell>
          <table:table-cell office:value-type="float" office:value="-3.3">
            <text:p>-3.3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4359748">
            <text:p>-0.0024359748</text:p>
          </table:table-cell>
          <table:table-cell office:value-type="float" office:value="-0.0050489604">
            <text:p>-0.0050489604</text:p>
          </table:table-cell>
          <table:table-cell office:value-type="float" office:value="0.019288123">
            <text:p>0.019288123</text:p>
          </table:table-cell>
          <table:table-cell office:value-type="float" office:value="0.0028029436">
            <text:p>0.0028029436</text:p>
          </table:table-cell>
          <table:table-cell office:value-type="float" office:value="1.6485002">
            <text:p>1.6485002</text:p>
          </table:table-cell>
          <table:table-cell office:value-type="float" office:value="1.02">
            <text:p>1.02</text:p>
          </table:table-cell>
        </table:table-row>
        <table:table-row table:style-name="ro1">
          <table:table-cell office:value-type="float" office:value="350.1">
            <text:p>350.1</text:p>
          </table:table-cell>
          <table:table-cell office:value-type="float" office:value="-3.1">
            <text:p>-3.1</text:p>
          </table:table-cell>
          <table:table-cell office:value-type="float" office:value="-14">
            <text:p>-1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9211881">
            <text:p>-0.0019211881</text:p>
          </table:table-cell>
          <table:table-cell office:value-type="float" office:value="-0.0060780942">
            <text:p>-0.0060780942</text:p>
          </table:table-cell>
          <table:table-cell office:value-type="float" office:value="0.020167649">
            <text:p>0.020167649</text:p>
          </table:table-cell>
          <table:table-cell office:value-type="float" office:value="0.0031872476">
            <text:p>0.0031872476</text:p>
          </table:table-cell>
          <table:table-cell office:value-type="float" office:value="1.6595001">
            <text:p>1.6595001</text:p>
          </table:table-cell>
          <table:table-cell office:value-type="float" office:value="1.022">
            <text:p>1.022</text:p>
          </table:table-cell>
        </table:table-row>
        <table:table-row table:style-name="ro1">
          <table:table-cell office:value-type="float" office:value="351.8">
            <text:p>351.8</text:p>
          </table:table-cell>
          <table:table-cell office:value-type="float" office:value="-2.8">
            <text:p>-2.8</text:p>
          </table:table-cell>
          <table:table-cell office:value-type="float" office:value="-13.7">
            <text:p>-13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5022978E-4</text:p>
          </table:table-cell>
          <table:table-cell office:value-type="float" office:value="-0.0021618605">
            <text:p>-0.0021618605</text:p>
          </table:table-cell>
          <table:table-cell office:value-type="float" office:value="0.0056447983">
            <text:p>0.0056447983</text:p>
          </table:table-cell>
          <table:table-cell office:value-type="float" office:value="0.0010835368">
            <text:p>0.0010835368</text:p>
          </table:table-cell>
          <table:table-cell office:value-type="float" office:value="1.6630001">
            <text:p>1.6630001</text:p>
          </table:table-cell>
          <table:table-cell office:value-type="float" office:value="1.007">
            <text:p>1.007</text:p>
          </table:table-cell>
        </table:table-row>
        <table:table-row table:style-name="ro1">
          <table:table-cell office:value-type="float" office:value="354.6">
            <text:p>354.6</text:p>
          </table:table-cell>
          <table:table-cell office:value-type="float" office:value="-2.6">
            <text:p>-2.6</text:p>
          </table:table-cell>
          <table:table-cell office:value-type="float" office:value="-13">
            <text:p>-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6.3701347E-4</text:p>
          </table:table-cell>
          <table:table-cell office:value-type="float" office:value="-0.0010489523">
            <text:p>-0.0010489523</text:p>
          </table:table-cell>
          <table:table-cell office:value-type="float" office:value="0.0046593547">
            <text:p>0.0046593547</text:p>
          </table:table-cell>
          <table:table-cell office:value-type="string">
            <text:p>6.1361346E-4</text:p>
          </table:table-cell>
          <table:table-cell office:value-type="float" office:value="1.6655002">
            <text:p>1.6655002</text:p>
          </table:table-cell>
          <table:table-cell office:value-type="float" office:value="1.005">
            <text:p>1.00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2.4">
            <text:p>-2.4</text:p>
          </table:table-cell>
          <table:table-cell office:value-type="float" office:value="-12.3">
            <text:p>-12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2434646E-4</text:p>
          </table:table-cell>
          <table:table-cell office:value-type="string">
            <text:p>3.0383468E-5</text:p>
          </table:table-cell>
          <table:table-cell office:value-type="float" office:value="-0.0011684895">
            <text:p>-0.0011684895</text:p>
          </table:table-cell>
          <table:table-cell office:value-type="string">
            <text:p>6.400212E-5</text:p>
          </table:table-cell>
          <table:table-cell office:value-type="float" office:value="1.6655002">
            <text:p>1.6655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.2">
            <text:p>358.2</text:p>
          </table:table-cell>
          <table:table-cell office:value-type="float" office:value="-2.4">
            <text:p>-2.4</text:p>
          </table:table-cell>
          <table:table-cell office:value-type="float" office:value="-11.8">
            <text:p>-11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1243485">
            <text:p>-0.0011243485</text:p>
          </table:table-cell>
          <table:table-cell office:value-type="float" office:value="-0.0015039444">
            <text:p>-0.0015039444</text:p>
          </table:table-cell>
          <table:table-cell office:value-type="float" office:value="0.0030097365">
            <text:p>0.0030097365</text:p>
          </table:table-cell>
          <table:table-cell office:value-type="string">
            <text:p>9.3888317E-4</text:p>
          </table:table-cell>
          <table:table-cell office:value-type="float" office:value="1.6675001">
            <text:p>1.6675001</text:p>
          </table:table-cell>
          <table:table-cell office:value-type="float" office:value="1.004">
            <text:p>1.004</text:p>
          </table:table-cell>
        </table:table-row>
        <table:table-row table:style-name="ro1">
          <table:table-cell office:value-type="float" office:value="358.6">
            <text:p>358.6</text:p>
          </table:table-cell>
          <table:table-cell office:value-type="float" office:value="-2.6">
            <text:p>-2.6</text:p>
          </table:table-cell>
          <table:table-cell office:value-type="float" office:value="-11.6">
            <text:p>-11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6298484E-4</text:p>
          </table:table-cell>
          <table:table-cell office:value-type="float" office:value="-0.002922073">
            <text:p>-0.002922073</text:p>
          </table:table-cell>
          <table:table-cell office:value-type="float" office:value="0.0064541698">
            <text:p>0.0064541698</text:p>
          </table:table-cell>
          <table:table-cell office:value-type="float" office:value="0.0014722657">
            <text:p>0.0014722657</text:p>
          </table:table-cell>
          <table:table-cell office:value-type="float" office:value="1.6715002">
            <text:p>1.6715002</text:p>
          </table:table-cell>
          <table:table-cell office:value-type="float" office:value="1.008">
            <text:p>1.008</text:p>
          </table:table-cell>
        </table:table-row>
        <table:table-row table:style-name="ro1">
          <table:table-cell office:value-type="float" office:value="359.6">
            <text:p>359.6</text:p>
          </table:table-cell>
          <table:table-cell office:value-type="float" office:value="-2.3">
            <text:p>-2.3</text:p>
          </table:table-cell>
          <table:table-cell office:value-type="float" office:value="-10.7">
            <text:p>-10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3179332E-4</text:p>
          </table:table-cell>
          <table:table-cell office:value-type="float" office:value="-0.0023333877">
            <text:p>-0.0023333877</text:p>
          </table:table-cell>
          <table:table-cell office:value-type="float" office:value="0.0051928163">
            <text:p>0.0051928163</text:p>
          </table:table-cell>
          <table:table-cell office:value-type="float" office:value="0.0011685531">
            <text:p>0.0011685531</text:p>
          </table:table-cell>
          <table:table-cell office:value-type="float" office:value="1.6745002">
            <text:p>1.6745002</text:p>
          </table:table-cell>
          <table:table-cell office:value-type="float" office:value="1.006">
            <text:p>1.006</text:p>
          </table:table-cell>
        </table:table-row>
        <table:table-row table:style-name="ro1">
          <table:table-cell office:value-type="float" office:value="359.6">
            <text:p>359.6</text:p>
          </table:table-cell>
          <table:table-cell office:value-type="float" office:value="-2">
            <text:p>-2</text:p>
          </table:table-cell>
          <table:table-cell office:value-type="float" office:value="-9.9">
            <text:p>-9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1005066">
            <text:p>-0.0011005066</text:p>
          </table:table-cell>
          <table:table-cell office:value-type="float" office:value="-0.0020709038">
            <text:p>-0.0020709038</text:p>
          </table:table-cell>
          <table:table-cell office:value-type="float" office:value="0.009499848">
            <text:p>0.009499848</text:p>
          </table:table-cell>
          <table:table-cell office:value-type="float" office:value="0.0011725778">
            <text:p>0.0011725778</text:p>
          </table:table-cell>
          <table:table-cell office:value-type="float" office:value="1.6795002">
            <text:p>1.6795002</text:p>
          </table:table-cell>
          <table:table-cell office:value-type="float" office:value="1.01">
            <text:p>1.0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1.8">
            <text:p>-1.8</text:p>
          </table:table-cell>
          <table:table-cell office:value-type="float" office:value="-8.5">
            <text:p>-8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8924407E-4</text:p>
          </table:table-cell>
          <table:table-cell office:value-type="float" office:value="-0.003190592">
            <text:p>-0.003190592</text:p>
          </table:table-cell>
          <table:table-cell office:value-type="float" office:value="0.01147759">
            <text:p>0.01147759</text:p>
          </table:table-cell>
          <table:table-cell office:value-type="float" office:value="0.0016222732">
            <text:p>0.0016222732</text:p>
          </table:table-cell>
          <table:table-cell office:value-type="float" office:value="1.6855001">
            <text:p>1.6855001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356.8">
            <text:p>356.8</text:p>
          </table:table-cell>
          <table:table-cell office:value-type="float" office:value="-1.2">
            <text:p>-1.2</text:p>
          </table:table-cell>
          <table:table-cell office:value-type="float" office:value="-7.5">
            <text:p>-7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424202E-4</text:p>
          </table:table-cell>
          <table:table-cell office:value-type="string">
            <text:p>-4.7379732E-4</text:p>
          </table:table-cell>
          <table:table-cell office:value-type="float" office:value="-0.0022255182">
            <text:p>-0.0022255182</text:p>
          </table:table-cell>
          <table:table-cell office:value-type="string">
            <text:p>5.2740856E-4</text:p>
          </table:table-cell>
          <table:table-cell office:value-type="float" office:value="1.6850002">
            <text:p>1.6850002</text:p>
          </table:table-cell>
          <table:table-cell office:value-type="float" office:value="0.999">
            <text:p>0.999</text:p>
          </table:table-cell>
        </table:table-row>
        <table:table-row table:style-name="ro1">
          <table:table-cell office:value-type="float" office:value="358.2">
            <text:p>358.2</text:p>
          </table:table-cell>
          <table:table-cell office:value-type="float" office:value="-0.79999995">
            <text:p>-0.79999995</text:p>
          </table:table-cell>
          <table:table-cell office:value-type="float" office:value="-5.2">
            <text:p>-5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.6217915E-4</text:p>
          </table:table-cell>
          <table:table-cell office:value-type="string">
            <text:p>-3.6742538E-4</text:p>
          </table:table-cell>
          <table:table-cell office:value-type="float" office:value="-0.0037870407">
            <text:p>-0.0037870407</text:p>
          </table:table-cell>
          <table:table-cell office:value-type="string">
            <text:p>5.1497313E-4</text:p>
          </table:table-cell>
          <table:table-cell office:value-type="float" office:value="1.6830002">
            <text:p>1.6830002</text:p>
          </table:table-cell>
          <table:table-cell office:value-type="float" office:value="0.996">
            <text:p>0.996</text:p>
          </table:table-cell>
        </table:table-row>
        <table:table-row table:style-name="ro1">
          <table:table-cell office:value-type="float" office:value="358.2">
            <text:p>358.2</text:p>
          </table:table-cell>
          <table:table-cell office:value-type="float" office:value="-0.3">
            <text:p>-0.3</text:p>
          </table:table-cell>
          <table:table-cell office:value-type="float" office:value="-3.4">
            <text:p>-3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3596315E-4</text:p>
          </table:table-cell>
          <table:table-cell office:value-type="string">
            <text:p>-6.93623E-4</text:p>
          </table:table-cell>
          <table:table-cell office:value-type="float" office:value="-0.0042260885">
            <text:p>-0.0042260885</text:p>
          </table:table-cell>
          <table:table-cell office:value-type="string">
            <text:p>3.6633006E-4</text:p>
          </table:table-cell>
          <table:table-cell office:value-type="float" office:value="1.6810002">
            <text:p>1.6810002</text:p>
          </table:table-cell>
          <table:table-cell office:value-type="float" office:value="0.996">
            <text:p>0.996</text:p>
          </table:table-cell>
        </table:table-row>
        <table:table-row table:style-name="ro1">
          <table:table-cell office:value-type="float" office:value="359.2">
            <text:p>359.2</text:p>
          </table:table-cell>
          <table:table-cell office:value-type="float" office:value="0.19999999">
            <text:p>0.19999999</text:p>
          </table:table-cell>
          <table:table-cell office:value-type="float" office:value="-1.3">
            <text:p>-1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4.906517E-4</text:p>
          </table:table-cell>
          <table:table-cell office:value-type="string">
            <text:p>-3.1266734E-4</text:p>
          </table:table-cell>
          <table:table-cell office:value-type="float" office:value="-0.012736559">
            <text:p>-0.012736559</text:p>
          </table:table-cell>
          <table:table-cell office:value-type="string">
            <text:p>2.9090358E-4</text:p>
          </table:table-cell>
          <table:table-cell office:value-type="float" office:value="1.6750002">
            <text:p>1.6750002</text:p>
          </table:table-cell>
          <table:table-cell office:value-type="float" office:value="0.988">
            <text:p>0.988</text:p>
          </table:table-cell>
        </table:table-row>
        <table:table-row table:style-name="ro1">
          <table:table-cell office:value-type="float" office:value="358.1">
            <text:p>358.1</text:p>
          </table:table-cell>
          <table:table-cell office:value-type="float" office:value="0.5">
            <text:p>0.5</text:p>
          </table:table-cell>
          <table:table-cell office:value-type="float" office:value="-0.2">
            <text:p>-0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425E-4</text:p>
          </table:table-cell>
          <table:table-cell office:value-type="string">
            <text:p>-5.093487E-4</text:p>
          </table:table-cell>
          <table:table-cell office:value-type="float" office:value="-0.012955904">
            <text:p>-0.012955904</text:p>
          </table:table-cell>
          <table:table-cell office:value-type="string">
            <text:p>2.890581E-4</text:p>
          </table:table-cell>
          <table:table-cell office:value-type="float" office:value="1.6685002">
            <text:p>1.6685002</text:p>
          </table:table-cell>
          <table:table-cell office:value-type="float" office:value="0.987">
            <text:p>0.987</text:p>
          </table:table-cell>
        </table:table-row>
        <table:table-row table:style-name="ro1">
          <table:table-cell office:value-type="float" office:value="357.7">
            <text:p>357.7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1700095E-4</text:p>
          </table:table-cell>
          <table:table-cell office:value-type="string">
            <text:p>1.8740073E-5</text:p>
          </table:table-cell>
          <table:table-cell office:value-type="float" office:value="-0.016901016">
            <text:p>-0.016901016</text:p>
          </table:table-cell>
          <table:table-cell office:value-type="string">
            <text:p>1.0890415E-4</text:p>
          </table:table-cell>
          <table:table-cell office:value-type="float" office:value="1.6600002">
            <text:p>1.6600002</text:p>
          </table:table-cell>
          <table:table-cell office:value-type="float" office:value="0.983">
            <text:p>0.983</text:p>
          </table:table-cell>
        </table:table-row>
        <table:table-row table:style-name="ro1">
          <table:table-cell office:value-type="float" office:value="359.4">
            <text:p>359.4</text:p>
          </table:table-cell>
          <table:table-cell office:value-type="float" office:value="1.3">
            <text:p>1.3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1266734E-4</text:p>
          </table:table-cell>
          <table:table-cell office:value-type="string">
            <text:p>3.806129E-4</text:p>
          </table:table-cell>
          <table:table-cell office:value-type="float" office:value="-0.012790918">
            <text:p>-0.012790918</text:p>
          </table:table-cell>
          <table:table-cell office:value-type="string">
            <text:p>2.4628578E-4</text:p>
          </table:table-cell>
          <table:table-cell office:value-type="float" office:value="1.6535002">
            <text:p>1.6535002</text:p>
          </table:table-cell>
          <table:table-cell office:value-type="float" office:value="0.987">
            <text:p>0.987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4">
            <text:p>1.4</text:p>
          </table:table-cell>
          <table:table-cell office:value-type="float" office:value="4.1">
            <text:p>4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678218E-4</text:p>
          </table:table-cell>
          <table:table-cell office:value-type="string">
            <text:p>5.0255656E-4</text:p>
          </table:table-cell>
          <table:table-cell office:value-type="float" office:value="-0.0031422377">
            <text:p>-0.0031422377</text:p>
          </table:table-cell>
          <table:table-cell office:value-type="string">
            <text:p>3.7913857E-4</text:p>
          </table:table-cell>
          <table:table-cell office:value-type="float" office:value="1.6520002">
            <text:p>1.6520002</text:p>
          </table:table-cell>
          <table:table-cell office:value-type="float" office:value="0.997">
            <text:p>0.99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.4">
            <text:p>1.4</text:p>
          </table:table-cell>
          <table:table-cell office:value-type="float" office:value="5.2">
            <text:p>5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567822">
            <text:p>0.001567822</text:p>
          </table:table-cell>
          <table:table-cell office:value-type="float" office:value="0.0013674274">
            <text:p>0.0013674274</text:p>
          </table:table-cell>
          <table:table-cell office:value-type="float" office:value="-0.0015859604">
            <text:p>-0.0015859604</text:p>
          </table:table-cell>
          <table:table-cell office:value-type="float" office:value="0.001040183">
            <text:p>0.001040183</text:p>
          </table:table-cell>
          <table:table-cell office:value-type="float" office:value="1.6515002">
            <text:p>1.6515002</text:p>
          </table:table-cell>
          <table:table-cell office:value-type="float" office:value="0.999">
            <text:p>0.999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.7">
            <text:p>1.7</text:p>
          </table:table-cell>
          <table:table-cell office:value-type="float" office:value="6.2">
            <text:p>6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3375435E-4</text:p>
          </table:table-cell>
          <table:table-cell office:value-type="string">
            <text:p>6.556511E-7</text:p>
          </table:table-cell>
          <table:table-cell office:value-type="string">
            <text:p>-7.10845E-4</text:p>
          </table:table-cell>
          <table:table-cell office:value-type="string">
            <text:p>1.668774E-4</text:p>
          </table:table-cell>
          <table:table-cell office:value-type="float" office:value="1.6515002">
            <text:p>1.65150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1.3">
            <text:p>1.3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126675">
            <text:p>0.0013126675</text:p>
          </table:table-cell>
          <table:table-cell office:value-type="string">
            <text:p>7.9678744E-4</text:p>
          </table:table-cell>
          <table:table-cell office:value-type="float" office:value="0.010685444">
            <text:p>0.010685444</text:p>
          </table:table-cell>
          <table:table-cell office:value-type="string">
            <text:p>7.677835E-4</text:p>
          </table:table-cell>
          <table:table-cell office:value-type="float" office:value="1.6570003">
            <text:p>1.6570003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1.3">
            <text:p>1.3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3126675">
            <text:p>0.0013126675</text:p>
          </table:table-cell>
          <table:table-cell office:value-type="string">
            <text:p>-2.0321459E-4</text:p>
          </table:table-cell>
          <table:table-cell office:value-type="float" office:value="0.010685444">
            <text:p>0.010685444</text:p>
          </table:table-cell>
          <table:table-cell office:value-type="string">
            <text:p>6.6415203E-4</text:p>
          </table:table-cell>
          <table:table-cell office:value-type="float" office:value="1.6625004">
            <text:p>1.6625004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1.2">
            <text:p>1.2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575801">
            <text:p>0.0010575801</text:p>
          </table:table-cell>
          <table:table-cell office:value-type="float" office:value="0.0017967895">
            <text:p>0.0017967895</text:p>
          </table:table-cell>
          <table:table-cell office:value-type="float" office:value="0.01264751">
            <text:p>0.01264751</text:p>
          </table:table-cell>
          <table:table-cell office:value-type="float" office:value="0.0010424643">
            <text:p>0.0010424643</text:p>
          </table:table-cell>
          <table:table-cell office:value-type="float" office:value="1.6685004">
            <text:p>1.668500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1.2">
            <text:p>1.2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0575803">
            <text:p>0.0020575803</text:p>
          </table:table-cell>
          <table:table-cell office:value-type="float" office:value="0.0020628497">
            <text:p>0.0020628497</text:p>
          </table:table-cell>
          <table:table-cell office:value-type="float" office:value="0.012846649">
            <text:p>0.012846649</text:p>
          </table:table-cell>
          <table:table-cell office:value-type="float" office:value="0.001456793">
            <text:p>0.001456793</text:p>
          </table:table-cell>
          <table:table-cell office:value-type="float" office:value="1.6750004">
            <text:p>1.6750004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1">
            <text:p>1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4759346E-4</text:p>
          </table:table-cell>
          <table:table-cell office:value-type="float" office:value="0.0017967895">
            <text:p>0.0017967895</text:p>
          </table:table-cell>
          <table:table-cell office:value-type="float" office:value="0.018580377">
            <text:p>0.018580377</text:p>
          </table:table-cell>
          <table:table-cell office:value-type="string">
            <text:p>9.391898E-4</text:p>
          </table:table-cell>
          <table:table-cell office:value-type="float" office:value="1.6845005">
            <text:p>1.6845005</text:p>
          </table:table-cell>
          <table:table-cell office:value-type="float" office:value="1.019">
            <text:p>1.019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1.2">
            <text:p>1.2</text:p>
          </table:table-cell>
          <table:table-cell office:value-type="float" office:value="7.5">
            <text:p>7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757995E-5</text:p>
          </table:table-cell>
          <table:table-cell office:value-type="float" office:value="0.0034738034">
            <text:p>0.0034738034</text:p>
          </table:table-cell>
          <table:table-cell office:value-type="float" office:value="0.02177447">
            <text:p>0.02177447</text:p>
          </table:table-cell>
          <table:table-cell office:value-type="float" office:value="0.0017371401">
            <text:p>0.0017371401</text:p>
          </table:table-cell>
          <table:table-cell office:value-type="float" office:value="1.6950004">
            <text:p>1.6950004</text:p>
          </table:table-cell>
          <table:table-cell office:value-type="float" office:value="1.021">
            <text:p>1.021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0.7">
            <text:p>0.7</text:p>
          </table:table-cell>
          <table:table-cell office:value-type="float" office:value="7.4">
            <text:p>7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.829992E-4</text:p>
          </table:table-cell>
          <table:table-cell office:value-type="float" office:value="0.0032044053">
            <text:p>0.0032044053</text:p>
          </table:table-cell>
          <table:table-cell office:value-type="float" office:value="0.027403533">
            <text:p>0.027403533</text:p>
          </table:table-cell>
          <table:table-cell office:value-type="float" office:value="0.0016493407">
            <text:p>0.0016493407</text:p>
          </table:table-cell>
          <table:table-cell office:value-type="float" office:value="1.7090003">
            <text:p>1.7090003</text:p>
          </table:table-cell>
          <table:table-cell office:value-type="float" office:value="1.028">
            <text:p>1.028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0.5">
            <text:p>0.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425E-4</text:p>
          </table:table-cell>
          <table:table-cell office:value-type="float" office:value="0.004130654">
            <text:p>0.004130654</text:p>
          </table:table-cell>
          <table:table-cell office:value-type="float" office:value="0.024491906">
            <text:p>0.024491906</text:p>
          </table:table-cell>
          <table:table-cell office:value-type="float" office:value="0.0020698481">
            <text:p>0.0020698481</text:p>
          </table:table-cell>
          <table:table-cell office:value-type="float" office:value="1.7215004">
            <text:p>1.7215004</text:p>
          </table:table-cell>
          <table:table-cell office:value-type="float" office:value="1.025">
            <text:p>1.025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0.5">
            <text:p>0.5</text:p>
          </table:table-cell>
          <table:table-cell office:value-type="float" office:value="6.8">
            <text:p>6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425E-4</text:p>
          </table:table-cell>
          <table:table-cell office:value-type="float" office:value="0.0035960302">
            <text:p>0.0035960302</text:p>
          </table:table-cell>
          <table:table-cell office:value-type="float" office:value="0.0230726">
            <text:p>0.0230726</text:p>
          </table:table-cell>
          <table:table-cell office:value-type="float" office:value="0.0018032065">
            <text:p>0.0018032065</text:p>
          </table:table-cell>
          <table:table-cell office:value-type="float" office:value="1.7330004">
            <text:p>1.7330004</text:p>
          </table:table-cell>
          <table:table-cell office:value-type="float" office:value="1.023">
            <text:p>1.023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0.5">
            <text:p>0.5</text:p>
          </table:table-cell>
          <table:table-cell office:value-type="float" office:value="6.8">
            <text:p>6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734644">
            <text:p>0.0012734644</text:p>
          </table:table-cell>
          <table:table-cell office:value-type="float" office:value="0.0015960261">
            <text:p>0.0015960261</text:p>
          </table:table-cell>
          <table:table-cell office:value-type="float" office:value="0.02007258">
            <text:p>0.02007258</text:p>
          </table:table-cell>
          <table:table-cell office:value-type="float" office:value="0.0010209078">
            <text:p>0.0010209078</text:p>
          </table:table-cell>
          <table:table-cell office:value-type="float" office:value="1.7430004">
            <text:p>1.7430004</text:p>
          </table:table-cell>
          <table:table-cell office:value-type="float" office:value="1.02">
            <text:p>1.02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0.8">
            <text:p>0.8</text:p>
          </table:table-cell>
          <table:table-cell office:value-type="float" office:value="6.8">
            <text:p>6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7819147E-5</text:p>
          </table:table-cell>
          <table:table-cell office:value-type="float" office:value="0.0035960302">
            <text:p>0.0035960302</text:p>
          </table:table-cell>
          <table:table-cell office:value-type="float" office:value="0.013131976">
            <text:p>0.013131976</text:p>
          </table:table-cell>
          <table:table-cell office:value-type="float" office:value="0.0017981145">
            <text:p>0.0017981145</text:p>
          </table:table-cell>
          <table:table-cell office:value-type="float" office:value="1.7495004">
            <text:p>1.7495004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1">
            <text:p>1</text:p>
          </table:table-cell>
          <table:table-cell office:value-type="float" office:value="7.1">
            <text:p>7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4759346E-4</text:p>
          </table:table-cell>
          <table:table-cell office:value-type="float" office:value="0.0033985302">
            <text:p>0.0033985302</text:p>
          </table:table-cell>
          <table:table-cell office:value-type="float" office:value="0.01382041">
            <text:p>0.01382041</text:p>
          </table:table-cell>
          <table:table-cell office:value-type="float" office:value="0.0017211817">
            <text:p>0.0017211817</text:p>
          </table:table-cell>
          <table:table-cell office:value-type="float" office:value="1.7565005">
            <text:p>1.7565005</text:p>
          </table:table-cell>
          <table:table-cell office:value-type="float" office:value="1.014">
            <text:p>1.014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0.8">
            <text:p>0.8</text:p>
          </table:table-cell>
          <table:table-cell office:value-type="float" office:value="6.4">
            <text:p>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7819147E-5</text:p>
          </table:table-cell>
          <table:table-cell office:value-type="float" office:value="0.0025310665">
            <text:p>0.0025310665</text:p>
          </table:table-cell>
          <table:table-cell office:value-type="float" office:value="0.017329574">
            <text:p>0.017329574</text:p>
          </table:table-cell>
          <table:table-cell office:value-type="float" office:value="0.0012656745">
            <text:p>0.0012656745</text:p>
          </table:table-cell>
          <table:table-cell office:value-type="float" office:value="1.7655005">
            <text:p>1.7655005</text:p>
          </table:table-cell>
          <table:table-cell office:value-type="float" office:value="1.018">
            <text:p>1.0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6.4">
            <text:p>6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734644">
            <text:p>0.0012734644</text:p>
          </table:table-cell>
          <table:table-cell office:value-type="float" office:value="0.005531065">
            <text:p>0.005531065</text:p>
          </table:table-cell>
          <table:table-cell office:value-type="float" office:value="0.030270219">
            <text:p>0.030270219</text:p>
          </table:table-cell>
          <table:table-cell office:value-type="float" office:value="0.0028378863">
            <text:p>0.0028378863</text:p>
          </table:table-cell>
          <table:table-cell office:value-type="float" office:value="1.7810006">
            <text:p>1.7810006</text:p>
          </table:table-cell>
          <table:table-cell office:value-type="float" office:value="1.031">
            <text:p>1.0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6.7">
            <text:p>6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734644">
            <text:p>0.0012734644</text:p>
          </table:table-cell>
          <table:table-cell office:value-type="float" office:value="0.004329264">
            <text:p>0.004329264</text:p>
          </table:table-cell>
          <table:table-cell office:value-type="float" office:value="0.031867385">
            <text:p>0.031867385</text:p>
          </table:table-cell>
          <table:table-cell office:value-type="float" office:value="0.0022563378">
            <text:p>0.0022563378</text:p>
          </table:table-cell>
          <table:table-cell office:value-type="float" office:value="1.7970006">
            <text:p>1.7970006</text:p>
          </table:table-cell>
          <table:table-cell office:value-type="float" office:value="1.032">
            <text:p>1.032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0.5">
            <text:p>0.5</text:p>
          </table:table-cell>
          <table:table-cell office:value-type="float" office:value="6.2">
            <text:p>6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7346425E-4</text:p>
          </table:table-cell>
          <table:table-cell office:value-type="float" office:value="0.0030006543">
            <text:p>0.0030006543</text:p>
          </table:table-cell>
          <table:table-cell office:value-type="float" office:value="0.030887127">
            <text:p>0.030887127</text:p>
          </table:table-cell>
          <table:table-cell office:value-type="float" office:value="0.0015065448">
            <text:p>0.0015065448</text:p>
          </table:table-cell>
          <table:table-cell office:value-type="float" office:value="1.8125007">
            <text:p>1.8125007</text:p>
          </table:table-cell>
          <table:table-cell office:value-type="float" office:value="1.031">
            <text:p>1.031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.8">
            <text:p>0.8</text:p>
          </table:table-cell>
          <table:table-cell office:value-type="float" office:value="6.3">
            <text:p>6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0378193">
            <text:p>0.0010378193</text:p>
          </table:table-cell>
          <table:table-cell office:value-type="float" office:value="0.0022656918">
            <text:p>0.0022656918</text:p>
          </table:table-cell>
          <table:table-cell office:value-type="float" office:value="0.020136535">
            <text:p>0.020136535</text:p>
          </table:table-cell>
          <table:table-cell office:value-type="float" office:value="0.0012460365">
            <text:p>0.0012460365</text:p>
          </table:table-cell>
          <table:table-cell office:value-type="float" office:value="1.8230007">
            <text:p>1.8230007</text:p>
          </table:table-cell>
          <table:table-cell office:value-type="float" office:value="1.021">
            <text:p>1.021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">
            <text:p>1</text:p>
          </table:table-cell>
          <table:table-cell office:value-type="float" office:value="6.3">
            <text:p>6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4759346E-4</text:p>
          </table:table-cell>
          <table:table-cell office:value-type="float" office:value="0.0032656863">
            <text:p>0.0032656863</text:p>
          </table:table-cell>
          <table:table-cell office:value-type="float" office:value="0.020191371">
            <text:p>0.020191371</text:p>
          </table:table-cell>
          <table:table-cell office:value-type="float" office:value="0.0016556393">
            <text:p>0.0016556393</text:p>
          </table:table-cell>
          <table:table-cell office:value-type="float" office:value="1.8335006">
            <text:p>1.8335006</text:p>
          </table:table-cell>
          <table:table-cell office:value-type="float" office:value="1.021">
            <text:p>1.021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.1">
            <text:p>1.1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0255605E-4</text:p>
          </table:table-cell>
          <table:table-cell office:value-type="float" office:value="0.002796784">
            <text:p>0.002796784</text:p>
          </table:table-cell>
          <table:table-cell office:value-type="float" office:value="0.019612432">
            <text:p>0.019612432</text:p>
          </table:table-cell>
          <table:table-cell office:value-type="float" office:value="0.001454828">
            <text:p>0.001454828</text:p>
          </table:table-cell>
          <table:table-cell office:value-type="float" office:value="1.8435006">
            <text:p>1.8435006</text:p>
          </table:table-cell>
          <table:table-cell office:value-type="float" office:value="1.02">
            <text:p>1.02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1.1">
            <text:p>1.1</text:p>
          </table:table-cell>
          <table:table-cell office:value-type="float" office:value="6.2">
            <text:p>6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025564">
            <text:p>0.0028025564</text:p>
          </table:table-cell>
          <table:table-cell office:value-type="float" office:value="0.0030006543">
            <text:p>0.0030006543</text:p>
          </table:table-cell>
          <table:table-cell office:value-type="float" office:value="0.019033372">
            <text:p>0.019033372</text:p>
          </table:table-cell>
          <table:table-cell office:value-type="float" office:value="0.00205294">
            <text:p>0.00205294</text:p>
          </table:table-cell>
          <table:table-cell office:value-type="float" office:value="1.8530006">
            <text:p>1.8530006</text:p>
          </table:table-cell>
          <table:table-cell office:value-type="float" office:value="1.019">
            <text:p>1.0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6.2">
            <text:p>6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025564">
            <text:p>0.0028025564</text:p>
          </table:table-cell>
          <table:table-cell office:value-type="float" office:value="0.0020006523">
            <text:p>0.0020006523</text:p>
          </table:table-cell>
          <table:table-cell office:value-type="float" office:value="0.02303332">
            <text:p>0.02303332</text:p>
          </table:table-cell>
          <table:table-cell office:value-type="float" office:value="0.0017216947">
            <text:p>0.0017216947</text:p>
          </table:table-cell>
          <table:table-cell office:value-type="float" office:value="1.8645006">
            <text:p>1.8645006</text:p>
          </table:table-cell>
          <table:table-cell office:value-type="float" office:value="1.023">
            <text:p>1.023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1.5">
            <text:p>1.5</text:p>
          </table:table-cell>
          <table:table-cell office:value-type="float" office:value="5.9">
            <text:p>5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230489E-4</text:p>
          </table:table-cell>
          <table:table-cell office:value-type="float" office:value="0.00320746">
            <text:p>0.00320746</text:p>
          </table:table-cell>
          <table:table-cell office:value-type="float" office:value="0.021639884">
            <text:p>0.021639884</text:p>
          </table:table-cell>
          <table:table-cell office:value-type="float" office:value="0.0016556879">
            <text:p>0.0016556879</text:p>
          </table:table-cell>
          <table:table-cell office:value-type="float" office:value="1.8755007">
            <text:p>1.8755007</text:p>
          </table:table-cell>
          <table:table-cell office:value-type="float" office:value="1.022">
            <text:p>1.022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2.1">
            <text:p>2.1</text:p>
          </table:table-cell>
          <table:table-cell office:value-type="float" office:value="6.4">
            <text:p>6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3562908">
            <text:p>0.0023562908</text:p>
          </table:table-cell>
          <table:table-cell office:value-type="float" office:value="0.0025310665">
            <text:p>0.0025310665</text:p>
          </table:table-cell>
          <table:table-cell office:value-type="float" office:value="0.017903745">
            <text:p>0.017903745</text:p>
          </table:table-cell>
          <table:table-cell office:value-type="float" office:value="0.0017290462">
            <text:p>0.0017290462</text:p>
          </table:table-cell>
          <table:table-cell office:value-type="float" office:value="1.8845007">
            <text:p>1.8845007</text:p>
          </table:table-cell>
          <table:table-cell office:value-type="float" office:value="1.018">
            <text:p>1.018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2.7">
            <text:p>2.7</text:p>
          </table:table-cell>
          <table:table-cell office:value-type="float" office:value="6.4">
            <text:p>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9354813E-4</text:p>
          </table:table-cell>
          <table:table-cell office:value-type="string">
            <text:p>-4.689321E-4</text:p>
          </table:table-cell>
          <table:table-cell office:value-type="float" office:value="0.0073422194">
            <text:p>0.0073422194</text:p>
          </table:table-cell>
          <table:table-cell office:value-type="string">
            <text:p>5.0456054E-4</text:p>
          </table:table-cell>
          <table:table-cell office:value-type="float" office:value="1.8880007">
            <text:p>1.8880007</text:p>
          </table:table-cell>
          <table:table-cell office:value-type="float" office:value="1.007">
            <text:p>1.007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2.7">
            <text:p>2.7</text:p>
          </table:table-cell>
          <table:table-cell office:value-type="float" office:value="6.1">
            <text:p>6.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8935485">
            <text:p>0.0028935485</text:p>
          </table:table-cell>
          <table:table-cell office:value-type="float" office:value="0.0017359406">
            <text:p>0.0017359406</text:p>
          </table:table-cell>
          <table:table-cell office:value-type="float" office:value="0.015772164">
            <text:p>0.015772164</text:p>
          </table:table-cell>
          <table:table-cell office:value-type="float" office:value="0.0016871656">
            <text:p>0.0016871656</text:p>
          </table:table-cell>
          <table:table-cell office:value-type="float" office:value="1.8955007">
            <text:p>1.8955007</text:p>
          </table:table-cell>
          <table:table-cell office:value-type="float" office:value="1.015">
            <text:p>1.015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3">
            <text:p>3</text:p>
          </table:table-cell>
          <table:table-cell office:value-type="float" office:value="6.6">
            <text:p>6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640425">
            <text:p>0.0016640425</text:p>
          </table:table-cell>
          <table:table-cell office:value-type="float" office:value="0.0020628497">
            <text:p>0.0020628497</text:p>
          </table:table-cell>
          <table:table-cell office:value-type="float" office:value="0.02199781">
            <text:p>0.02199781</text:p>
          </table:table-cell>
          <table:table-cell office:value-type="float" office:value="0.0013251778">
            <text:p>0.0013251778</text:p>
          </table:table-cell>
          <table:table-cell office:value-type="float" office:value="1.9065006">
            <text:p>1.9065006</text:p>
          </table:table-cell>
          <table:table-cell office:value-type="float" office:value="1.022">
            <text:p>1.022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6.3">
            <text:p>6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640425">
            <text:p>0.0016640425</text:p>
          </table:table-cell>
          <table:table-cell office:value-type="float" office:value="0.0032656863">
            <text:p>0.0032656863</text:p>
          </table:table-cell>
          <table:table-cell office:value-type="float" office:value="0.02540952">
            <text:p>0.02540952</text:p>
          </table:table-cell>
          <table:table-cell office:value-type="float" office:value="0.0018326036">
            <text:p>0.0018326036</text:p>
          </table:table-cell>
          <table:table-cell office:value-type="float" office:value="1.9195006">
            <text:p>1.9195006</text:p>
          </table:table-cell>
          <table:table-cell office:value-type="float" office:value="1.026">
            <text:p>1.026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6.1">
            <text:p>6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.6404045E-4</text:p>
          </table:table-cell>
          <table:table-cell office:value-type="float" office:value="0.0037359372">
            <text:p>0.0037359372</text:p>
          </table:table-cell>
          <table:table-cell office:value-type="float" office:value="0.030032575">
            <text:p>0.030032575</text:p>
          </table:table-cell>
          <table:table-cell office:value-type="float" office:value="0.0018972463">
            <text:p>0.0018972463</text:p>
          </table:table-cell>
          <table:table-cell office:value-type="float" office:value="1.9345006">
            <text:p>1.9345006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1">
            <text:p>3.1</text:p>
          </table:table-cell>
          <table:table-cell office:value-type="float" office:value="6.8">
            <text:p>6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211881">
            <text:p>0.0019211881</text:p>
          </table:table-cell>
          <table:table-cell office:value-type="float" office:value="0.0025960281">
            <text:p>0.0025960281</text:p>
          </table:table-cell>
          <table:table-cell office:value-type="float" office:value="0.019497871">
            <text:p>0.019497871</text:p>
          </table:table-cell>
          <table:table-cell office:value-type="float" office:value="0.0016148005">
            <text:p>0.0016148005</text:p>
          </table:table-cell>
          <table:table-cell office:value-type="float" office:value="1.9440006">
            <text:p>1.9440006</text:p>
          </table:table-cell>
          <table:table-cell office:value-type="float" office:value="1.019">
            <text:p>1.019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3.1">
            <text:p>3.1</text:p>
          </table:table-cell>
          <table:table-cell office:value-type="float" office:value="7.5">
            <text:p>7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2119">
            <text:p>0.00292119</text:p>
          </table:table-cell>
          <table:table-cell office:value-type="float" office:value="0.0014737993">
            <text:p>0.0014737993</text:p>
          </table:table-cell>
          <table:table-cell office:value-type="float" office:value="0.011018515">
            <text:p>0.011018515</text:p>
          </table:table-cell>
          <table:table-cell office:value-type="float" office:value="0.001635958">
            <text:p>0.001635958</text:p>
          </table:table-cell>
          <table:table-cell office:value-type="float" office:value="1.9495006">
            <text:p>1.9495006</text:p>
          </table:table-cell>
          <table:table-cell office:value-type="float" office:value="1.011">
            <text:p>1.011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2.4">
            <text:p>2.4</text:p>
          </table:table-cell>
          <table:table-cell office:value-type="float" office:value="7.6">
            <text:p>7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1243485">
            <text:p>0.0011243485</text:p>
          </table:table-cell>
          <table:table-cell office:value-type="float" office:value="0.0017436147">
            <text:p>0.0017436147</text:p>
          </table:table-cell>
          <table:table-cell office:value-type="float" office:value="0.009661615">
            <text:p>0.009661615</text:p>
          </table:table-cell>
          <table:table-cell office:value-type="float" office:value="0.0010373464">
            <text:p>0.0010373464</text:p>
          </table:table-cell>
          <table:table-cell office:value-type="float" office:value="1.9540005">
            <text:p>1.9540005</text:p>
          </table:table-cell>
          <table:table-cell office:value-type="float" office:value="1.009">
            <text:p>1.009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1.5">
            <text:p>1.5</text:p>
          </table:table-cell>
          <table:table-cell office:value-type="float" office:value="7.9">
            <text:p>7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7694943E-4</text:p>
          </table:table-cell>
          <table:table-cell office:value-type="string">
            <text:p>5.554557E-4</text:p>
          </table:table-cell>
          <table:table-cell office:value-type="float" office:value="0.00883323">
            <text:p>0.00883323</text:p>
          </table:table-cell>
          <table:table-cell office:value-type="string">
            <text:p>2.9147975E-4</text:p>
          </table:table-cell>
          <table:table-cell office:value-type="float" office:value="1.9585004">
            <text:p>1.9585004</text:p>
          </table:table-cell>
          <table:table-cell office:value-type="float" office:value="1.009">
            <text:p>1.009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3">
            <text:p>0.3</text:p>
          </table:table-cell>
          <table:table-cell office:value-type="float" office:value="7.9">
            <text:p>7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2.3596454E-4</text:p>
          </table:table-cell>
          <table:table-cell office:value-type="float" office:value="0.0035554618">
            <text:p>0.0035554618</text:p>
          </table:table-cell>
          <table:table-cell office:value-type="float" office:value="0.017504275">
            <text:p>0.017504275</text:p>
          </table:table-cell>
          <table:table-cell office:value-type="float" office:value="0.0017816415">
            <text:p>0.0017816415</text:p>
          </table:table-cell>
          <table:table-cell office:value-type="float" office:value="1.9675004">
            <text:p>1.9675004</text:p>
          </table:table-cell>
          <table:table-cell office:value-type="float" office:value="1.018">
            <text:p>1.018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-0.9">
            <text:p>-0.9</text:p>
          </table:table-cell>
          <table:table-cell office:value-type="float" office:value="7.7">
            <text:p>7.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292685">
            <text:p>-0.001292685</text:p>
          </table:table-cell>
          <table:table-cell office:value-type="float" office:value="0.0030138046">
            <text:p>0.0030138046</text:p>
          </table:table-cell>
          <table:table-cell office:value-type="float" office:value="0.016140163">
            <text:p>0.016140163</text:p>
          </table:table-cell>
          <table:table-cell office:value-type="float" office:value="0.0016396685">
            <text:p>0.0016396685</text:p>
          </table:table-cell>
          <table:table-cell office:value-type="float" office:value="1.9760004">
            <text:p>1.9760004</text:p>
          </table:table-cell>
          <table:table-cell office:value-type="float" office:value="1.017">
            <text:p>1.017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-1.2">
            <text:p>-1.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5.757995E-5</text:p>
          </table:table-cell>
          <table:table-cell office:value-type="float" office:value="0.0018268973">
            <text:p>0.0018268973</text:p>
          </table:table-cell>
          <table:table-cell office:value-type="float" office:value="0.0069512725">
            <text:p>0.0069512725</text:p>
          </table:table-cell>
          <table:table-cell office:value-type="string">
            <text:p>9.139021E-4</text:p>
          </table:table-cell>
          <table:table-cell office:value-type="float" office:value="1.9800005">
            <text:p>1.9800005</text:p>
          </table:table-cell>
          <table:table-cell office:value-type="float" office:value="1.008">
            <text:p>1.008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-2.4">
            <text:p>-2.4</text:p>
          </table:table-cell>
          <table:table-cell office:value-type="float" office:value="7.6">
            <text:p>7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1.2434646E-4</text:p>
          </table:table-cell>
          <table:table-cell office:value-type="float" office:value="0.0017436147">
            <text:p>0.0017436147</text:p>
          </table:table-cell>
          <table:table-cell office:value-type="float" office:value="0.006661594">
            <text:p>0.006661594</text:p>
          </table:table-cell>
          <table:table-cell office:value-type="string">
            <text:p>8.740214E-4</text:p>
          </table:table-cell>
          <table:table-cell office:value-type="float" office:value="1.9835005">
            <text:p>1.9835005</text:p>
          </table:table-cell>
          <table:table-cell office:value-type="float" office:value="1.007">
            <text:p>1.00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3.6999998">
            <text:p>-3.6999998</text:p>
          </table:table-cell>
          <table:table-cell office:value-type="float" office:value="7.3">
            <text:p>7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4.676953E-4</text:p>
          </table:table-cell>
          <table:table-cell office:value-type="float" office:value="0.0029353797">
            <text:p>0.0029353797</text:p>
          </table:table-cell>
          <table:table-cell office:value-type="float" office:value="0.011189997">
            <text:p>0.011189997</text:p>
          </table:table-cell>
          <table:table-cell office:value-type="float" office:value="0.0014862026">
            <text:p>0.0014862026</text:p>
          </table:table-cell>
          <table:table-cell office:value-type="float" office:value="1.9900005">
            <text:p>1.9900005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-5">
            <text:p>-5</text:p>
          </table:table-cell>
          <table:table-cell office:value-type="float" office:value="7.3">
            <text:p>7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8442646">
            <text:p>-0.0018442646</text:p>
          </table:table-cell>
          <table:table-cell office:value-type="float" office:value="0.0029353797">
            <text:p>0.0029353797</text:p>
          </table:table-cell>
          <table:table-cell office:value-type="float" office:value="0.017910898">
            <text:p>0.017910898</text:p>
          </table:table-cell>
          <table:table-cell office:value-type="float" office:value="0.0017333324">
            <text:p>0.0017333324</text:p>
          </table:table-cell>
          <table:table-cell office:value-type="float" office:value="1.9995005">
            <text:p>1.9995005</text:p>
          </table:table-cell>
          <table:table-cell office:value-type="float" office:value="1.019">
            <text:p>1.019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-6.5">
            <text:p>-6.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796784">
            <text:p>-0.002796784</text:p>
          </table:table-cell>
          <table:table-cell office:value-type="float" office:value="0.0034715384">
            <text:p>0.0034715384</text:p>
          </table:table-cell>
          <table:table-cell office:value-type="float" office:value="0.026906192">
            <text:p>0.026906192</text:p>
          </table:table-cell>
          <table:table-cell office:value-type="float" office:value="0.0022289897">
            <text:p>0.0022289897</text:p>
          </table:table-cell>
          <table:table-cell office:value-type="float" office:value="2.0140004">
            <text:p>2.0140004</text:p>
          </table:table-cell>
          <table:table-cell office:value-type="float" office:value="1.029">
            <text:p>1.029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-7.6000004">
            <text:p>-7.6000004</text:p>
          </table:table-cell>
          <table:table-cell office:value-type="float" office:value="4.9">
            <text:p>4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7436018">
            <text:p>-0.0027436018</text:p>
          </table:table-cell>
          <table:table-cell office:value-type="float" office:value="0.003583081">
            <text:p>0.003583081</text:p>
          </table:table-cell>
          <table:table-cell office:value-type="float" office:value="0.024439156">
            <text:p>0.024439156</text:p>
          </table:table-cell>
          <table:table-cell office:value-type="float" office:value="0.0022564253">
            <text:p>0.0022564253</text:p>
          </table:table-cell>
          <table:table-cell office:value-type="float" office:value="2.0270004">
            <text:p>2.0270004</text:p>
          </table:table-cell>
          <table:table-cell office:value-type="float" office:value="1.026">
            <text:p>1.026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-8.1">
            <text:p>-8.1</text:p>
          </table:table-cell>
          <table:table-cell office:value-type="float" office:value="4.5">
            <text:p>4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098758">
            <text:p>-0.004098758</text:p>
          </table:table-cell>
          <table:table-cell office:value-type="float" office:value="0.0015408993">
            <text:p>0.0015408993</text:p>
          </table:table-cell>
          <table:table-cell office:value-type="float" office:value="0.017058969">
            <text:p>0.017058969</text:p>
          </table:table-cell>
          <table:table-cell office:value-type="float" office:value="0.0021894171">
            <text:p>0.0021894171</text:p>
          </table:table-cell>
          <table:table-cell office:value-type="float" office:value="2.0365005">
            <text:p>2.0365005</text:p>
          </table:table-cell>
          <table:table-cell office:value-type="float" office:value="1.019">
            <text:p>1.019</text:p>
          </table:table-cell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-8.9">
            <text:p>-8.9</text:p>
          </table:table-cell>
          <table:table-cell office:value-type="float" office:value="3.6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2896101">
            <text:p>-0.0032896101</text:p>
          </table:table-cell>
          <table:table-cell office:value-type="float" office:value="0.00120949">
            <text:p>0.00120949</text:p>
          </table:table-cell>
          <table:table-cell office:value-type="float" office:value="0.0100134015">
            <text:p>0.0100134015</text:p>
          </table:table-cell>
          <table:table-cell office:value-type="float" office:value="0.0017524555">
            <text:p>0.0017524555</text:p>
          </table:table-cell>
          <table:table-cell office:value-type="float" office:value="2.0425005">
            <text:p>2.0425005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-9.6">
            <text:p>-9.6</text:p>
          </table:table-cell>
          <table:table-cell office:value-type="float" office:value="2.9">
            <text:p>2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2312572">
            <text:p>-0.0032312572</text:p>
          </table:table-cell>
          <table:table-cell office:value-type="float" office:value="0.001407057">
            <text:p>0.001407057</text:p>
          </table:table-cell>
          <table:table-cell office:value-type="float" office:value="0.01428467">
            <text:p>0.01428467</text:p>
          </table:table-cell>
          <table:table-cell office:value-type="float" office:value="0.0017621601">
            <text:p>0.0017621601</text:p>
          </table:table-cell>
          <table:table-cell office:value-type="float" office:value="2.0505004">
            <text:p>2.0505004</text:p>
          </table:table-cell>
          <table:table-cell office:value-type="float" office:value="1.016">
            <text:p>1.016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-10.1">
            <text:p>-10.1</text:p>
          </table:table-cell>
          <table:table-cell office:value-type="float" office:value="2.3">
            <text:p>2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5633265">
            <text:p>-0.005633265</text:p>
          </table:table-cell>
          <table:table-cell office:value-type="float" office:value="0.001868207">
            <text:p>0.001868207</text:p>
          </table:table-cell>
          <table:table-cell office:value-type="float" office:value="0.027302504">
            <text:p>0.027302504</text:p>
          </table:table-cell>
          <table:table-cell office:value-type="float" office:value="0.002967485">
            <text:p>0.002967485</text:p>
          </table:table-cell>
          <table:table-cell office:value-type="float" office:value="2.0655003">
            <text:p>2.0655003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11.5">
            <text:p>-11.5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6320686">
            <text:p>-0.0036320686</text:p>
          </table:table-cell>
          <table:table-cell office:value-type="string">
            <text:p>3.782008E-5</text:p>
          </table:table-cell>
          <table:table-cell office:value-type="float" office:value="0.014172792">
            <text:p>0.014172792</text:p>
          </table:table-cell>
          <table:table-cell office:value-type="float" office:value="0.0018161328">
            <text:p>0.0018161328</text:p>
          </table:table-cell>
          <table:table-cell office:value-type="float" office:value="2.0735002">
            <text:p>2.0735002</text:p>
          </table:table-cell>
          <table:table-cell office:value-type="float" office:value="1.016">
            <text:p>1.016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-12.2">
            <text:p>-12.2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6752204">
            <text:p>-0.0026752204</text:p>
          </table:table-cell>
          <table:table-cell office:value-type="string">
            <text:p>-2.546718E-4</text:p>
          </table:table-cell>
          <table:table-cell office:value-type="float" office:value="0.005585611">
            <text:p>0.005585611</text:p>
          </table:table-cell>
          <table:table-cell office:value-type="float" office:value="0.0013436575">
            <text:p>0.0013436575</text:p>
          </table:table-cell>
          <table:table-cell office:value-type="float" office:value="2.0775">
            <text:p>2.0775</text:p>
          </table:table-cell>
          <table:table-cell office:value-type="float" office:value="1.008">
            <text:p>1.008</text:p>
          </table:table-cell>
        </table:table-row>
        <table:table-row table:style-name="ro1">
          <table:table-cell office:value-type="float" office:value="21.2">
            <text:p>21.2</text:p>
          </table:table-cell>
          <table:table-cell office:value-type="float" office:value="-13.2">
            <text:p>-13.2</text:p>
          </table:table-cell>
          <table:table-cell office:value-type="float" office:value="-0.8">
            <text:p>-0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6491264">
            <text:p>-0.0016491264</text:p>
          </table:table-cell>
          <table:table-cell office:value-type="float" office:value="-0.0010378193">
            <text:p>-0.0010378193</text:p>
          </table:table-cell>
          <table:table-cell office:value-type="float" office:value="0.004518509">
            <text:p>0.004518509</text:p>
          </table:table-cell>
          <table:table-cell office:value-type="string">
            <text:p>9.7425445E-4</text:p>
          </table:table-cell>
          <table:table-cell office:value-type="float" office:value="2.081">
            <text:p>2.081</text:p>
          </table:table-cell>
          <table:table-cell office:value-type="float" office:value="1.007">
            <text:p>1.007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-13.6">
            <text:p>-13.6</text:p>
          </table:table-cell>
          <table:table-cell office:value-type="float" office:value="-2.3">
            <text:p>-2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1421164">
            <text:p>0.0021421164</text:p>
          </table:table-cell>
          <table:table-cell office:value-type="float" office:value="0.0011317916">
            <text:p>0.0011317916</text:p>
          </table:table-cell>
          <table:table-cell office:value-type="float" office:value="-0.012155414">
            <text:p>-0.012155414</text:p>
          </table:table-cell>
          <table:table-cell office:value-type="float" office:value="0.0012113644">
            <text:p>0.0012113644</text:p>
          </table:table-cell>
          <table:table-cell office:value-type="float" office:value="2.0760002">
            <text:p>2.0760002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20.8">
            <text:p>20.8</text:p>
          </table:table-cell>
          <table:table-cell office:value-type="float" office:value="-14.4">
            <text:p>-14.4</text:p>
          </table:table-cell>
          <table:table-cell office:value-type="float" office:value="-3.4">
            <text:p>-3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89883">
            <text:p>0.002689883</text:p>
          </table:table-cell>
          <table:table-cell office:value-type="string">
            <text:p>3.0637532E-4</text:p>
          </table:table-cell>
          <table:table-cell office:value-type="float" office:value="-0.00782299">
            <text:p>-0.00782299</text:p>
          </table:table-cell>
          <table:table-cell office:value-type="float" office:value="0.0013536374">
            <text:p>0.0013536374</text:p>
          </table:table-cell>
          <table:table-cell office:value-type="float" office:value="2.0730002">
            <text:p>2.0730002</text:p>
          </table:table-cell>
          <table:table-cell office:value-type="float" office:value="0.994">
            <text:p>0.994</text:p>
          </table:table-cell>
        </table:table-row>
        <table:table-row table:style-name="ro1">
          <table:table-cell office:value-type="float" office:value="22.3">
            <text:p>22.3</text:p>
          </table:table-cell>
          <table:table-cell office:value-type="float" office:value="-15.1">
            <text:p>-15.1</text:p>
          </table:table-cell>
          <table:table-cell office:value-type="float" office:value="-3.8">
            <text:p>-3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4954805">
            <text:p>-0.0014954805</text:p>
          </table:table-cell>
          <table:table-cell office:value-type="string">
            <text:p>-7.2609633E-4</text:p>
          </table:table-cell>
          <table:table-cell office:value-type="float" office:value="0.0057258606">
            <text:p>0.0057258606</text:p>
          </table:table-cell>
          <table:table-cell office:value-type="string">
            <text:p>8.3121564E-4</text:p>
          </table:table-cell>
          <table:table-cell office:value-type="float" office:value="2.0775">
            <text:p>2.0775</text:p>
          </table:table-cell>
          <table:table-cell office:value-type="float" office:value="1.009">
            <text:p>1.009</text:p>
          </table:table-cell>
        </table:table-row>
        <table:table-row table:style-name="ro1">
          <table:table-cell office:value-type="float" office:value="21.3">
            <text:p>21.3</text:p>
          </table:table-cell>
          <table:table-cell office:value-type="float" office:value="-15.700001">
            <text:p>-15.700001</text:p>
          </table:table-cell>
          <table:table-cell office:value-type="float" office:value="-4.9">
            <text:p>-4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6399542">
            <text:p>-0.006399542</text:p>
          </table:table-cell>
          <table:table-cell office:value-type="float" office:value="-0.002583079">
            <text:p>-0.002583079</text:p>
          </table:table-cell>
          <table:table-cell office:value-type="float" office:value="0.015963018">
            <text:p>0.015963018</text:p>
          </table:table-cell>
          <table:table-cell office:value-type="float" office:value="0.0034505955">
            <text:p>0.0034505955</text:p>
          </table:table-cell>
          <table:table-cell office:value-type="float" office:value="2.0875">
            <text:p>2.0875</text:p>
          </table:table-cell>
          <table:table-cell office:value-type="float" office:value="1.02">
            <text:p>1.02</text:p>
          </table:table-cell>
        </table:table-row>
        <table:table-row table:style-name="ro1">
          <table:table-cell office:value-type="float" office:value="21.1">
            <text:p>21.1</text:p>
          </table:table-cell>
          <table:table-cell office:value-type="float" office:value="-16">
            <text:p>-16</text:p>
          </table:table-cell>
          <table:table-cell office:value-type="float" office:value="-5.2">
            <text:p>-5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8362651">
            <text:p>-0.008362651</text:p>
          </table:table-cell>
          <table:table-cell office:value-type="float" office:value="-0.003367424">
            <text:p>-0.003367424</text:p>
          </table:table-cell>
          <table:table-cell office:value-type="float" office:value="0.023853898">
            <text:p>0.023853898</text:p>
          </table:table-cell>
          <table:table-cell office:value-type="float" office:value="0.00450759">
            <text:p>0.00450759</text:p>
          </table:table-cell>
          <table:table-cell office:value-type="float" office:value="2.1015">
            <text:p>2.1015</text:p>
          </table:table-cell>
          <table:table-cell office:value-type="float" office:value="1.028">
            <text:p>1.0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6.4">
            <text:p>-16.4</text:p>
          </table:table-cell>
          <table:table-cell office:value-type="float" office:value="-6.2">
            <text:p>-6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3658533">
            <text:p>-0.003658533</text:p>
          </table:table-cell>
          <table:table-cell office:value-type="float" office:value="-0.0020006523">
            <text:p>-0.0020006523</text:p>
          </table:table-cell>
          <table:table-cell office:value-type="float" office:value="0.012535095">
            <text:p>0.012535095</text:p>
          </table:table-cell>
          <table:table-cell office:value-type="float" office:value="0.0020849146">
            <text:p>0.0020849146</text:p>
          </table:table-cell>
          <table:table-cell office:value-type="float" office:value="2.1095">
            <text:p>2.1095</text:p>
          </table:table-cell>
          <table:table-cell office:value-type="float" office:value="1.016">
            <text:p>1.01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17.3">
            <text:p>-17.3</text:p>
          </table:table-cell>
          <table:table-cell office:value-type="float" office:value="-7.1">
            <text:p>-7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6251504">
            <text:p>-0.0016251504</text:p>
          </table:table-cell>
          <table:table-cell office:value-type="float" office:value="-0.0013985261">
            <text:p>-0.0013985261</text:p>
          </table:table-cell>
          <table:table-cell office:value-type="float" office:value="0.00490731">
            <text:p>0.00490731</text:p>
          </table:table-cell>
          <table:table-cell office:value-type="float" office:value="0.0010720295">
            <text:p>0.0010720295</text:p>
          </table:table-cell>
          <table:table-cell office:value-type="float" office:value="2.1139998">
            <text:p>2.1139998</text:p>
          </table:table-cell>
          <table:table-cell office:value-type="float" office:value="1.009">
            <text:p>1.009</text:p>
          </table:table-cell>
        </table:table-row>
        <table:table-row table:style-name="ro1">
          <table:table-cell office:value-type="float" office:value="23.7">
            <text:p>23.7</text:p>
          </table:table-cell>
          <table:table-cell office:value-type="float" office:value="-17.7">
            <text:p>-17.7</text:p>
          </table:table-cell>
          <table:table-cell office:value-type="float" office:value="-7.1">
            <text:p>-7.1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9669147">
            <text:p>-0.0049669147</text:p>
          </table:table-cell>
          <table:table-cell office:value-type="float" office:value="-0.0033985302">
            <text:p>-0.0033985302</text:p>
          </table:table-cell>
          <table:table-cell office:value-type="float" office:value="0.01200664">
            <text:p>0.01200664</text:p>
          </table:table-cell>
          <table:table-cell office:value-type="float" office:value="0.003009163">
            <text:p>0.003009163</text:p>
          </table:table-cell>
          <table:table-cell office:value-type="float" office:value="2.1219997">
            <text:p>2.1219997</text:p>
          </table:table-cell>
          <table:table-cell office:value-type="float" office:value="1.016">
            <text:p>1.016</text:p>
          </table:table-cell>
        </table:table-row>
        <table:table-row table:style-name="ro1">
          <table:table-cell office:value-type="float" office:value="25.4">
            <text:p>25.4</text:p>
          </table:table-cell>
          <table:table-cell office:value-type="float" office:value="-18.3">
            <text:p>-18.3</text:p>
          </table:table-cell>
          <table:table-cell office:value-type="float" office:value="-7.3">
            <text:p>-7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8007556">
            <text:p>-0.008007556</text:p>
          </table:table-cell>
          <table:table-cell office:value-type="float" office:value="-0.003935382">
            <text:p>-0.003935382</text:p>
          </table:table-cell>
          <table:table-cell office:value-type="float" office:value="0.017680109">
            <text:p>0.017680109</text:p>
          </table:table-cell>
          <table:table-cell office:value-type="float" office:value="0.004461171">
            <text:p>0.004461171</text:p>
          </table:table-cell>
          <table:table-cell office:value-type="float" office:value="2.1334996">
            <text:p>2.1334996</text:p>
          </table:table-cell>
          <table:table-cell office:value-type="float" office:value="1.023">
            <text:p>1.023</text:p>
          </table:table-cell>
        </table:table-row>
        <table:table-row table:style-name="ro1">
          <table:table-cell office:value-type="float" office:value="26.3">
            <text:p>26.3</text:p>
          </table:table-cell>
          <table:table-cell office:value-type="float" office:value="-18.6">
            <text:p>-18.6</text:p>
          </table:table-cell>
          <table:table-cell office:value-type="float" office:value="-7.5">
            <text:p>-7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70406795">
            <text:p>-0.0070406795</text:p>
          </table:table-cell>
          <table:table-cell office:value-type="float" office:value="-0.0024738014">
            <text:p>-0.0024738014</text:p>
          </table:table-cell>
          <table:table-cell office:value-type="float" office:value="0.015786707">
            <text:p>0.015786707</text:p>
          </table:table-cell>
          <table:table-cell office:value-type="float" office:value="0.0037313155">
            <text:p>0.0037313155</text:p>
          </table:table-cell>
          <table:table-cell office:value-type="float" office:value="2.1439996">
            <text:p>2.1439996</text:p>
          </table:table-cell>
          <table:table-cell office:value-type="float" office:value="1.021">
            <text:p>1.021</text:p>
          </table:table-cell>
        </table:table-row>
        <table:table-row table:style-name="ro1">
          <table:table-cell office:value-type="float" office:value="27.3">
            <text:p>27.3</text:p>
          </table:table-cell>
          <table:table-cell office:value-type="float" office:value="-18.6">
            <text:p>-18.6</text:p>
          </table:table-cell>
          <table:table-cell office:value-type="float" office:value="-7.2">
            <text:p>-7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2040675">
            <text:p>-0.012040675</text:p>
          </table:table-cell>
          <table:table-cell office:value-type="float" office:value="-0.0036667734">
            <text:p>-0.0036667734</text:p>
          </table:table-cell>
          <table:table-cell office:value-type="float" office:value="0.023116887">
            <text:p>0.023116887</text:p>
          </table:table-cell>
          <table:table-cell office:value-type="float" office:value="0.0062933117">
            <text:p>0.0062933117</text:p>
          </table:table-cell>
          <table:table-cell office:value-type="float" office:value="2.1589994">
            <text:p>2.1589994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float" office:value="28.2">
            <text:p>28.2</text:p>
          </table:table-cell>
          <table:table-cell office:value-type="float" office:value="-18.4">
            <text:p>-18.4</text:p>
          </table:table-cell>
          <table:table-cell office:value-type="float" office:value="-6.8">
            <text:p>-6.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0350972">
            <text:p>-0.010350972</text:p>
          </table:table-cell>
          <table:table-cell office:value-type="float" office:value="-0.0035960302">
            <text:p>-0.0035960302</text:p>
          </table:table-cell>
          <table:table-cell office:value-type="float" office:value="0.023158431">
            <text:p>0.023158431</text:p>
          </table:table-cell>
          <table:table-cell office:value-type="float" office:value="0.0054789158">
            <text:p>0.0054789158</text:p>
          </table:table-cell>
          <table:table-cell office:value-type="float" office:value="2.1734996">
            <text:p>2.1734996</text:p>
          </table:table-cell>
          <table:table-cell office:value-type="float" office:value="1.029">
            <text:p>1.029</text:p>
          </table:table-cell>
        </table:table-row>
        <table:table-row table:style-name="ro1">
          <table:table-cell office:value-type="float" office:value="27.8">
            <text:p>27.8</text:p>
          </table:table-cell>
          <table:table-cell office:value-type="float" office:value="-18.4">
            <text:p>-18.4</text:p>
          </table:table-cell>
          <table:table-cell office:value-type="float" office:value="-7">
            <text:p>-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135096">
            <text:p>-0.01135096</text:p>
          </table:table-cell>
          <table:table-cell office:value-type="float" office:value="-0.004130654">
            <text:p>-0.004130654</text:p>
          </table:table-cell>
          <table:table-cell office:value-type="float" office:value="0.022577822">
            <text:p>0.022577822</text:p>
          </table:table-cell>
          <table:table-cell office:value-type="float" office:value="0.0060395896">
            <text:p>0.0060395896</text:p>
          </table:table-cell>
          <table:table-cell office:value-type="float" office:value="2.1874995">
            <text:p>2.1874995</text:p>
          </table:table-cell>
          <table:table-cell office:value-type="float" office:value="1.028">
            <text:p>1.028</text:p>
          </table:table-cell>
        </table:table-row>
        <table:table-row table:style-name="ro1">
          <table:table-cell office:value-type="float" office:value="27.7">
            <text:p>27.7</text:p>
          </table:table-cell>
          <table:table-cell office:value-type="float" office:value="-18.2">
            <text:p>-18.2</text:p>
          </table:table-cell>
          <table:table-cell office:value-type="float" office:value="-6.9">
            <text:p>-6.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8665085">
            <text:p>-0.008665085</text:p>
          </table:table-cell>
          <table:table-cell office:value-type="float" office:value="-0.0038631558">
            <text:p>-0.0038631558</text:p>
          </table:table-cell>
          <table:table-cell office:value-type="float" office:value="0.021270633">
            <text:p>0.021270633</text:p>
          </table:table-cell>
          <table:table-cell office:value-type="float" office:value="0.0047436184">
            <text:p>0.0047436184</text:p>
          </table:table-cell>
          <table:table-cell office:value-type="float" office:value="2.2009995">
            <text:p>2.2009995</text:p>
          </table:table-cell>
          <table:table-cell office:value-type="float" office:value="1.027">
            <text:p>1.0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8">
            <text:p>-18</text:p>
          </table:table-cell>
          <table:table-cell office:value-type="float" office:value="-7.5">
            <text:p>-7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9983003">
            <text:p>-0.009983003</text:p>
          </table:table-cell>
          <table:table-cell office:value-type="float" office:value="-0.0034738034">
            <text:p>-0.0034738034</text:p>
          </table:table-cell>
          <table:table-cell office:value-type="float" office:value="0.026498556">
            <text:p>0.026498556</text:p>
          </table:table-cell>
          <table:table-cell office:value-type="float" office:value="0.005285065">
            <text:p>0.005285065</text:p>
          </table:table-cell>
          <table:table-cell office:value-type="float" office:value="2.2169995">
            <text:p>2.2169995</text:p>
          </table:table-cell>
          <table:table-cell office:value-type="float" office:value="1.032">
            <text:p>1.032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office:value-type="float" office:value="-17.5">
            <text:p>-17.5</text:p>
          </table:table-cell>
          <table:table-cell office:value-type="float" office:value="-7.3">
            <text:p>-7.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1294216">
            <text:p>-0.011294216</text:p>
          </table:table-cell>
          <table:table-cell office:value-type="float" office:value="-0.004935384">
            <text:p>-0.004935384</text:p>
          </table:table-cell>
          <table:table-cell office:value-type="float" office:value="0.032388628">
            <text:p>0.032388628</text:p>
          </table:table-cell>
          <table:table-cell office:value-type="float" office:value="0.0061627375">
            <text:p>0.0061627375</text:p>
          </table:table-cell>
          <table:table-cell office:value-type="float" office:value="2.2359996">
            <text:p>2.2359996</text:p>
          </table:table-cell>
          <table:table-cell office:value-type="float" office:value="1.038">
            <text:p>1.038</text:p>
          </table:table-cell>
        </table:table-row>
        <table:table-row table:style-name="ro1">
          <table:table-cell office:value-type="float" office:value="26.8">
            <text:p>26.8</text:p>
          </table:table-cell>
          <table:table-cell office:value-type="float" office:value="-16.4">
            <text:p>-16.4</text:p>
          </table:table-cell>
          <table:table-cell office:value-type="float" office:value="-7.2">
            <text:p>-7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5658537">
            <text:p>-0.005658537</text:p>
          </table:table-cell>
          <table:table-cell office:value-type="float" office:value="-0.0036667734">
            <text:p>-0.0036667734</text:p>
          </table:table-cell>
          <table:table-cell office:value-type="float" office:value="0.01757127">
            <text:p>0.01757127</text:p>
          </table:table-cell>
          <table:table-cell office:value-type="float" office:value="0.0033713598">
            <text:p>0.0033713598</text:p>
          </table:table-cell>
          <table:table-cell office:value-type="float" office:value="2.2469995">
            <text:p>2.2469995</text:p>
          </table:table-cell>
          <table:table-cell office:value-type="float" office:value="1.022">
            <text:p>1.022</text:p>
          </table:table-cell>
        </table:table-row>
        <table:table-row table:style-name="ro1">
          <table:table-cell office:value-type="float" office:value="27.6">
            <text:p>27.6</text:p>
          </table:table-cell>
          <table:table-cell office:value-type="float" office:value="-15.1">
            <text:p>-15.1</text:p>
          </table:table-cell>
          <table:table-cell office:value-type="float" office:value="-6.5">
            <text:p>-6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6495476">
            <text:p>-0.006495476</text:p>
          </table:table-cell>
          <table:table-cell office:value-type="float" office:value="-0.003796786">
            <text:p>-0.003796786</text:p>
          </table:table-cell>
          <table:table-cell office:value-type="float" office:value="0.019955456">
            <text:p>0.019955456</text:p>
          </table:table-cell>
          <table:table-cell office:value-type="float" office:value="0.0037618743">
            <text:p>0.0037618743</text:p>
          </table:table-cell>
          <table:table-cell office:value-type="float" office:value="2.2589996">
            <text:p>2.2589996</text:p>
          </table:table-cell>
          <table:table-cell office:value-type="float" office:value="1.024">
            <text:p>1.024</text:p>
          </table:table-cell>
        </table:table-row>
        <table:table-row table:style-name="ro1">
          <table:table-cell office:value-type="float" office:value="26.3">
            <text:p>26.3</text:p>
          </table:table-cell>
          <table:table-cell office:value-type="float" office:value="-13.1">
            <text:p>-13.1</text:p>
          </table:table-cell>
          <table:table-cell office:value-type="float" office:value="-6.2">
            <text:p>-6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3486804">
            <text:p>-0.0043486804</text:p>
          </table:table-cell>
          <table:table-cell office:value-type="float" office:value="-0.0020006523">
            <text:p>-0.0020006523</text:p>
          </table:table-cell>
          <table:table-cell office:value-type="float" office:value="0.012873113">
            <text:p>0.012873113</text:p>
          </table:table-cell>
          <table:table-cell office:value-type="float" office:value="0.0023934091">
            <text:p>0.0023934091</text:p>
          </table:table-cell>
          <table:table-cell office:value-type="float" office:value="2.2669997">
            <text:p>2.2669997</text:p>
          </table:table-cell>
          <table:table-cell office:value-type="float" office:value="1.016">
            <text:p>1.016</text:p>
          </table:table-cell>
        </table:table-row>
        <table:table-row table:style-name="ro1">
          <table:table-cell office:value-type="float" office:value="24.6">
            <text:p>24.6</text:p>
          </table:table-cell>
          <table:table-cell office:value-type="float" office:value="-11.2">
            <text:p>-11.2</text:p>
          </table:table-cell>
          <table:table-cell office:value-type="float" office:value="-6.2">
            <text:p>-6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7656386">
            <text:p>-0.0017656386</text:p>
          </table:table-cell>
          <table:table-cell office:value-type="float" office:value="-0.0030006543">
            <text:p>-0.0030006543</text:p>
          </table:table-cell>
          <table:table-cell office:value-type="float" office:value="0.006893873">
            <text:p>0.006893873</text:p>
          </table:table-cell>
          <table:table-cell office:value-type="float" office:value="0.0017407904">
            <text:p>0.0017407904</text:p>
          </table:table-cell>
          <table:table-cell office:value-type="float" office:value="2.2714996">
            <text:p>2.2714996</text:p>
          </table:table-cell>
          <table:table-cell office:value-type="float" office:value="1.009">
            <text:p>1.009</text:p>
          </table:table-cell>
        </table:table-row>
        <table:table-row table:style-name="ro1">
          <table:table-cell office:value-type="float" office:value="24.8">
            <text:p>24.8</text:p>
          </table:table-cell>
          <table:table-cell office:value-type="float" office:value="-9.5">
            <text:p>-9.5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760921E-5</text:p>
          </table:table-cell>
          <table:table-cell office:value-type="string">
            <text:p>5.2846223E-4</text:p>
          </table:table-cell>
          <table:table-cell office:value-type="float" office:value="-0.004807472">
            <text:p>-0.004807472</text:p>
          </table:table-cell>
          <table:table-cell office:value-type="string">
            <text:p>2.653012E-4</text:p>
          </table:table-cell>
          <table:table-cell office:value-type="float" office:value="2.2699995">
            <text:p>2.2699995</text:p>
          </table:table-cell>
          <table:table-cell office:value-type="float" office:value="0.997">
            <text:p>0.997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office:value-type="float" office:value="-8.8">
            <text:p>-8.8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85848">
            <text:p>0.001985848</text:p>
          </table:table-cell>
          <table:table-cell office:value-type="string">
            <text:p>5.2846223E-4</text:p>
          </table:table-cell>
          <table:table-cell office:value-type="float" office:value="-0.010750294">
            <text:p>-0.010750294</text:p>
          </table:table-cell>
          <table:table-cell office:value-type="float" office:value="0.0010274805">
            <text:p>0.0010274805</text:p>
          </table:table-cell>
          <table:table-cell office:value-type="float" office:value="2.2654996">
            <text:p>2.2654996</text:p>
          </table:table-cell>
          <table:table-cell office:value-type="float" office:value="0.991">
            <text:p>0.991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office:value-type="float" office:value="-7.2">
            <text:p>-7.2</text:p>
          </table:table-cell>
          <table:table-cell office:value-type="float" office:value="-5.6">
            <text:p>-5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3321977E-4</text:p>
          </table:table-cell>
          <table:table-cell office:value-type="string">
            <text:p>-4.170984E-4</text:p>
          </table:table-cell>
          <table:table-cell office:value-type="float" office:value="-0.005342126">
            <text:p>-0.005342126</text:p>
          </table:table-cell>
          <table:table-cell office:value-type="string">
            <text:p>2.6692997E-4</text:p>
          </table:table-cell>
          <table:table-cell office:value-type="float" office:value="2.2634995">
            <text:p>2.2634995</text:p>
          </table:table-cell>
          <table:table-cell office:value-type="float" office:value="0.996">
            <text:p>0.996</text:p>
          </table:table-cell>
        </table:table-row>
        <table:table-row table:style-name="ro1">
          <table:table-cell office:value-type="float" office:value="24.1">
            <text:p>24.1</text:p>
          </table:table-cell>
          <table:table-cell office:value-type="float" office:value="-5.5">
            <text:p>-5.5</text:p>
          </table:table-cell>
          <table:table-cell office:value-type="float" office:value="-5.4">
            <text:p>-5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4575266E-4</text:p>
          </table:table-cell>
          <table:table-cell office:value-type="string">
            <text:p>1.0831654E-4</text:p>
          </table:table-cell>
          <table:table-cell office:value-type="float" office:value="-0.010958195">
            <text:p>-0.010958195</text:p>
          </table:table-cell>
          <table:table-cell office:value-type="string">
            <text:p>4.2633025E-4</text:p>
          </table:table-cell>
          <table:table-cell office:value-type="float" office:value="2.2584996">
            <text:p>2.2584996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24.4">
            <text:p>24.4</text:p>
          </table:table-cell>
          <table:table-cell office:value-type="float" office:value="-3.6999998">
            <text:p>-3.6999998</text:p>
          </table:table-cell>
          <table:table-cell office:value-type="float" office:value="-4.9">
            <text:p>-4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3230673E-4</text:p>
          </table:table-cell>
          <table:table-cell office:value-type="string">
            <text:p>4.169196E-4</text:p>
          </table:table-cell>
          <table:table-cell office:value-type="float" office:value="-0.0042608976">
            <text:p>-0.0042608976</text:p>
          </table:table-cell>
          <table:table-cell office:value-type="string">
            <text:p>3.380726E-4</text:p>
          </table:table-cell>
          <table:table-cell office:value-type="float" office:value="2.2569995">
            <text:p>2.2569995</text:p>
          </table:table-cell>
          <table:table-cell office:value-type="float" office:value="0.997">
            <text:p>0.997</text:p>
          </table:table-cell>
        </table:table-row>
        <table:table-row table:style-name="ro1">
          <table:table-cell office:value-type="float" office:value="23.3">
            <text:p>23.3</text:p>
          </table:table-cell>
          <table:table-cell office:value-type="float" office:value="-1.5999999">
            <text:p>-1.5999999</text:p>
          </table:table-cell>
          <table:table-cell office:value-type="float" office:value="-4.9">
            <text:p>-4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7.8363344E-5</text:p>
          </table:table-cell>
          <table:table-cell office:value-type="string">
            <text:p>4.169196E-4</text:p>
          </table:table-cell>
          <table:table-cell office:value-type="float" office:value="-0.004955411">
            <text:p>-0.004955411</text:p>
          </table:table-cell>
          <table:table-cell office:value-type="string">
            <text:p>2.1211006E-4</text:p>
          </table:table-cell>
          <table:table-cell office:value-type="float" office:value="2.2544994">
            <text:p>2.2544994</text:p>
          </table:table-cell>
          <table:table-cell office:value-type="float" office:value="0.995">
            <text:p>0.995</text:p>
          </table:table-cell>
        </table:table-row>
        <table:table-row table:style-name="ro1">
          <table:table-cell office:value-type="float" office:value="22.5">
            <text:p>22.5</text:p>
          </table:table-cell>
          <table:table-cell office:value-type="float" office:value="0.5">
            <text:p>0.5</text:p>
          </table:table-cell>
          <table:table-cell office:value-type="float" office:value="-4.7">
            <text:p>-4.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734644">
            <text:p>0.0012734644</text:p>
          </table:table-cell>
          <table:table-cell office:value-type="string">
            <text:p>-6.149709E-5</text:p>
          </table:table-cell>
          <table:table-cell office:value-type="string">
            <text:p>4.0066242E-4</text:p>
          </table:table-cell>
          <table:table-cell office:value-type="string">
            <text:p>6.3747424E-4</text:p>
          </table:table-cell>
          <table:table-cell office:value-type="float" office:value="2.2549994">
            <text:p>2.2549994</text:p>
          </table:table-cell>
          <table:table-cell office:value-type="float" office:value="1.001">
            <text:p>1.001</text:p>
          </table:table-cell>
        </table:table-row>
        <table:table-row table:style-name="ro1">
          <table:table-cell office:value-type="float" office:value="18.6">
            <text:p>18.6</text:p>
          </table:table-cell>
          <table:table-cell office:value-type="float" office:value="3.2">
            <text:p>3.2</text:p>
          </table:table-cell>
          <table:table-cell office:value-type="float" office:value="-5.9">
            <text:p>-5.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7849356E-4</text:p>
          </table:table-cell>
          <table:table-cell office:value-type="string">
            <text:p>7.925406E-4</text:p>
          </table:table-cell>
          <table:table-cell office:value-type="float" office:value="-0.013143539">
            <text:p>-0.013143539</text:p>
          </table:table-cell>
          <table:table-cell office:value-type="string">
            <text:p>4.0619593E-4</text:p>
          </table:table-cell>
          <table:table-cell office:value-type="float" office:value="2.2479994">
            <text:p>2.2479994</text:p>
          </table:table-cell>
          <table:table-cell office:value-type="float" office:value="0.986">
            <text:p>0.986</text:p>
          </table:table-cell>
        </table:table-row>
        <table:table-row table:style-name="ro1">
          <table:table-cell office:value-type="float" office:value="17.6">
            <text:p>17.6</text:p>
          </table:table-cell>
          <table:table-cell office:value-type="float" office:value="4.5">
            <text:p>4.5</text:p>
          </table:table-cell>
          <table:table-cell office:value-type="float" office:value="-6.4">
            <text:p>-6.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4089725E-4</text:p>
          </table:table-cell>
          <table:table-cell office:value-type="string">
            <text:p>4.689321E-4</text:p>
          </table:table-cell>
          <table:table-cell office:value-type="float" office:value="-0.006685257">
            <text:p>-0.006685257</text:p>
          </table:table-cell>
          <table:table-cell office:value-type="string">
            <text:p>3.5793404E-4</text:p>
          </table:table-cell>
          <table:table-cell office:value-type="float" office:value="2.2444994">
            <text:p>2.2444994</text:p>
          </table:table-cell>
          <table:table-cell office:value-type="float" office:value="0.993">
            <text:p>0.99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2">
            <text:p>5.2</text:p>
          </table:table-cell>
          <table:table-cell office:value-type="float" office:value="-6.6">
            <text:p>-6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6.325692E-4</text:p>
          </table:table-cell>
          <table:table-cell office:value-type="string">
            <text:p>9.371489E-4</text:p>
          </table:table-cell>
          <table:table-cell office:value-type="float" office:value="-0.0062571764">
            <text:p>-0.0062571764</text:p>
          </table:table-cell>
          <table:table-cell office:value-type="string">
            <text:p>5.6533E-4</text:p>
          </table:table-cell>
          <table:table-cell office:value-type="float" office:value="2.2409995">
            <text:p>2.2409995</text:p>
          </table:table-cell>
          <table:table-cell office:value-type="float" office:value="0.993">
            <text:p>0.993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6.3">
            <text:p>6.3</text:p>
          </table:table-cell>
          <table:table-cell office:value-type="float" office:value="-7.2">
            <text:p>-7.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656877E-4</text:p>
          </table:table-cell>
          <table:table-cell office:value-type="string">
            <text:p>-6.6678226E-4</text:p>
          </table:table-cell>
          <table:table-cell office:value-type="float" office:value="0.00392431">
            <text:p>0.00392431</text:p>
          </table:table-cell>
          <table:table-cell office:value-type="string">
            <text:p>3.5888318E-4</text:p>
          </table:table-cell>
          <table:table-cell office:value-type="float" office:value="2.2424994">
            <text:p>2.2424994</text:p>
          </table:table-cell>
          <table:table-cell office:value-type="float" office:value="1.003">
            <text:p>1.003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8.3">
            <text:p>8.3</text:p>
          </table:table-cell>
          <table:table-cell office:value-type="float" office:value="-7.3">
            <text:p>-7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6438067">
            <text:p>0.0016438067</text:p>
          </table:table-cell>
          <table:table-cell office:value-type="float" office:value="-0.0019353777">
            <text:p>-0.0019353777</text:p>
          </table:table-cell>
          <table:table-cell office:value-type="float" office:value="0.0075798035">
            <text:p>0.0075798035</text:p>
          </table:table-cell>
          <table:table-cell office:value-type="float" office:value="0.0012696247">
            <text:p>0.0012696247</text:p>
          </table:table-cell>
          <table:table-cell office:value-type="float" office:value="2.2459993">
            <text:p>2.2459993</text:p>
          </table:table-cell>
          <table:table-cell office:value-type="float" office:value="1.007">
            <text:p>1.007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9.8">
            <text:p>9.8</text:p>
          </table:table-cell>
          <table:table-cell office:value-type="float" office:value="-8.6">
            <text:p>-8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7905086">
            <text:p>0.0017905086</text:p>
          </table:table-cell>
          <table:table-cell office:value-type="float" office:value="-0.0014646351">
            <text:p>-0.0014646351</text:p>
          </table:table-cell>
          <table:table-cell office:value-type="float" office:value="0.004835725">
            <text:p>0.004835725</text:p>
          </table:table-cell>
          <table:table-cell office:value-type="float" office:value="0.0011566197">
            <text:p>0.0011566197</text:p>
          </table:table-cell>
          <table:table-cell office:value-type="float" office:value="2.2484994">
            <text:p>2.2484994</text:p>
          </table:table-cell>
          <table:table-cell office:value-type="float" office:value="1.005">
            <text:p>1.005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10.4">
            <text:p>10.4</text:p>
          </table:table-cell>
          <table:table-cell office:value-type="float" office:value="-9.3">
            <text:p>-9.3</text:p>
          </table:table-cell>
          <table:table-cell table:number-columns-repeated="2" office:value-type="float" office:value="0">
            <text:p>0</text:p>
          </table:table-cell>
          <table:table-cell office:value-type="float" office:value="0.0034808666">
            <text:p>0.0034808666</text:p>
          </table:table-cell>
          <table:table-cell office:value-type="float" office:value="-0.0023961812">
            <text:p>-0.0023961812</text:p>
          </table:table-cell>
          <table:table-cell office:value-type="float" office:value="0.012572765">
            <text:p>0.012572765</text:p>
          </table:table-cell>
          <table:table-cell office:value-type="float" office:value="0.0021129432">
            <text:p>0.0021129432</text:p>
          </table:table-cell>
          <table:table-cell office:value-type="float" office:value="2.2544994">
            <text:p>2.2544994</text:p>
          </table:table-cell>
          <table:table-cell office:value-type="float" office:value="1.012">
            <text:p>1.012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11">
            <text:p>11</text:p>
          </table:table-cell>
          <table:table-cell office:value-type="float" office:value="-10.1">
            <text:p>-10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9100308E-4</text:p>
          </table:table-cell>
          <table:table-cell office:value-type="string">
            <text:p>3.6673248E-4</text:p>
          </table:table-cell>
          <table:table-cell office:value-type="float" office:value="-0.0041303635">
            <text:p>-0.0041303635</text:p>
          </table:table-cell>
          <table:table-cell office:value-type="string">
            <text:p>2.0674558E-4</text:p>
          </table:table-cell>
          <table:table-cell office:value-type="float" office:value="2.2514994">
            <text:p>2.2514994</text:p>
          </table:table-cell>
          <table:table-cell office:value-type="float" office:value="0.994">
            <text:p>0.994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10.3">
            <text:p>10.3</text:p>
          </table:table-cell>
          <table:table-cell office:value-type="float" office:value="-9.8">
            <text:p>-9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.9778311E-4</text:p>
          </table:table-cell>
          <table:table-cell office:value-type="float" office:value="0.0012094975">
            <text:p>0.0012094975</text:p>
          </table:table-cell>
          <table:table-cell office:value-type="float" office:value="-0.006292939">
            <text:p>-0.006292939</text:p>
          </table:table-cell>
          <table:table-cell office:value-type="string">
            <text:p>6.1278103E-4</text:p>
          </table:table-cell>
          <table:table-cell office:value-type="float" office:value="2.2479994">
            <text:p>2.2479994</text:p>
          </table:table-cell>
          <table:table-cell office:value-type="float" office:value="0.993">
            <text:p>0.993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9.3">
            <text:p>9.3</text:p>
          </table:table-cell>
          <table:table-cell office:value-type="float" office:value="-9">
            <text:p>-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6.0382485E-4</text:p>
          </table:table-cell>
          <table:table-cell office:value-type="string">
            <text:p>4.3447316E-4</text:p>
          </table:table-cell>
          <table:table-cell office:value-type="float" office:value="-0.008544087">
            <text:p>-0.008544087</text:p>
          </table:table-cell>
          <table:table-cell office:value-type="string">
            <text:p>3.7194474E-4</text:p>
          </table:table-cell>
          <table:table-cell office:value-type="float" office:value="2.2429996">
            <text:p>2.2429996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7.5">
            <text:p>7.5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7379732E-4</text:p>
          </table:table-cell>
          <table:table-cell office:value-type="string">
            <text:p>-8.2689524E-4</text:p>
          </table:table-cell>
          <table:table-cell office:value-type="float" office:value="0.004287064">
            <text:p>0.004287064</text:p>
          </table:table-cell>
          <table:table-cell office:value-type="string">
            <text:p>4.7650808E-4</text:p>
          </table:table-cell>
          <table:table-cell office:value-type="float" office:value="2.2444997">
            <text:p>2.2444997</text:p>
          </table:table-cell>
          <table:table-cell office:value-type="float" office:value="1.003">
            <text:p>1.003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7.1">
            <text:p>7.1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985241E-4</text:p>
          </table:table-cell>
          <table:table-cell office:value-type="float" office:value="-0.0018268973">
            <text:p>-0.0018268973</text:p>
          </table:table-cell>
          <table:table-cell office:value-type="float" office:value="0.0014000535">
            <text:p>0.0014000535</text:p>
          </table:table-cell>
          <table:table-cell office:value-type="string">
            <text:p>9.349299E-4</text:p>
          </table:table-cell>
          <table:table-cell office:value-type="float" office:value="2.2449996">
            <text:p>2.2449996</text:p>
          </table:table-cell>
          <table:table-cell office:value-type="float" office:value="1.001">
            <text:p>1.001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7.1">
            <text:p>7.1</text:p>
          </table:table-cell>
          <table:table-cell office:value-type="float" office:value="-8.3">
            <text:p>-8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.985241E-4</text:p>
          </table:table-cell>
          <table:table-cell office:value-type="float" office:value="-0.0016438067">
            <text:p>-0.0016438067</text:p>
          </table:table-cell>
          <table:table-cell office:value-type="float" office:value="0.0051422715">
            <text:p>0.0051422715</text:p>
          </table:table-cell>
          <table:table-cell office:value-type="string">
            <text:p>8.45713E-4</text:p>
          </table:table-cell>
          <table:table-cell office:value-type="float" office:value="2.2469997">
            <text:p>2.2469997</text:p>
          </table:table-cell>
          <table:table-cell office:value-type="float" office:value="1.004">
            <text:p>1.004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6.4">
            <text:p>6.4</text:p>
          </table:table-cell>
          <table:table-cell office:value-type="float" office:value="-7.7">
            <text:p>-7.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.3106993E-4</text:p>
          </table:table-cell>
          <table:table-cell office:value-type="float" office:value="-0.0010138154">
            <text:p>-0.0010138154</text:p>
          </table:table-cell>
          <table:table-cell office:value-type="float" office:value="0.0022488832">
            <text:p>0.0022488832</text:p>
          </table:table-cell>
          <table:table-cell office:value-type="string">
            <text:p>5.72245E-4</text:p>
          </table:table-cell>
          <table:table-cell office:value-type="float" office:value="2.2479997">
            <text:p>2.2479997</text:p>
          </table:table-cell>
          <table:table-cell office:value-type="float" office:value="1.002">
            <text:p>1.002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5.6">
            <text:p>5.6</text:p>
          </table:table-cell>
          <table:table-cell office:value-type="float" office:value="-7.5">
            <text:p>-7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.1710585E-4</text:p>
          </table:table-cell>
          <table:table-cell office:value-type="float" office:value="-0.0014737993">
            <text:p>-0.0014737993</text:p>
          </table:table-cell>
          <table:table-cell office:value-type="float" office:value="0.0053277016">
            <text:p>0.0053277016</text:p>
          </table:table-cell>
          <table:table-cell office:value-type="string">
            <text:p>7.65843E-4</text:p>
          </table:table-cell>
          <table:table-cell office:value-type="float" office:value="2.2504997">
            <text:p>2.2504997</text:p>
          </table:table-cell>
          <table:table-cell office:value-type="float" office:value="1.005">
            <text:p>1.005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4.6">
            <text:p>4.6</text:p>
          </table:table-cell>
          <table:table-cell office:value-type="float" office:value="-6.3">
            <text:p>-6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.010715E-4</text:p>
          </table:table-cell>
          <table:table-cell office:value-type="float" office:value="-0.0012656897">
            <text:p>-0.0012656897</text:p>
          </table:table-cell>
          <table:table-cell office:value-type="float" office:value="0.0072601438">
            <text:p>0.0072601438</text:p>
          </table:table-cell>
          <table:table-cell office:value-type="string">
            <text:p>7.4894703E-4</text:p>
          </table:table-cell>
          <table:table-cell office:value-type="float" office:value="2.2539997">
            <text:p>2.2539997</text:p>
          </table:table-cell>
          <table:table-cell office:value-type="float" office:value="1.007">
            <text:p>1.007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3.9">
            <text:p>3.9</text:p>
          </table:table-cell>
          <table:table-cell office:value-type="float" office:value="-5.4">
            <text:p>-5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84708">
            <text:p>0.001984708</text:p>
          </table:table-cell>
          <table:table-cell office:value-type="string">
            <text:p>-8.916855E-4</text:p>
          </table:table-cell>
          <table:table-cell office:value-type="float" office:value="0.008753717">
            <text:p>0.008753717</text:p>
          </table:table-cell>
          <table:table-cell office:value-type="float" office:value="0.0010879072">
            <text:p>0.0010879072</text:p>
          </table:table-cell>
          <table:table-cell office:value-type="float" office:value="2.2584996">
            <text:p>2.2584996</text:p>
          </table:table-cell>
          <table:table-cell office:value-type="float" office:value="1.009">
            <text:p>1.009</text:p>
          </table:table-cell>
        </table:table-row>
        <table:table-row table:style-name="ro1">
          <table:table-cell office:value-type="float" office:value="13.9">
            <text:p>13.9</text:p>
          </table:table-cell>
          <table:table-cell office:value-type="float" office:value="3.5">
            <text:p>3.5</text:p>
          </table:table-cell>
          <table:table-cell office:value-type="float" office:value="-4.8">
            <text:p>-4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514598">
            <text:p>0.0019514598</text:p>
          </table:table-cell>
          <table:table-cell office:value-type="float" office:value="-0.0013221577">
            <text:p>-0.0013221577</text:p>
          </table:table-cell>
          <table:table-cell office:value-type="float" office:value="0.014372289">
            <text:p>0.014372289</text:p>
          </table:table-cell>
          <table:table-cell office:value-type="float" office:value="0.0011785899">
            <text:p>0.0011785899</text:p>
          </table:table-cell>
          <table:table-cell office:value-type="float" office:value="2.2654996">
            <text:p>2.2654996</text:p>
          </table:table-cell>
          <table:table-cell office:value-type="float" office:value="1.014">
            <text:p>1.014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3.6">
            <text:p>3.6</text:p>
          </table:table-cell>
          <table:table-cell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2094826">
            <text:p>0.0012094826</text:p>
          </table:table-cell>
          <table:table-cell office:value-type="float" office:value="-0.0018442646">
            <text:p>-0.0018442646</text:p>
          </table:table-cell>
          <table:table-cell office:value-type="float" office:value="0.008778572">
            <text:p>0.008778572</text:p>
          </table:table-cell>
          <table:table-cell office:value-type="float" office:value="0.001102742">
            <text:p>0.001102742</text:p>
          </table:table-cell>
          <table:table-cell office:value-type="float" office:value="2.2694995">
            <text:p>2.2694995</text:p>
          </table:table-cell>
          <table:table-cell office:value-type="float" office:value="1.008">
            <text:p>1.008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3.5">
            <text:p>3.5</text:p>
          </table:table-cell>
          <table:table-cell office:value-type="float" office:value="-5.8">
            <text:p>-5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9514598">
            <text:p>0.0019514598</text:p>
          </table:table-cell>
          <table:table-cell office:value-type="float" office:value="-0.0019437">
            <text:p>-0.0019437</text:p>
          </table:table-cell>
          <table:table-cell office:value-type="float" office:value="0.012984514">
            <text:p>0.012984514</text:p>
          </table:table-cell>
          <table:table-cell office:value-type="float" office:value="0.0013771497">
            <text:p>0.0013771497</text:p>
          </table:table-cell>
          <table:table-cell office:value-type="float" office:value="2.2759995">
            <text:p>2.2759995</text:p>
          </table:table-cell>
          <table:table-cell office:value-type="float" office:value="1.013">
            <text:p>1.013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3.5">
            <text:p>3.5</text:p>
          </table:table-cell>
          <table:table-cell office:value-type="float" office:value="-6">
            <text:p>-6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9514544">
            <text:p>0.0029514544</text:p>
          </table:table-cell>
          <table:table-cell office:value-type="float" office:value="-0.0024715364">
            <text:p>-0.0024715364</text:p>
          </table:table-cell>
          <table:table-cell office:value-type="float" office:value="0.013343334">
            <text:p>0.013343334</text:p>
          </table:table-cell>
          <table:table-cell office:value-type="float" office:value="0.00192481">
            <text:p>0.00192481</text:p>
          </table:table-cell>
          <table:table-cell office:value-type="float" office:value="2.2824996">
            <text:p>2.2824996</text:p>
          </table:table-cell>
          <table:table-cell office:value-type="float" office:value="1.013">
            <text:p>1.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11/21/2013</text:date>, <text:time>13:5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1T13:59:07.56</dc:date>
    <meta:document-statistic meta:table-count="2" meta:cell-count="3839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493cm" svg:height="13.656cm" xlink:href=".." xlink:type="simple" chart:class="chart:area" chart:style-name="ch1">
        <chart:legend chart:legend-position="end" svg:x="34.971cm" svg:y="5.206cm" style:legend-expansion="high" chart:style-name="ch2"/>
        <chart:plot-area chart:style-name="ch3" table:cell-range-address="Sheet1.F1:Sheet1.K349" chart:data-source-has-labels="row" svg:x="1.179cm" svg:y="1.227cm" svg:width="32.334cm" svg:height="11.736cm">
          <chartooo:coordinate-region svg:x="2.012cm" svg:y="1.44cm" svg:width="31.491cm" svg:height="11.3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349" chart:label-cell-address="Sheet1.F1:Sheet1.F1" chart:class="chart:area">
            <chart:data-point chart:repeated="348"/>
          </chart:series>
          <chart:series chart:style-name="ch7" chart:values-cell-range-address="Sheet1.G2:Sheet1.G349" chart:label-cell-address="Sheet1.G1:Sheet1.G1" chart:class="chart:area">
            <chart:data-point chart:repeated="348"/>
          </chart:series>
          <chart:series chart:style-name="ch8" chart:values-cell-range-address="Sheet1.H2:Sheet1.H349" chart:label-cell-address="Sheet1.H1:Sheet1.H1" chart:class="chart:area">
            <chart:data-point chart:repeated="348"/>
          </chart:series>
          <chart:series chart:style-name="ch9" chart:values-cell-range-address="Sheet1.I2:Sheet1.I349" chart:label-cell-address="Sheet1.I1:Sheet1.I1" chart:class="chart:area">
            <chart:data-point chart:repeated="348"/>
          </chart:series>
          <chart:series chart:style-name="ch10" chart:values-cell-range-address="Sheet1.K2:Sheet1.K349" chart:label-cell-address="Sheet1.K1:Sheet1.K1" chart:class="chart:area">
            <chart:data-point chart:repeated="348"/>
          </chart:series>
          <chart:series chart:style-name="ch11" chart:values-cell-range-address="Sheet1.J2:Sheet1.J349" chart:label-cell-address="Sheet1.J1:Sheet1.J1" chart:class="chart:area">
            <chart:data-point chart:repeated="3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x</text:p>
                <draw:g>
                  <svg:desc>Sheet1.F1:Sheet1.F1</svg:desc>
                </draw:g>
              </table:table-cell>
              <table:table-cell office:value-type="string">
                <text:p>Ay</text:p>
                <draw:g>
                  <svg:desc>Sheet1.G1:Sheet1.G1</svg:desc>
                </draw:g>
              </table:table-cell>
              <table:table-cell office:value-type="string">
                <text:p>Az</text:p>
                <draw:g>
                  <svg:desc>Sheet1.H1:Sheet1.H1</svg:desc>
                </draw:g>
              </table:table-cell>
              <table:table-cell office:value-type="string">
                <text:p>Vh</text:p>
                <draw:g>
                  <svg:desc>Sheet1.I1:Sheet1.I1</svg:desc>
                </draw:g>
              </table:table-cell>
              <table:table-cell office:value-type="string">
                <text:p>NetA</text:p>
                <draw:g>
                  <svg:desc>Sheet1.K1:Sheet1.K1</svg:desc>
                </draw:g>
              </table:table-cell>
              <table:table-cell office:value-type="string">
                <text:p>NetV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2:Sheet1.F349</svg:desc>
                </draw:g>
              </table:table-cell>
              <table:table-cell office:value-type="float" office:value="0">
                <text:p>0</text:p>
                <draw:g>
                  <svg:desc>Sheet1.G2:Sheet1.G349</svg:desc>
                </draw:g>
              </table:table-cell>
              <table:table-cell office:value-type="float" office:value="0.013000011">
                <text:p>0.013000011</text:p>
                <draw:g>
                  <svg:desc>Sheet1.H2:Sheet1.H349</svg:desc>
                </draw:g>
              </table:table-cell>
              <table:table-cell office:value-type="float" office:value="NaN">
                <text:p>NaN</text:p>
                <draw:g>
                  <svg:desc>Sheet1.I2:Sheet1.I349</svg:desc>
                </draw:g>
              </table:table-cell>
              <table:table-cell office:value-type="float" office:value="1.013">
                <text:p>1.013</text:p>
                <draw:g>
                  <svg:desc>Sheet1.K2:Sheet1.K349</svg:desc>
                </draw:g>
              </table:table-cell>
              <table:table-cell office:value-type="float" office:value="0.5584995">
                <text:p>0.5584995</text:p>
                <draw:g>
                  <svg:desc>Sheet1.J2:Sheet1.J3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5714995">
                <text:p>0.5714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57799953">
                <text:p>0.57799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58449954">
                <text:p>0.58449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00058">
                <text:p>0.014000058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0.59149957">
                <text:p>0.59149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5979996">
                <text:p>0.5979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6044996">
                <text:p>0.6044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61049956">
                <text:p>0.61049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61649954">
                <text:p>0.61649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6224995">
                <text:p>0.6224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6284995">
                <text:p>0.6284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6339995">
                <text:p>0.6339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63949955">
                <text:p>0.63949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  <table:table-cell office:value-type="float" office:value="0.64499956">
                <text:p>0.64499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6504996">
                <text:p>0.6504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9999">
                <text:p>0.00999999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  <table:table-cell office:value-type="float" office:value="0.6554996">
                <text:p>0.6554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6609996">
                <text:p>0.660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6664996">
                <text:p>0.6664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67199963">
                <text:p>0.67199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  <table:table-cell office:value-type="float" office:value="0.67749965">
                <text:p>0.67749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0000002">
                <text:p>-0.0010000002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6829997">
                <text:p>0.682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0000002">
                <text:p>-0.0010000002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68899965">
                <text:p>0.68899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69499964">
                <text:p>0.694999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7009996">
                <text:p>0.7009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7069996">
                <text:p>0.7069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7129996">
                <text:p>0.7129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71899956">
                <text:p>0.71899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72499955">
                <text:p>0.724999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7309995">
                <text:p>0.7309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7369995">
                <text:p>0.7369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7429995">
                <text:p>0.7429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7489995">
                <text:p>0.7489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7544995">
                <text:p>0.7544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  <table:table-cell office:value-type="float" office:value="0.7599995">
                <text:p>0.7599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7659995">
                <text:p>0.7659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7714995">
                <text:p>0.77149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77699953">
                <text:p>0.77699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7829995">
                <text:p>0.78299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7889995">
                <text:p>0.788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  <table:table-cell office:value-type="float" office:value="0.7944995">
                <text:p>0.79449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  <table:table-cell office:value-type="float" office:value="0.79999954">
                <text:p>0.79999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  <table:table-cell office:value-type="float" office:value="0.80549955">
                <text:p>0.805499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81149954">
                <text:p>0.81149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8174995">
                <text:p>0.8174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8234995">
                <text:p>0.8234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8294995">
                <text:p>0.8294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0.8359995">
                <text:p>0.8359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0">
                <text:p>0</text:p>
              </table:table-cell>
              <table:table-cell office:value-type="float" office:value="1.013">
                <text:p>1.013</text:p>
              </table:table-cell>
              <table:table-cell office:value-type="float" office:value="0.8424995">
                <text:p>0.8424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8484995">
                <text:p>0.8484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85449946">
                <text:p>0.854499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86049944">
                <text:p>0.860499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8664994">
                <text:p>0.8664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8724994">
                <text:p>0.87249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-0.001">
                <text:p>-0.001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8784994">
                <text:p>0.8784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-0.001">
                <text:p>-0.001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8844994">
                <text:p>0.8844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-0.001">
                <text:p>-0.001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8899994">
                <text:p>0.8899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  <table:table-cell office:value-type="float" office:value="0.8954994">
                <text:p>0.8954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9009994">
                <text:p>0.90099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90649945">
                <text:p>0.90649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91199946">
                <text:p>0.911999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9174995">
                <text:p>0.9174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  <table:table-cell office:value-type="float" office:value="0.9229995">
                <text:p>0.92299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0.9284995">
                <text:p>0.9284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344995">
                <text:p>0.9344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404995">
                <text:p>0.9404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4649947">
                <text:p>0.94649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5249945">
                <text:p>0.95249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5849943">
                <text:p>0.95849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644994">
                <text:p>0.9644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704994">
                <text:p>0.97049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764994">
                <text:p>0.97649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8249936">
                <text:p>0.98249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8849934">
                <text:p>0.988499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0.9944993">
                <text:p>0.99449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004992">
                <text:p>1.00049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064993">
                <text:p>1.0064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124993">
                <text:p>1.0124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000037">
                <text:p>0.011000037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1.0179994">
                <text:p>1.01799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239995">
                <text:p>1.02399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299995">
                <text:p>1.0299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359995">
                <text:p>1.03599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419996">
                <text:p>1.04199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0484996">
                <text:p>1.04849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544996">
                <text:p>1.05449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604997">
                <text:p>1.0604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664997">
                <text:p>1.0664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0724998">
                <text:p>1.07249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0789998">
                <text:p>1.0789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0854998">
                <text:p>1.0854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0919998">
                <text:p>1.0919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4000058">
                <text:p>0.014000058</text:p>
              </table:table-cell>
              <table:table-cell office:value-type="float" office:value="NaN">
                <text:p>NaN</text:p>
              </table:table-cell>
              <table:table-cell office:value-type="float" office:value="1.014">
                <text:p>1.014</text:p>
              </table:table-cell>
              <table:table-cell office:value-type="float" office:value="1.0989997">
                <text:p>1.0989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1054997">
                <text:p>1.1054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1119998">
                <text:p>1.1119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1184998">
                <text:p>1.1184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1249998">
                <text:p>1.124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1314998">
                <text:p>1.1314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1379998">
                <text:p>1.1379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1444998">
                <text:p>1.1444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1504998">
                <text:p>1.1504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1569998">
                <text:p>1.156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1629999">
                <text:p>1.16299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1689999">
                <text:p>1.1689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1999965">
                <text:p>0.011999965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9999994">
                <text:p>0.0019999994</text:p>
              </table:table-cell>
              <table:table-cell office:value-type="float" office:value="0">
                <text:p>0</text:p>
              </table:table-cell>
              <table:table-cell office:value-type="float" office:value="0.013000011">
                <text:p>0.013000011</text:p>
              </table:table-cell>
              <table:table-cell office:value-type="float" office:value="NaN">
                <text:p>NaN</text:p>
              </table:table-cell>
              <table:table-cell office:value-type="float" office:value="1.013">
                <text:p>1.013</text:p>
              </table:table-cell>
              <table:table-cell office:value-type="float" office:value="1.1815">
                <text:p>1.1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208641">
                <text:p>0.012208641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76675">
                <text:p>0.018176675</text:p>
              </table:table-cell>
              <table:table-cell office:value-type="float" office:value="NaN">
                <text:p>NaN</text:p>
              </table:table-cell>
              <table:table-cell office:value-type="float" office:value="1.018">
                <text:p>1.018</text:p>
              </table:table-cell>
              <table:table-cell office:value-type="float" office:value="1.1965001">
                <text:p>1.1965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185896">
                <text:p>0.024185896</text:p>
              </table:table-cell>
              <table:table-cell office:value-type="float" office:value="NaN">
                <text:p>NaN</text:p>
              </table:table-cell>
              <table:table-cell office:value-type="float" office:value="1.024">
                <text:p>1.024</text:p>
              </table:table-cell>
              <table:table-cell office:value-type="float" office:value="1.2085001">
                <text:p>1.2085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0.0010575801">
                <text:p>0.0010575801</text:p>
              </table:table-cell>
              <table:table-cell office:value-type="float" office:value="0.025220871">
                <text:p>0.025220871</text:p>
              </table:table-cell>
              <table:table-cell office:value-type="float" office:value="NaN">
                <text:p>NaN</text:p>
              </table:table-cell>
              <table:table-cell office:value-type="float" office:value="1.025">
                <text:p>1.025</text:p>
              </table:table-cell>
              <table:table-cell office:value-type="float" office:value="1.2210002">
                <text:p>1.22100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17453282">
                <text:p>-0.0017453282</text:p>
              </table:table-cell>
              <table:table-cell office:value-type="float" office:value="0.0019211918">
                <text:p>0.0019211918</text:p>
              </table:table-cell>
              <table:table-cell office:value-type="float" office:value="0.024464905">
                <text:p>0.024464905</text:p>
              </table:table-cell>
              <table:table-cell office:value-type="float" office:value="0.0012978009">
                <text:p>0.0012978009</text:p>
              </table:table-cell>
              <table:table-cell office:value-type="float" office:value="1.024">
                <text:p>1.024</text:p>
              </table:table-cell>
              <table:table-cell office:value-type="float" office:value="1.2330003">
                <text:p>1.2330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0.002467692">
                <text:p>0.002467692</text:p>
              </table:table-cell>
              <table:table-cell office:value-type="float" office:value="0.039085865">
                <text:p>0.039085865</text:p>
              </table:table-cell>
              <table:table-cell office:value-type="float" office:value="0.0012403992">
                <text:p>0.0012403992</text:p>
              </table:table-cell>
              <table:table-cell office:value-type="float" office:value="1.039">
                <text:p>1.039</text:p>
              </table:table-cell>
              <table:table-cell office:value-type="float" office:value="1.2525003">
                <text:p>1.25250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0.0039514564">
                <text:p>0.0039514564</text:p>
              </table:table-cell>
              <table:table-cell office:value-type="float" office:value="0.06887132">
                <text:p>0.06887132</text:p>
              </table:table-cell>
              <table:table-cell office:value-type="float" office:value="0.0019909008">
                <text:p>0.0019909008</text:p>
              </table:table-cell>
              <table:table-cell office:value-type="float" office:value="1.069">
                <text:p>1.069</text:p>
              </table:table-cell>
              <table:table-cell office:value-type="float" office:value="1.2870003">
                <text:p>1.28700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0.0055025592">
                <text:p>0.0055025592</text:p>
              </table:table-cell>
              <table:table-cell office:value-type="float" office:value="0.0885973">
                <text:p>0.0885973</text:p>
              </table:table-cell>
              <table:table-cell office:value-type="float" office:value="0.0027546752">
                <text:p>0.0027546752</text:p>
              </table:table-cell>
              <table:table-cell office:value-type="float" office:value="1.089">
                <text:p>1.089</text:p>
              </table:table-cell>
              <table:table-cell office:value-type="float" office:value="1.3315003">
                <text:p>1.33150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0378193">
                <text:p>0.0010378193</text:p>
              </table:table-cell>
              <table:table-cell office:value-type="float" office:value="0.0064676926">
                <text:p>0.0064676926</text:p>
              </table:table-cell>
              <table:table-cell office:value-type="float" office:value="0.09718186">
                <text:p>0.09718186</text:p>
              </table:table-cell>
              <table:table-cell office:value-type="float" office:value="0.0032752142">
                <text:p>0.0032752142</text:p>
              </table:table-cell>
              <table:table-cell office:value-type="float" office:value="1.097">
                <text:p>1.097</text:p>
              </table:table-cell>
              <table:table-cell office:value-type="float" office:value="1.3800004">
                <text:p>1.3800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0.006435979">
                <text:p>0.006435979</text:p>
              </table:table-cell>
              <table:table-cell office:value-type="float" office:value="0.108810484">
                <text:p>0.108810484</text:p>
              </table:table-cell>
              <table:table-cell office:value-type="float" office:value="0.0032296164">
                <text:p>0.0032296164</text:p>
              </table:table-cell>
              <table:table-cell office:value-type="float" office:value="1.109">
                <text:p>1.109</text:p>
              </table:table-cell>
              <table:table-cell office:value-type="float" office:value="1.4345003">
                <text:p>1.4345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8025562">
                <text:p>0.0018025562</text:p>
              </table:table-cell>
              <table:table-cell office:value-type="float" office:value="0.005612191">
                <text:p>0.005612191</text:p>
              </table:table-cell>
              <table:table-cell office:value-type="float" office:value="0.10792136">
                <text:p>0.10792136</text:p>
              </table:table-cell>
              <table:table-cell office:value-type="float" office:value="0.0029472825">
                <text:p>0.0029472825</text:p>
              </table:table-cell>
              <table:table-cell office:value-type="float" office:value="1.108">
                <text:p>1.108</text:p>
              </table:table-cell>
              <table:table-cell office:value-type="float" office:value="1.4885004">
                <text:p>1.48850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5678203">
                <text:p>0.0025678203</text:p>
              </table:table-cell>
              <table:table-cell office:value-type="float" office:value="0.004078362">
                <text:p>0.004078362</text:p>
              </table:table-cell>
              <table:table-cell office:value-type="float" office:value="0.101688325">
                <text:p>0.101688325</text:p>
              </table:table-cell>
              <table:table-cell office:value-type="float" office:value="0.0024097064">
                <text:p>0.0024097064</text:p>
              </table:table-cell>
              <table:table-cell office:value-type="float" office:value="1.101">
                <text:p>1.101</text:p>
              </table:table-cell>
              <table:table-cell office:value-type="float" office:value="1.5390003">
                <text:p>1.53900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5892444">
                <text:p>0.0025892444</text:p>
              </table:table-cell>
              <table:table-cell office:value-type="float" office:value="0.0050783604">
                <text:p>0.0050783604</text:p>
              </table:table-cell>
              <table:table-cell office:value-type="float" office:value="0.10488331">
                <text:p>0.10488331</text:p>
              </table:table-cell>
              <table:table-cell office:value-type="float" office:value="0.0028501723">
                <text:p>0.0028501723</text:p>
              </table:table-cell>
              <table:table-cell office:value-type="float" office:value="1.104">
                <text:p>1.104</text:p>
              </table:table-cell>
              <table:table-cell office:value-type="float" office:value="1.5910003">
                <text:p>1.5910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3637012">
                <text:p>0.003637012</text:p>
              </table:table-cell>
              <table:table-cell office:value-type="float" office:value="0.0025475938">
                <text:p>0.0025475938</text:p>
              </table:table-cell>
              <table:table-cell office:value-type="float" office:value="0.09218168">
                <text:p>0.09218168</text:p>
              </table:table-cell>
              <table:table-cell office:value-type="float" office:value="0.002220253">
                <text:p>0.002220253</text:p>
              </table:table-cell>
              <table:table-cell office:value-type="float" office:value="1.092">
                <text:p>1.092</text:p>
              </table:table-cell>
              <table:table-cell office:value-type="float" office:value="1.6370003">
                <text:p>1.6370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178494">
                <text:p>0.004178494</text:p>
              </table:table-cell>
              <table:table-cell office:value-type="float" office:value="-0.0030575804">
                <text:p>-0.0030575804</text:p>
              </table:table-cell>
              <table:table-cell office:value-type="float" office:value="0.085778594">
                <text:p>0.085778594</text:p>
              </table:table-cell>
              <table:table-cell office:value-type="float" office:value="0.0025888516">
                <text:p>0.0025888516</text:p>
              </table:table-cell>
              <table:table-cell office:value-type="float" office:value="1.085">
                <text:p>1.085</text:p>
              </table:table-cell>
              <table:table-cell office:value-type="float" office:value="1.6795003">
                <text:p>1.67950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50212666">
                <text:p>0.0050212666</text:p>
              </table:table-cell>
              <table:table-cell office:value-type="float" office:value="-0.004124347">
                <text:p>-0.004124347</text:p>
              </table:table-cell>
              <table:table-cell office:value-type="float" office:value="0.061692">
                <text:p>0.061692</text:p>
              </table:table-cell>
              <table:table-cell office:value-type="float" office:value="0.0032489751">
                <text:p>0.0032489751</text:p>
              </table:table-cell>
              <table:table-cell office:value-type="float" office:value="1.062">
                <text:p>1.062</text:p>
              </table:table-cell>
              <table:table-cell office:value-type="float" office:value="1.7105004">
                <text:p>1.7105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943704">
                <text:p>0.003943704</text:p>
              </table:table-cell>
              <table:table-cell office:value-type="float" office:value="-0.0011784956">
                <text:p>-0.0011784956</text:p>
              </table:table-cell>
              <table:table-cell office:value-type="float" office:value="0.026678503">
                <text:p>0.026678503</text:p>
              </table:table-cell>
              <table:table-cell office:value-type="float" office:value="0.002058012">
                <text:p>0.002058012</text:p>
              </table:table-cell>
              <table:table-cell office:value-type="float" office:value="1.026">
                <text:p>1.026</text:p>
              </table:table-cell>
              <table:table-cell office:value-type="float" office:value="1.7235004">
                <text:p>1.7235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8631518">
                <text:p>0.0018631518</text:p>
              </table:table-cell>
              <table:table-cell office:value-type="float" office:value="NaN">
                <text:p>NaN</text:p>
              </table:table-cell>
              <table:table-cell office:value-type="float" office:value="0.0069282055">
                <text:p>0.0069282055</text:p>
              </table:table-cell>
              <table:table-cell office:value-type="float" office:value="0.0010064398">
                <text:p>0.0010064398</text:p>
              </table:table-cell>
              <table:table-cell office:value-type="float" office:value="1.006">
                <text:p>1.006</text:p>
              </table:table-cell>
              <table:table-cell office:value-type="float" office:value="1.7265004">
                <text:p>1.72650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65267086">
                <text:p>-0.0065267086</text:p>
              </table:table-cell>
              <table:table-cell office:value-type="float" office:value="NaN">
                <text:p>NaN</text:p>
              </table:table-cell>
              <table:table-cell office:value-type="float" office:value="0.993">
                <text:p>0.993</text:p>
              </table:table-cell>
              <table:table-cell office:value-type="float" office:value="1.7230004">
                <text:p>1.7230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2985835">
                <text:p>-0.002985835</text:p>
              </table:table-cell>
              <table:table-cell office:value-type="float" office:value="0.0021083131">
                <text:p>0.0021083131</text:p>
              </table:table-cell>
              <table:table-cell office:value-type="float" office:value="-0.01679039">
                <text:p>-0.01679039</text:p>
              </table:table-cell>
              <table:table-cell office:value-type="float" office:value="0.00182758">
                <text:p>0.00182758</text:p>
              </table:table-cell>
              <table:table-cell office:value-type="float" office:value="0.982">
                <text:p>0.982</text:p>
              </table:table-cell>
              <table:table-cell office:value-type="float" office:value="1.7140005">
                <text:p>1.71400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18811822">
                <text:p>-0.0018811822</text:p>
              </table:table-cell>
              <table:table-cell office:value-type="float" office:value="0.0025284663">
                <text:p>0.0025284663</text:p>
              </table:table-cell>
              <table:table-cell office:value-type="float" office:value="-0.019658089">
                <text:p>-0.019658089</text:p>
              </table:table-cell>
              <table:table-cell office:value-type="float" office:value="0.0015757529">
                <text:p>0.0015757529</text:p>
              </table:table-cell>
              <table:table-cell office:value-type="float" office:value="0.979">
                <text:p>0.979</text:p>
              </table:table-cell>
              <table:table-cell office:value-type="float" office:value="1.7035005">
                <text:p>1.7035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2802223">
                <text:p>-0.002802223</text:p>
              </table:table-cell>
              <table:table-cell office:value-type="float" office:value="NaN">
                <text:p>NaN</text:p>
              </table:table-cell>
              <table:table-cell office:value-type="float" office:value="-0.014522433">
                <text:p>-0.014522433</text:p>
              </table:table-cell>
              <table:table-cell office:value-type="float" office:value="0.0014776032">
                <text:p>0.0014776032</text:p>
              </table:table-cell>
              <table:table-cell office:value-type="float" office:value="0.984">
                <text:p>0.984</text:p>
              </table:table-cell>
              <table:table-cell office:value-type="float" office:value="1.6955005">
                <text:p>1.69550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3787294">
                <text:p>-0.003787294</text:p>
              </table:table-cell>
              <table:table-cell office:value-type="float" office:value="0.0018942952">
                <text:p>0.0018942952</text:p>
              </table:table-cell>
              <table:table-cell office:value-type="float" office:value="-0.023263931">
                <text:p>-0.023263931</text:p>
              </table:table-cell>
              <table:table-cell office:value-type="float" office:value="0.0021173067">
                <text:p>0.0021173067</text:p>
              </table:table-cell>
              <table:table-cell office:value-type="float" office:value="0.975">
                <text:p>0.975</text:p>
              </table:table-cell>
              <table:table-cell office:value-type="float" office:value="1.6830006">
                <text:p>1.6830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3324777">
                <text:p>-0.003324777</text:p>
              </table:table-cell>
              <table:table-cell office:value-type="float" office:value="0.0014169216">
                <text:p>0.0014169216</text:p>
              </table:table-cell>
              <table:table-cell office:value-type="float" office:value="-0.019761205">
                <text:p>-0.019761205</text:p>
              </table:table-cell>
              <table:table-cell office:value-type="float" office:value="0.0018070561">
                <text:p>0.0018070561</text:p>
              </table:table-cell>
              <table:table-cell office:value-type="float" office:value="0.978">
                <text:p>0.978</text:p>
              </table:table-cell>
              <table:table-cell office:value-type="float" office:value="1.6720005">
                <text:p>1.67200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3143236">
                <text:p>-0.003143236</text:p>
              </table:table-cell>
              <table:table-cell office:value-type="float" office:value="NaN">
                <text:p>NaN</text:p>
              </table:table-cell>
              <table:table-cell office:value-type="float" office:value="-0.01305151">
                <text:p>-0.01305151</text:p>
              </table:table-cell>
              <table:table-cell office:value-type="float" office:value="0.0015718054">
                <text:p>0.0015718054</text:p>
              </table:table-cell>
              <table:table-cell office:value-type="float" office:value="0.985">
                <text:p>0.985</text:p>
              </table:table-cell>
              <table:table-cell office:value-type="float" office:value="1.6645005">
                <text:p>1.66450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40303767">
                <text:p>-0.0040303767</text:p>
              </table:table-cell>
              <table:table-cell office:value-type="float" office:value="NaN">
                <text:p>NaN</text:p>
              </table:table-cell>
              <table:table-cell office:value-type="float" office:value="-0.022729874">
                <text:p>-0.022729874</text:p>
              </table:table-cell>
              <table:table-cell office:value-type="float" office:value="0.0020152028">
                <text:p>0.0020152028</text:p>
              </table:table-cell>
              <table:table-cell office:value-type="float" office:value="0.976">
                <text:p>0.976</text:p>
              </table:table-cell>
              <table:table-cell office:value-type="float" office:value="1.6525005">
                <text:p>1.6525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60303807">
                <text:p>-0.0060303807</text:p>
              </table:table-cell>
              <table:table-cell office:value-type="float" office:value="0.00149744">
                <text:p>0.00149744</text:p>
              </table:table-cell>
              <table:table-cell office:value-type="float" office:value="-0.029486418">
                <text:p>-0.029486418</text:p>
              </table:table-cell>
              <table:table-cell office:value-type="float" office:value="0.0031067594">
                <text:p>0.0031067594</text:p>
              </table:table-cell>
              <table:table-cell office:value-type="float" office:value="0.968">
                <text:p>0.968</text:p>
              </table:table-cell>
              <table:table-cell office:value-type="float" office:value="1.6365005">
                <text:p>1.63650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7911697">
                <text:p>-0.007911697</text:p>
              </table:table-cell>
              <table:table-cell office:value-type="float" office:value="0.0037925392">
                <text:p>0.0037925392</text:p>
              </table:table-cell>
              <table:table-cell office:value-type="float" office:value="-0.03785038">
                <text:p>-0.03785038</text:p>
              </table:table-cell>
              <table:table-cell office:value-type="float" office:value="0.004386864">
                <text:p>0.004386864</text:p>
              </table:table-cell>
              <table:table-cell office:value-type="float" office:value="0.959">
                <text:p>0.959</text:p>
              </table:table-cell>
              <table:table-cell office:value-type="float" office:value="1.6160004">
                <text:p>1.61600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8030385">
                <text:p>-0.008030385</text:p>
              </table:table-cell>
              <table:table-cell office:value-type="float" office:value="0.0049371496">
                <text:p>0.0049371496</text:p>
              </table:table-cell>
              <table:table-cell office:value-type="float" office:value="-0.043418407">
                <text:p>-0.043418407</text:p>
              </table:table-cell>
              <table:table-cell office:value-type="float" office:value="0.0047133463">
                <text:p>0.0047133463</text:p>
              </table:table-cell>
              <table:table-cell office:value-type="float" office:value="0.954">
                <text:p>0.954</text:p>
              </table:table-cell>
              <table:table-cell office:value-type="float" office:value="1.5930004">
                <text:p>1.59300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9439617">
                <text:p>-0.009439617</text:p>
              </table:table-cell>
              <table:table-cell office:value-type="float" office:value="0.005999349">
                <text:p>0.005999349</text:p>
              </table:table-cell>
              <table:table-cell office:value-type="float" office:value="-0.050446987">
                <text:p>-0.050446987</text:p>
              </table:table-cell>
              <table:table-cell office:value-type="float" office:value="0.0055923737">
                <text:p>0.0055923737</text:p>
              </table:table-cell>
              <table:table-cell office:value-type="float" office:value="0.946">
                <text:p>0.946</text:p>
              </table:table-cell>
              <table:table-cell office:value-type="float" office:value="1.5660005">
                <text:p>1.5660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12049735">
                <text:p>-0.012049735</text:p>
              </table:table-cell>
              <table:table-cell office:value-type="float" office:value="0.0074445456">
                <text:p>0.0074445456</text:p>
              </table:table-cell>
              <table:table-cell office:value-type="float" office:value="-0.058688402">
                <text:p>-0.058688402</text:p>
              </table:table-cell>
              <table:table-cell office:value-type="float" office:value="0.007081973">
                <text:p>0.007081973</text:p>
              </table:table-cell>
              <table:table-cell office:value-type="float" office:value="0.938">
                <text:p>0.938</text:p>
              </table:table-cell>
              <table:table-cell office:value-type="float" office:value="1.5350004">
                <text:p>1.5350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16533464">
                <text:p>-0.016533464</text:p>
              </table:table-cell>
              <table:table-cell office:value-type="float" office:value="0.012366727">
                <text:p>0.012366727</text:p>
              </table:table-cell>
              <table:table-cell office:value-type="float" office:value="-0.06963754">
                <text:p>-0.06963754</text:p>
              </table:table-cell>
              <table:table-cell office:value-type="float" office:value="0.010323413">
                <text:p>0.010323413</text:p>
              </table:table-cell>
              <table:table-cell office:value-type="float" office:value="0.926">
                <text:p>0.926</text:p>
              </table:table-cell>
              <table:table-cell office:value-type="float" office:value="1.4980004">
                <text:p>1.49800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17228022">
                <text:p>-0.017228022</text:p>
              </table:table-cell>
              <table:table-cell office:value-type="float" office:value="0.015911698">
                <text:p>0.015911698</text:p>
              </table:table-cell>
              <table:table-cell office:value-type="float" office:value="-0.0738641">
                <text:p>-0.0738641</text:p>
              </table:table-cell>
              <table:table-cell office:value-type="float" office:value="0.0117259">
                <text:p>0.0117259</text:p>
              </table:table-cell>
              <table:table-cell office:value-type="float" office:value="0.921">
                <text:p>0.921</text:p>
              </table:table-cell>
              <table:table-cell office:value-type="float" office:value="1.4585004">
                <text:p>1.45850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8380001">
                <text:p>-0.018380001</text:p>
              </table:table-cell>
              <table:table-cell office:value-type="float" office:value="0.018049747">
                <text:p>0.018049747</text:p>
              </table:table-cell>
              <table:table-cell office:value-type="float" office:value="-0.07532644">
                <text:p>-0.07532644</text:p>
              </table:table-cell>
              <table:table-cell office:value-type="float" office:value="0.0128803905">
                <text:p>0.0128803905</text:p>
              </table:table-cell>
              <table:table-cell office:value-type="float" office:value="0.919">
                <text:p>0.919</text:p>
              </table:table-cell>
              <table:table-cell office:value-type="float" office:value="1.4180005">
                <text:p>1.41800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1644577">
                <text:p>-0.01644577</text:p>
              </table:table-cell>
              <table:table-cell office:value-type="float" office:value="0.018504515">
                <text:p>0.018504515</text:p>
              </table:table-cell>
              <table:table-cell office:value-type="float" office:value="-0.068295956">
                <text:p>-0.068295956</text:p>
              </table:table-cell>
              <table:table-cell office:value-type="float" office:value="0.012378211">
                <text:p>0.012378211</text:p>
              </table:table-cell>
              <table:table-cell office:value-type="float" office:value="0.926">
                <text:p>0.926</text:p>
              </table:table-cell>
              <table:table-cell office:value-type="float" office:value="1.3810005">
                <text:p>1.38100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1728025">
                <text:p>-0.01728025</text:p>
              </table:table-cell>
              <table:table-cell office:value-type="float" office:value="0.016919822">
                <text:p>0.016919822</text:p>
              </table:table-cell>
              <table:table-cell office:value-type="float" office:value="-0.061380506">
                <text:p>-0.061380506</text:p>
              </table:table-cell>
              <table:table-cell office:value-type="float" office:value="0.012092223">
                <text:p>0.012092223</text:p>
              </table:table-cell>
              <table:table-cell office:value-type="float" office:value="0.933">
                <text:p>0.933</text:p>
              </table:table-cell>
              <table:table-cell office:value-type="float" office:value="1.3475006">
                <text:p>1.3475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15919834">
                <text:p>-0.015919834</text:p>
              </table:table-cell>
              <table:table-cell office:value-type="float" office:value="0.018371701">
                <text:p>0.018371701</text:p>
              </table:table-cell>
              <table:table-cell office:value-type="float" office:value="-0.05846739">
                <text:p>-0.05846739</text:p>
              </table:table-cell>
              <table:table-cell office:value-type="float" office:value="0.01215484">
                <text:p>0.01215484</text:p>
              </table:table-cell>
              <table:table-cell office:value-type="float" office:value="0.937">
                <text:p>0.937</text:p>
              </table:table-cell>
              <table:table-cell office:value-type="float" office:value="1.3160006">
                <text:p>1.31600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15314668">
                <text:p>-0.015314668</text:p>
              </table:table-cell>
              <table:table-cell office:value-type="float" office:value="0.019360512">
                <text:p>0.019360512</text:p>
              </table:table-cell>
              <table:table-cell office:value-type="float" office:value="-0.059601545">
                <text:p>-0.059601545</text:p>
              </table:table-cell>
              <table:table-cell office:value-type="float" office:value="0.012342696">
                <text:p>0.012342696</text:p>
              </table:table-cell>
              <table:table-cell office:value-type="float" office:value="0.935">
                <text:p>0.935</text:p>
              </table:table-cell>
              <table:table-cell office:value-type="float" office:value="1.2835006">
                <text:p>1.28350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7666668">
                <text:p>-0.017666668</text:p>
              </table:table-cell>
              <table:table-cell office:value-type="float" office:value="0.019040763">
                <text:p>0.019040763</text:p>
              </table:table-cell>
              <table:table-cell office:value-type="float" office:value="-0.06304562">
                <text:p>-0.06304562</text:p>
              </table:table-cell>
              <table:table-cell office:value-type="float" office:value="0.012987127">
                <text:p>0.012987127</text:p>
              </table:table-cell>
              <table:table-cell office:value-type="float" office:value="0.932">
                <text:p>0.932</text:p>
              </table:table-cell>
              <table:table-cell office:value-type="float" office:value="1.2495005">
                <text:p>1.24950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20371675">
                <text:p>-0.020371675</text:p>
              </table:table-cell>
              <table:table-cell office:value-type="float" office:value="0.024017006">
                <text:p>0.024017006</text:p>
              </table:table-cell>
              <table:table-cell office:value-type="float" office:value="-0.06836128">
                <text:p>-0.06836128</text:p>
              </table:table-cell>
              <table:table-cell office:value-type="float" office:value="0.0157466">
                <text:p>0.0157466</text:p>
              </table:table-cell>
              <table:table-cell office:value-type="float" office:value="0.924">
                <text:p>0.924</text:p>
              </table:table-cell>
              <table:table-cell office:value-type="float" office:value="1.2115005">
                <text:p>1.21150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4369895">
                <text:p>-0.024369895</text:p>
              </table:table-cell>
              <table:table-cell office:value-type="float" office:value="0.024371684">
                <text:p>0.024371684</text:p>
              </table:table-cell>
              <table:table-cell office:value-type="float" office:value="-0.077495456">
                <text:p>-0.077495456</text:p>
              </table:table-cell>
              <table:table-cell office:value-type="float" office:value="0.01723275">
                <text:p>0.01723275</text:p>
              </table:table-cell>
              <table:table-cell office:value-type="float" office:value="0.915">
                <text:p>0.915</text:p>
              </table:table-cell>
              <table:table-cell office:value-type="float" office:value="1.1690005">
                <text:p>1.1690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2040755">
                <text:p>-0.022040755</text:p>
              </table:table-cell>
              <table:table-cell office:value-type="float" office:value="0.022031784">
                <text:p>0.022031784</text:p>
              </table:table-cell>
              <table:table-cell office:value-type="float" office:value="-0.07255983">
                <text:p>-0.07255983</text:p>
              </table:table-cell>
              <table:table-cell office:value-type="float" office:value="0.015581995">
                <text:p>0.015581995</text:p>
              </table:table-cell>
              <table:table-cell office:value-type="float" office:value="0.921">
                <text:p>0.921</text:p>
              </table:table-cell>
              <table:table-cell office:value-type="float" office:value="1.1295005">
                <text:p>1.12950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9708067">
                <text:p>-0.019708067</text:p>
              </table:table-cell>
              <table:table-cell office:value-type="float" office:value="0.019637346">
                <text:p>0.019637346</text:p>
              </table:table-cell>
              <table:table-cell office:value-type="float" office:value="-0.06654">
                <text:p>-0.06654</text:p>
              </table:table-cell>
              <table:table-cell office:value-type="float" office:value="0.013910727">
                <text:p>0.013910727</text:p>
              </table:table-cell>
              <table:table-cell office:value-type="float" office:value="0.927">
                <text:p>0.927</text:p>
              </table:table-cell>
              <table:table-cell office:value-type="float" office:value="1.0930005">
                <text:p>1.09300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18015355">
                <text:p>-0.018015355</text:p>
              </table:table-cell>
              <table:table-cell office:value-type="float" office:value="0.018919826">
                <text:p>0.018919826</text:p>
              </table:table-cell>
              <table:table-cell office:value-type="float" office:value="-0.06298232">
                <text:p>-0.06298232</text:p>
              </table:table-cell>
              <table:table-cell office:value-type="float" office:value="0.013062473">
                <text:p>0.013062473</text:p>
              </table:table-cell>
              <table:table-cell office:value-type="float" office:value="0.931">
                <text:p>0.931</text:p>
              </table:table-cell>
              <table:table-cell office:value-type="float" office:value="1.0585005">
                <text:p>1.0585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16314656">
                <text:p>-0.016314656</text:p>
              </table:table-cell>
              <table:table-cell office:value-type="float" office:value="0.016919822">
                <text:p>0.016919822</text:p>
              </table:table-cell>
              <table:table-cell office:value-type="float" office:value="-0.060941696">
                <text:p>-0.060941696</text:p>
              </table:table-cell>
              <table:table-cell office:value-type="float" office:value="0.01175211">
                <text:p>0.01175211</text:p>
              </table:table-cell>
              <table:table-cell office:value-type="float" office:value="0.934">
                <text:p>0.934</text:p>
              </table:table-cell>
              <table:table-cell office:value-type="float" office:value="1.0255005">
                <text:p>1.02550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15600443">
                <text:p>-0.015600443</text:p>
              </table:table-cell>
              <table:table-cell office:value-type="float" office:value="0.018919826">
                <text:p>0.018919826</text:p>
              </table:table-cell>
              <table:table-cell office:value-type="float" office:value="-0.05885434">
                <text:p>-0.05885434</text:p>
              </table:table-cell>
              <table:table-cell office:value-type="float" office:value="0.012261053">
                <text:p>0.012261053</text:p>
              </table:table-cell>
              <table:table-cell office:value-type="float" office:value="0.936">
                <text:p>0.936</text:p>
              </table:table-cell>
              <table:table-cell office:value-type="float" office:value="0.99350053">
                <text:p>0.993500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1873037">
                <text:p>-0.011873037</text:p>
              </table:table-cell>
              <table:table-cell office:value-type="float" office:value="0.013307393">
                <text:p>0.013307393</text:p>
              </table:table-cell>
              <table:table-cell office:value-type="float" office:value="-0.050002813">
                <text:p>-0.050002813</text:p>
              </table:table-cell>
              <table:table-cell office:value-type="float" office:value="0.008917058">
                <text:p>0.008917058</text:p>
              </table:table-cell>
              <table:table-cell office:value-type="float" office:value="0.946">
                <text:p>0.946</text:p>
              </table:table-cell>
              <table:table-cell office:value-type="float" office:value="0.9665005">
                <text:p>0.9665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1873037">
                <text:p>-0.011873037</text:p>
              </table:table-cell>
              <table:table-cell office:value-type="float" office:value="0.011445358">
                <text:p>0.011445358</text:p>
              </table:table-cell>
              <table:table-cell office:value-type="float" office:value="-0.04792738">
                <text:p>-0.04792738</text:p>
              </table:table-cell>
              <table:table-cell office:value-type="float" office:value="0.008245684">
                <text:p>0.008245684</text:p>
              </table:table-cell>
              <table:table-cell office:value-type="float" office:value="0.948">
                <text:p>0.948</text:p>
              </table:table-cell>
              <table:table-cell office:value-type="float" office:value="0.9405005">
                <text:p>0.94050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81328">
                <text:p>-0.0081328</text:p>
              </table:table-cell>
              <table:table-cell office:value-type="float" office:value="0.0070303828">
                <text:p>0.0070303828</text:p>
              </table:table-cell>
              <table:table-cell office:value-type="float" office:value="-0.034421682">
                <text:p>-0.034421682</text:p>
              </table:table-cell>
              <table:table-cell office:value-type="float" office:value="0.0053751445">
                <text:p>0.0053751445</text:p>
              </table:table-cell>
              <table:table-cell office:value-type="float" office:value="0.963">
                <text:p>0.963</text:p>
              </table:table-cell>
              <table:table-cell office:value-type="float" office:value="0.9220005">
                <text:p>0.92200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32280236">
                <text:p>-0.0032280236</text:p>
              </table:table-cell>
              <table:table-cell office:value-type="float" office:value="0.0026185662">
                <text:p>0.0026185662</text:p>
              </table:table-cell>
              <table:table-cell office:value-type="float" office:value="-0.013499737">
                <text:p>-0.013499737</text:p>
              </table:table-cell>
              <table:table-cell office:value-type="float" office:value="0.002078282">
                <text:p>0.002078282</text:p>
              </table:table-cell>
              <table:table-cell office:value-type="float" office:value="0.984">
                <text:p>0.984</text:p>
              </table:table-cell>
              <table:table-cell office:value-type="float" office:value="0.9140005">
                <text:p>0.9140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0.0012041777">
                <text:p>0.0012041777</text:p>
              </table:table-cell>
              <table:table-cell office:value-type="float" office:value="-0.0024700165">
                <text:p>-0.002470016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0.91200054">
                <text:p>0.912000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7541647">
                <text:p>-0.0017541647</text:p>
              </table:table-cell>
              <table:table-cell office:value-type="float" office:value="NaN">
                <text:p>NaN</text:p>
              </table:table-cell>
              <table:table-cell office:value-type="float" office:value="0.997">
                <text:p>0.997</text:p>
              </table:table-cell>
              <table:table-cell office:value-type="float" office:value="0.9105005">
                <text:p>0.91050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0489544">
                <text:p>0.0020489544</text:p>
              </table:table-cell>
              <table:table-cell office:value-type="float" office:value="NaN">
                <text:p>NaN</text:p>
              </table:table-cell>
              <table:table-cell office:value-type="float" office:value="0.0020546317">
                <text:p>0.0020546317</text:p>
              </table:table-cell>
              <table:table-cell office:value-type="float" office:value="0.0010252177">
                <text:p>0.0010252177</text:p>
              </table:table-cell>
              <table:table-cell office:value-type="float" office:value="1.001">
                <text:p>1.001</text:p>
              </table:table-cell>
              <table:table-cell office:value-type="float" office:value="0.91100055">
                <text:p>0.911000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74989">
                <text:p>0.00274989</text:p>
              </table:table-cell>
              <table:table-cell office:value-type="float" office:value="-0.0020538568">
                <text:p>-0.0020538568</text:p>
              </table:table-cell>
              <table:table-cell office:value-type="float" office:value="0.005624175">
                <text:p>0.005624175</text:p>
              </table:table-cell>
              <table:table-cell office:value-type="float" office:value="0.0017161164">
                <text:p>0.0017161164</text:p>
              </table:table-cell>
              <table:table-cell office:value-type="float" office:value="1.005">
                <text:p>1.005</text:p>
              </table:table-cell>
              <table:table-cell office:value-type="float" office:value="0.91350055">
                <text:p>0.913500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749892">
                <text:p>0.003749892</text:p>
              </table:table-cell>
              <table:table-cell office:value-type="float" office:value="-0.0017656386">
                <text:p>-0.0017656386</text:p>
              </table:table-cell>
              <table:table-cell office:value-type="float" office:value="0.0032836199">
                <text:p>0.0032836199</text:p>
              </table:table-cell>
              <table:table-cell office:value-type="float" office:value="0.002072388">
                <text:p>0.002072388</text:p>
              </table:table-cell>
              <table:table-cell office:value-type="float" office:value="1.003">
                <text:p>1.003</text:p>
              </table:table-cell>
              <table:table-cell office:value-type="float" office:value="0.91500056">
                <text:p>0.915000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4515092">
                <text:p>0.0024515092</text:p>
              </table:table-cell>
              <table:table-cell office:value-type="float" office:value="-0.0010486543">
                <text:p>-0.0010486543</text:p>
              </table:table-cell>
              <table:table-cell office:value-type="float" office:value="0.007915318">
                <text:p>0.007915318</text:p>
              </table:table-cell>
              <table:table-cell office:value-type="float" office:value="0.0013331892">
                <text:p>0.0013331892</text:p>
              </table:table-cell>
              <table:table-cell office:value-type="float" office:value="1.007">
                <text:p>1.007</text:p>
              </table:table-cell>
              <table:table-cell office:value-type="float" office:value="0.91850054">
                <text:p>0.918500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624663">
                <text:p>0.0018624663</text:p>
              </table:table-cell>
              <table:table-cell office:value-type="float" office:value="NaN">
                <text:p>NaN</text:p>
              </table:table-cell>
              <table:table-cell office:value-type="float" office:value="1.001">
                <text:p>1.001</text:p>
              </table:table-cell>
              <table:table-cell office:value-type="float" office:value="0.91900057">
                <text:p>0.919000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2521148">
                <text:p>0.001252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">
                <text:p>0.998</text:p>
              </table:table-cell>
              <table:table-cell office:value-type="float" office:value="0.9180006">
                <text:p>0.9180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0489523">
                <text:p>0.001048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">
                <text:p>0.998</text:p>
              </table:table-cell>
              <table:table-cell office:value-type="float" office:value="0.9170006">
                <text:p>0.91700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0.0010303855">
                <text:p>0.001030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8">
                <text:p>0.998</text:p>
              </table:table-cell>
              <table:table-cell office:value-type="float" office:value="0.9160006">
                <text:p>0.9160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-0.0012646914">
                <text:p>-0.0012646914</text:p>
              </table:table-cell>
              <table:table-cell office:value-type="float" office:value="0.005282104">
                <text:p>0.005282104</text:p>
              </table:table-cell>
              <table:table-cell office:value-type="float" office:value="NaN">
                <text:p>NaN</text:p>
              </table:table-cell>
              <table:table-cell office:value-type="float" office:value="1.004">
                <text:p>1.004</text:p>
              </table:table-cell>
              <table:table-cell office:value-type="float" office:value="0.9180006">
                <text:p>0.9180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-0.0022646785">
                <text:p>-0.0022646785</text:p>
              </table:table-cell>
              <table:table-cell office:value-type="float" office:value="0.0012820959">
                <text:p>0.0012820959</text:p>
              </table:table-cell>
              <table:table-cell office:value-type="float" office:value="0.0011324411">
                <text:p>0.0011324411</text:p>
              </table:table-cell>
              <table:table-cell office:value-type="float" office:value="1.001">
                <text:p>1.001</text:p>
              </table:table-cell>
              <table:table-cell office:value-type="float" office:value="0.9185006">
                <text:p>0.91850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2127012">
                <text:p>0.0012127012</text:p>
              </table:table-cell>
              <table:table-cell office:value-type="float" office:value="-0.0012520999">
                <text:p>-0.0012520999</text:p>
              </table:table-cell>
              <table:table-cell office:value-type="float" office:value="0.0010012984">
                <text:p>0.001001298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9185006">
                <text:p>0.9185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333392">
                <text:p>0.004333392</text:p>
              </table:table-cell>
              <table:table-cell office:value-type="float" office:value="-0.0043486953">
                <text:p>-0.0043486953</text:p>
              </table:table-cell>
              <table:table-cell office:value-type="float" office:value="0.017411232">
                <text:p>0.017411232</text:p>
              </table:table-cell>
              <table:table-cell office:value-type="float" office:value="0.0030695861">
                <text:p>0.0030695861</text:p>
              </table:table-cell>
              <table:table-cell office:value-type="float" office:value="1.018">
                <text:p>1.018</text:p>
              </table:table-cell>
              <table:table-cell office:value-type="float" office:value="0.9275006">
                <text:p>0.92750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3518245">
                <text:p>0.0043518245</text:p>
              </table:table-cell>
              <table:table-cell office:value-type="float" office:value="-0.0062646866">
                <text:p>-0.0062646866</text:p>
              </table:table-cell>
              <table:table-cell office:value-type="float" office:value="0.023519993">
                <text:p>0.023519993</text:p>
              </table:table-cell>
              <table:table-cell office:value-type="float" office:value="0.003813944">
                <text:p>0.003813944</text:p>
              </table:table-cell>
              <table:table-cell office:value-type="float" office:value="1.024">
                <text:p>1.024</text:p>
              </table:table-cell>
              <table:table-cell office:value-type="float" office:value="0.93950063">
                <text:p>0.939500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60141683">
                <text:p>0.0060141683</text:p>
              </table:table-cell>
              <table:table-cell office:value-type="float" office:value="-0.009048954">
                <text:p>-0.009048954</text:p>
              </table:table-cell>
              <table:table-cell office:value-type="float" office:value="0.034401536">
                <text:p>0.034401536</text:p>
              </table:table-cell>
              <table:table-cell office:value-type="float" office:value="0.0054326276">
                <text:p>0.0054326276</text:p>
              </table:table-cell>
              <table:table-cell office:value-type="float" office:value="1.035">
                <text:p>1.035</text:p>
              </table:table-cell>
              <table:table-cell office:value-type="float" office:value="0.9570006">
                <text:p>0.95700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72044134">
                <text:p>0.0072044134</text:p>
              </table:table-cell>
              <table:table-cell office:value-type="float" office:value="-0.009969622">
                <text:p>-0.009969622</text:p>
              </table:table-cell>
              <table:table-cell office:value-type="float" office:value="0.043283224">
                <text:p>0.043283224</text:p>
              </table:table-cell>
              <table:table-cell office:value-type="float" office:value="0.006150141">
                <text:p>0.006150141</text:p>
              </table:table-cell>
              <table:table-cell office:value-type="float" office:value="1.045">
                <text:p>1.045</text:p>
              </table:table-cell>
              <table:table-cell office:value-type="float" office:value="0.9795006">
                <text:p>0.9795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4735939">
                <text:p>0.004735939</text:p>
              </table:table-cell>
              <table:table-cell office:value-type="float" office:value="-0.008765638">
                <text:p>-0.008765638</text:p>
              </table:table-cell>
              <table:table-cell office:value-type="float" office:value="0.046706855">
                <text:p>0.046706855</text:p>
              </table:table-cell>
              <table:table-cell office:value-type="float" office:value="0.0049816044">
                <text:p>0.0049816044</text:p>
              </table:table-cell>
              <table:table-cell office:value-type="float" office:value="1.047">
                <text:p>1.047</text:p>
              </table:table-cell>
              <table:table-cell office:value-type="float" office:value="1.0030006">
                <text:p>1.00300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943693">
                <text:p>0.005943693</text:p>
              </table:table-cell>
              <table:table-cell office:value-type="float" office:value="-0.010632068">
                <text:p>-0.010632068</text:p>
              </table:table-cell>
              <table:table-cell office:value-type="float" office:value="0.049194634">
                <text:p>0.049194634</text:p>
              </table:table-cell>
              <table:table-cell office:value-type="float" office:value="0.0060903276">
                <text:p>0.0060903276</text:p>
              </table:table-cell>
              <table:table-cell office:value-type="float" office:value="1.05">
                <text:p>1.05</text:p>
              </table:table-cell>
              <table:table-cell office:value-type="float" office:value="1.0280006">
                <text:p>1.02800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5583085">
                <text:p>0.005583085</text:p>
              </table:table-cell>
              <table:table-cell office:value-type="float" office:value="-0.009231254">
                <text:p>-0.009231254</text:p>
              </table:table-cell>
              <table:table-cell office:value-type="float" office:value="0.053658724">
                <text:p>0.053658724</text:p>
              </table:table-cell>
              <table:table-cell office:value-type="float" office:value="0.005394138">
                <text:p>0.005394138</text:p>
              </table:table-cell>
              <table:table-cell office:value-type="float" office:value="1.054">
                <text:p>1.054</text:p>
              </table:table-cell>
              <table:table-cell office:value-type="float" office:value="1.0550005">
                <text:p>1.0550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4676885">
                <text:p>0.0044676885</text:p>
              </table:table-cell>
              <table:table-cell office:value-type="float" office:value="-0.009643808">
                <text:p>-0.009643808</text:p>
              </table:table-cell>
              <table:table-cell office:value-type="float" office:value="0.06755853">
                <text:p>0.06755853</text:p>
              </table:table-cell>
              <table:table-cell office:value-type="float" office:value="0.005314209">
                <text:p>0.005314209</text:p>
              </table:table-cell>
              <table:table-cell office:value-type="float" office:value="1.068">
                <text:p>1.068</text:p>
              </table:table-cell>
              <table:table-cell office:value-type="float" office:value="1.0890005">
                <text:p>1.08900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3637012">
                <text:p>0.003637012</text:p>
              </table:table-cell>
              <table:table-cell office:value-type="float" office:value="-0.009935379">
                <text:p>-0.009935379</text:p>
              </table:table-cell>
              <table:table-cell office:value-type="float" office:value="0.06913495">
                <text:p>0.06913495</text:p>
              </table:table-cell>
              <table:table-cell office:value-type="float" office:value="0.0052900757">
                <text:p>0.0052900757</text:p>
              </table:table-cell>
              <table:table-cell office:value-type="float" office:value="1.07">
                <text:p>1.07</text:p>
              </table:table-cell>
              <table:table-cell office:value-type="float" office:value="1.1240005">
                <text:p>1.12400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31005032">
                <text:p>0.0031005032</text:p>
              </table:table-cell>
              <table:table-cell office:value-type="float" office:value="-0.0066294074">
                <text:p>-0.0066294074</text:p>
              </table:table-cell>
              <table:table-cell office:value-type="float" office:value="0.07188451">
                <text:p>0.07188451</text:p>
              </table:table-cell>
              <table:table-cell office:value-type="float" office:value="0.003659309">
                <text:p>0.003659309</text:p>
              </table:table-cell>
              <table:table-cell office:value-type="float" office:value="1.072">
                <text:p>1.072</text:p>
              </table:table-cell>
              <table:table-cell office:value-type="float" office:value="1.1600006">
                <text:p>1.16000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5892424">
                <text:p>0.0015892424</text:p>
              </table:table-cell>
              <table:table-cell office:value-type="float" office:value="-0.0052809715">
                <text:p>-0.0052809715</text:p>
              </table:table-cell>
              <table:table-cell office:value-type="float" office:value="0.059440732">
                <text:p>0.059440732</text:p>
              </table:table-cell>
              <table:table-cell office:value-type="float" office:value="0.0027574603">
                <text:p>0.0027574603</text:p>
              </table:table-cell>
              <table:table-cell office:value-type="float" office:value="1.059">
                <text:p>1.059</text:p>
              </table:table-cell>
              <table:table-cell office:value-type="float" office:value="1.1895006">
                <text:p>1.18950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8025562">
                <text:p>0.0018025562</text:p>
              </table:table-cell>
              <table:table-cell office:value-type="float" office:value="-0.0052094907">
                <text:p>-0.0052094907</text:p>
              </table:table-cell>
              <table:table-cell office:value-type="float" office:value="0.06315756">
                <text:p>0.06315756</text:p>
              </table:table-cell>
              <table:table-cell office:value-type="float" office:value="0.0027562657">
                <text:p>0.0027562657</text:p>
              </table:table-cell>
              <table:table-cell office:value-type="float" office:value="1.063">
                <text:p>1.063</text:p>
              </table:table-cell>
              <table:table-cell office:value-type="float" office:value="1.2210006">
                <text:p>1.2210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8025564">
                <text:p>0.0028025564</text:p>
              </table:table-cell>
              <table:table-cell office:value-type="float" office:value="-0.0025892444">
                <text:p>-0.0025892444</text:p>
              </table:table-cell>
              <table:table-cell office:value-type="float" office:value="0.05667776">
                <text:p>0.05667776</text:p>
              </table:table-cell>
              <table:table-cell office:value-type="float" office:value="0.0019077808">
                <text:p>0.0019077808</text:p>
              </table:table-cell>
              <table:table-cell office:value-type="float" office:value="1.056">
                <text:p>1.056</text:p>
              </table:table-cell>
              <table:table-cell office:value-type="float" office:value="1.2490005">
                <text:p>1.2490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0378193">
                <text:p>0.0010378193</text:p>
              </table:table-cell>
              <table:table-cell office:value-type="float" office:value="-0.0018025562">
                <text:p>-0.0018025562</text:p>
              </table:table-cell>
              <table:table-cell office:value-type="float" office:value="0.053281724">
                <text:p>0.053281724</text:p>
              </table:table-cell>
              <table:table-cell office:value-type="float" office:value="0.0010399853">
                <text:p>0.0010399853</text:p>
              </table:table-cell>
              <table:table-cell office:value-type="float" office:value="1.053">
                <text:p>1.053</text:p>
              </table:table-cell>
              <table:table-cell office:value-type="float" office:value="1.2755005">
                <text:p>1.2755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-0.0010187402">
                <text:p>-0.0010187402</text:p>
              </table:table-cell>
              <table:table-cell office:value-type="float" office:value="0.06303805">
                <text:p>0.06303805</text:p>
              </table:table-cell>
              <table:table-cell office:value-type="float" office:value="NaN">
                <text:p>NaN</text:p>
              </table:table-cell>
              <table:table-cell office:value-type="float" office:value="1.063">
                <text:p>1.063</text:p>
              </table:table-cell>
              <table:table-cell office:value-type="float" office:value="1.3070005">
                <text:p>1.30700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201874">
                <text:p>-0.00201874</text:p>
              </table:table-cell>
              <table:table-cell office:value-type="float" office:value="0.001292685">
                <text:p>0.001292685</text:p>
              </table:table-cell>
              <table:table-cell office:value-type="float" office:value="0.062147796">
                <text:p>0.062147796</text:p>
              </table:table-cell>
              <table:table-cell office:value-type="float" office:value="0.0011985768">
                <text:p>0.0011985768</text:p>
              </table:table-cell>
              <table:table-cell office:value-type="float" office:value="1.062">
                <text:p>1.062</text:p>
              </table:table-cell>
              <table:table-cell office:value-type="float" office:value="1.3380005">
                <text:p>1.33800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201874">
                <text:p>-0.00201874</text:p>
              </table:table-cell>
              <table:table-cell office:value-type="float" office:value="0.0018230509">
                <text:p>0.0018230509</text:p>
              </table:table-cell>
              <table:table-cell office:value-type="float" office:value="0.050366998">
                <text:p>0.050366998</text:p>
              </table:table-cell>
              <table:table-cell office:value-type="float" office:value="0.0013600391">
                <text:p>0.0013600391</text:p>
              </table:table-cell>
              <table:table-cell office:value-type="float" office:value="1.05">
                <text:p>1.05</text:p>
              </table:table-cell>
              <table:table-cell office:value-type="float" office:value="1.3630005">
                <text:p>1.36300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10378212">
                <text:p>-0.0010378212</text:p>
              </table:table-cell>
              <table:table-cell office:value-type="float" office:value="0.0028230492">
                <text:p>0.0028230492</text:p>
              </table:table-cell>
              <table:table-cell office:value-type="float" office:value="0.04144013">
                <text:p>0.04144013</text:p>
              </table:table-cell>
              <table:table-cell office:value-type="float" office:value="0.0015038849">
                <text:p>0.0015038849</text:p>
              </table:table-cell>
              <table:table-cell office:value-type="float" office:value="1.042">
                <text:p>1.042</text:p>
              </table:table-cell>
              <table:table-cell office:value-type="float" office:value="1.3840005">
                <text:p>1.38400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0.0023337565">
                <text:p>0.0023337565</text:p>
              </table:table-cell>
              <table:table-cell office:value-type="float" office:value="0.0436244">
                <text:p>0.0436244</text:p>
              </table:table-cell>
              <table:table-cell office:value-type="float" office:value="0.0012339485">
                <text:p>0.0012339485</text:p>
              </table:table-cell>
              <table:table-cell office:value-type="float" office:value="1.044">
                <text:p>1.044</text:p>
              </table:table-cell>
              <table:table-cell office:value-type="float" office:value="1.4060006">
                <text:p>1.40600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10575801">
                <text:p>-0.0010575801</text:p>
              </table:table-cell>
              <table:table-cell office:value-type="float" office:value="0.0016121902">
                <text:p>0.0016121902</text:p>
              </table:table-cell>
              <table:table-cell office:value-type="float" office:value="0.040956378">
                <text:p>0.040956378</text:p>
              </table:table-cell>
              <table:table-cell office:value-type="float" office:value="NaN">
                <text:p>NaN</text:p>
              </table:table-cell>
              <table:table-cell office:value-type="float" office:value="1.042">
                <text:p>1.042</text:p>
              </table:table-cell>
              <table:table-cell office:value-type="float" office:value="1.4270006">
                <text:p>1.42700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23126695">
                <text:p>-0.0023126695</text:p>
              </table:table-cell>
              <table:table-cell office:value-type="float" office:value="0.0013806149">
                <text:p>0.0013806149</text:p>
              </table:table-cell>
              <table:table-cell office:value-type="float" office:value="0.034209132">
                <text:p>0.034209132</text:p>
              </table:table-cell>
              <table:table-cell office:value-type="float" office:value="0.0013467125">
                <text:p>0.0013467125</text:p>
              </table:table-cell>
              <table:table-cell office:value-type="float" office:value="1.035">
                <text:p>1.035</text:p>
              </table:table-cell>
              <table:table-cell office:value-type="float" office:value="1.4445007">
                <text:p>1.44450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13126675">
                <text:p>-0.0013126675</text:p>
              </table:table-cell>
              <table:table-cell office:value-type="float" office:value="NaN">
                <text:p>NaN</text:p>
              </table:table-cell>
              <table:table-cell office:value-type="float" office:value="0.020209193">
                <text:p>0.020209193</text:p>
              </table:table-cell>
              <table:table-cell office:value-type="float" office:value="NaN">
                <text:p>NaN</text:p>
              </table:table-cell>
              <table:table-cell office:value-type="float" office:value="1.021">
                <text:p>1.021</text:p>
              </table:table-cell>
              <table:table-cell office:value-type="float" office:value="1.4550006">
                <text:p>1.45500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13337545">
                <text:p>-0.0013337545</text:p>
              </table:table-cell>
              <table:table-cell office:value-type="float" office:value="NaN">
                <text:p>NaN</text:p>
              </table:table-cell>
              <table:table-cell office:value-type="float" office:value="0.023391843">
                <text:p>0.023391843</text:p>
              </table:table-cell>
              <table:table-cell office:value-type="float" office:value="NaN">
                <text:p>NaN</text:p>
              </table:table-cell>
              <table:table-cell office:value-type="float" office:value="1.024">
                <text:p>1.024</text:p>
              </table:table-cell>
              <table:table-cell office:value-type="float" office:value="1.4670007">
                <text:p>1.4670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18230509">
                <text:p>-0.0018230509</text:p>
              </table:table-cell>
              <table:table-cell office:value-type="float" office:value="0.0013806149">
                <text:p>0.0013806149</text:p>
              </table:table-cell>
              <table:table-cell office:value-type="float" office:value="0.018294394">
                <text:p>0.018294394</text:p>
              </table:table-cell>
              <table:table-cell office:value-type="float" office:value="0.0011434173">
                <text:p>0.0011434173</text:p>
              </table:table-cell>
              <table:table-cell office:value-type="float" office:value="1.018">
                <text:p>1.018</text:p>
              </table:table-cell>
              <table:table-cell office:value-type="float" office:value="1.4760008">
                <text:p>1.47600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0.001868207">
                <text:p>0.001868207</text:p>
              </table:table-cell>
              <table:table-cell office:value-type="float" office:value="0.01914829">
                <text:p>0.01914829</text:p>
              </table:table-cell>
              <table:table-cell office:value-type="float" office:value="0.001020736">
                <text:p>0.001020736</text:p>
              </table:table-cell>
              <table:table-cell office:value-type="float" office:value="1.02">
                <text:p>1.02</text:p>
              </table:table-cell>
              <table:table-cell office:value-type="float" office:value="1.4860008">
                <text:p>1.48600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0.0038682073">
                <text:p>0.0038682073</text:p>
              </table:table-cell>
              <table:table-cell office:value-type="float" office:value="0.021104097">
                <text:p>0.021104097</text:p>
              </table:table-cell>
              <table:table-cell office:value-type="float" office:value="0.0019548307">
                <text:p>0.0019548307</text:p>
              </table:table-cell>
              <table:table-cell office:value-type="float" office:value="1.022">
                <text:p>1.022</text:p>
              </table:table-cell>
              <table:table-cell office:value-type="float" office:value="1.4970007">
                <text:p>1.49700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71072">
                <text:p>0.018171072</text:p>
              </table:table-cell>
              <table:table-cell office:value-type="float" office:value="NaN">
                <text:p>NaN</text:p>
              </table:table-cell>
              <table:table-cell office:value-type="float" office:value="1.019">
                <text:p>1.019</text:p>
              </table:table-cell>
              <table:table-cell office:value-type="float" office:value="1.5065007">
                <text:p>1.50650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23173">
                <text:p>0.0123173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5125008">
                <text:p>1.51250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0.0019211918">
                <text:p>0.0019211918</text:p>
              </table:table-cell>
              <table:table-cell office:value-type="float" office:value="0.015615702">
                <text:p>0.015615702</text:p>
              </table:table-cell>
              <table:table-cell office:value-type="float" office:value="NaN">
                <text:p>NaN</text:p>
              </table:table-cell>
              <table:table-cell office:value-type="float" office:value="1.016">
                <text:p>1.016</text:p>
              </table:table-cell>
              <table:table-cell office:value-type="float" office:value="1.5205008">
                <text:p>1.5205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15475955">
                <text:p>-0.0015475955</text:p>
              </table:table-cell>
              <table:table-cell office:value-type="float" office:value="0.0011502318">
                <text:p>0.0011502318</text:p>
              </table:table-cell>
              <table:table-cell office:value-type="float" office:value="0.016346157">
                <text:p>0.016346157</text:p>
              </table:table-cell>
              <table:table-cell office:value-type="float" office:value="NaN">
                <text:p>NaN</text:p>
              </table:table-cell>
              <table:table-cell office:value-type="float" office:value="1.017">
                <text:p>1.017</text:p>
              </table:table-cell>
              <table:table-cell office:value-type="float" office:value="1.5290008">
                <text:p>1.52900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.00215023">
                <text:p>0.00215023</text:p>
              </table:table-cell>
              <table:table-cell office:value-type="float" office:value="0.018378139">
                <text:p>0.018378139</text:p>
              </table:table-cell>
              <table:table-cell office:value-type="float" office:value="0.001147561">
                <text:p>0.001147561</text:p>
              </table:table-cell>
              <table:table-cell office:value-type="float" office:value="1.019">
                <text:p>1.019</text:p>
              </table:table-cell>
              <table:table-cell office:value-type="float" office:value="1.5385008">
                <text:p>1.53850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0.0024070553">
                <text:p>0.0024070553</text:p>
              </table:table-cell>
              <table:table-cell office:value-type="float" office:value="0.020465016">
                <text:p>0.020465016</text:p>
              </table:table-cell>
              <table:table-cell office:value-type="float" office:value="0.0012075696">
                <text:p>0.0012075696</text:p>
              </table:table-cell>
              <table:table-cell office:value-type="float" office:value="1.021">
                <text:p>1.021</text:p>
              </table:table-cell>
              <table:table-cell office:value-type="float" office:value="1.5490007">
                <text:p>1.54900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0.0019211918">
                <text:p>0.0019211918</text:p>
              </table:table-cell>
              <table:table-cell office:value-type="float" office:value="0.022615671">
                <text:p>0.022615671</text:p>
              </table:table-cell>
              <table:table-cell office:value-type="float" office:value="NaN">
                <text:p>NaN</text:p>
              </table:table-cell>
              <table:table-cell office:value-type="float" office:value="1.023">
                <text:p>1.023</text:p>
              </table:table-cell>
              <table:table-cell office:value-type="float" office:value="1.5605007">
                <text:p>1.56050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10378212">
                <text:p>-0.0010378212</text:p>
              </table:table-cell>
              <table:table-cell office:value-type="float" office:value="0.001984708">
                <text:p>0.001984708</text:p>
              </table:table-cell>
              <table:table-cell office:value-type="float" office:value="0.028413177">
                <text:p>0.028413177</text:p>
              </table:table-cell>
              <table:table-cell office:value-type="float" office:value="0.0011198367">
                <text:p>0.0011198367</text:p>
              </table:table-cell>
              <table:table-cell office:value-type="float" office:value="1.028">
                <text:p>1.028</text:p>
              </table:table-cell>
              <table:table-cell office:value-type="float" office:value="1.5745008">
                <text:p>1.57450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0.0038010702">
                <text:p>0.0038010702</text:p>
              </table:table-cell>
              <table:table-cell office:value-type="float" office:value="0.04029566">
                <text:p>0.04029566</text:p>
              </table:table-cell>
              <table:table-cell office:value-type="float" office:value="0.0019404393">
                <text:p>0.0019404393</text:p>
              </table:table-cell>
              <table:table-cell office:value-type="float" office:value="1.041">
                <text:p>1.041</text:p>
              </table:table-cell>
              <table:table-cell office:value-type="float" office:value="1.5950007">
                <text:p>1.59500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0.003583081">
                <text:p>0.003583081</text:p>
              </table:table-cell>
              <table:table-cell office:value-type="float" office:value="0.03666079">
                <text:p>0.03666079</text:p>
              </table:table-cell>
              <table:table-cell office:value-type="float" office:value="0.0018095514">
                <text:p>0.0018095514</text:p>
              </table:table-cell>
              <table:table-cell office:value-type="float" office:value="1.037">
                <text:p>1.037</text:p>
              </table:table-cell>
              <table:table-cell office:value-type="float" office:value="1.6135007">
                <text:p>1.61350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0.002154246">
                <text:p>0.002154246</text:p>
              </table:table-cell>
              <table:table-cell office:value-type="float" office:value="0.027628183">
                <text:p>0.027628183</text:p>
              </table:table-cell>
              <table:table-cell office:value-type="float" office:value="0.0010771636">
                <text:p>0.0010771636</text:p>
              </table:table-cell>
              <table:table-cell office:value-type="float" office:value="1.027">
                <text:p>1.027</text:p>
              </table:table-cell>
              <table:table-cell office:value-type="float" office:value="1.6270007">
                <text:p>1.62700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0.003367424">
                <text:p>0.003367424</text:p>
              </table:table-cell>
              <table:table-cell office:value-type="float" office:value="0.029153645">
                <text:p>0.029153645</text:p>
              </table:table-cell>
              <table:table-cell office:value-type="float" office:value="0.0016892547">
                <text:p>0.0016892547</text:p>
              </table:table-cell>
              <table:table-cell office:value-type="float" office:value="1.029">
                <text:p>1.029</text:p>
              </table:table-cell>
              <table:table-cell office:value-type="float" office:value="1.6415007">
                <text:p>1.64150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0.0038442612">
                <text:p>0.0038442612</text:p>
              </table:table-cell>
              <table:table-cell office:value-type="float" office:value="0.03490275">
                <text:p>0.03490275</text:p>
              </table:table-cell>
              <table:table-cell office:value-type="float" office:value="0.0019222235">
                <text:p>0.0019222235</text:p>
              </table:table-cell>
              <table:table-cell office:value-type="float" office:value="1.035">
                <text:p>1.035</text:p>
              </table:table-cell>
              <table:table-cell office:value-type="float" office:value="1.6590006">
                <text:p>1.6590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0.0036294088">
                <text:p>0.0036294088</text:p>
              </table:table-cell>
              <table:table-cell office:value-type="float" office:value="0.034427583">
                <text:p>0.034427583</text:p>
              </table:table-cell>
              <table:table-cell office:value-type="float" office:value="0.0018352428">
                <text:p>0.0018352428</text:p>
              </table:table-cell>
              <table:table-cell office:value-type="float" office:value="1.035">
                <text:p>1.035</text:p>
              </table:table-cell>
              <table:table-cell office:value-type="float" office:value="1.6765006">
                <text:p>1.67650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18448196">
                <text:p>0.0018448196</text:p>
              </table:table-cell>
              <table:table-cell office:value-type="float" office:value="0.0040006563">
                <text:p>0.0040006563</text:p>
              </table:table-cell>
              <table:table-cell office:value-type="float" office:value="0.0353989">
                <text:p>0.0353989</text:p>
              </table:table-cell>
              <table:table-cell office:value-type="float" office:value="0.00220276">
                <text:p>0.00220276</text:p>
              </table:table-cell>
              <table:table-cell office:value-type="float" office:value="1.036">
                <text:p>1.036</text:p>
              </table:table-cell>
              <table:table-cell office:value-type="float" office:value="1.6945006">
                <text:p>1.69450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16121902">
                <text:p>0.0016121902</text:p>
              </table:table-cell>
              <table:table-cell office:value-type="float" office:value="0.003583081">
                <text:p>0.003583081</text:p>
              </table:table-cell>
              <table:table-cell office:value-type="float" office:value="0.03839183">
                <text:p>0.03839183</text:p>
              </table:table-cell>
              <table:table-cell office:value-type="float" office:value="0.001964537">
                <text:p>0.001964537</text:p>
              </table:table-cell>
              <table:table-cell office:value-type="float" office:value="1.038">
                <text:p>1.038</text:p>
              </table:table-cell>
              <table:table-cell office:value-type="float" office:value="1.7135005">
                <text:p>1.71350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11502318">
                <text:p>0.0011502318</text:p>
              </table:table-cell>
              <table:table-cell office:value-type="float" office:value="0.0025409013">
                <text:p>0.0025409013</text:p>
              </table:table-cell>
              <table:table-cell office:value-type="float" office:value="0.027276576">
                <text:p>0.027276576</text:p>
              </table:table-cell>
              <table:table-cell office:value-type="float" office:value="0.0013945618">
                <text:p>0.0013945618</text:p>
              </table:table-cell>
              <table:table-cell office:value-type="float" office:value="1.027">
                <text:p>1.027</text:p>
              </table:table-cell>
              <table:table-cell office:value-type="float" office:value="1.7270005">
                <text:p>1.72700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16370118">
                <text:p>0.0016370118</text:p>
              </table:table-cell>
              <table:table-cell office:value-type="float" office:value="0.0022094846">
                <text:p>0.0022094846</text:p>
              </table:table-cell>
              <table:table-cell office:value-type="float" office:value="0.017002761">
                <text:p>0.017002761</text:p>
              </table:table-cell>
              <table:table-cell office:value-type="float" office:value="0.0013749206">
                <text:p>0.0013749206</text:p>
              </table:table-cell>
              <table:table-cell office:value-type="float" office:value="1.017">
                <text:p>1.017</text:p>
              </table:table-cell>
              <table:table-cell office:value-type="float" office:value="1.7355005">
                <text:p>1.7355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477169">
                <text:p>-0.002477169</text:p>
              </table:table-cell>
              <table:table-cell office:value-type="float" office:value="NaN">
                <text:p>NaN</text:p>
              </table:table-cell>
              <table:table-cell office:value-type="float" office:value="0.997">
                <text:p>0.997</text:p>
              </table:table-cell>
              <table:table-cell office:value-type="float" office:value="1.7340004">
                <text:p>1.7340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742183">
                <text:p>0.0015742183</text:p>
              </table:table-cell>
              <table:table-cell office:value-type="float" office:value="NaN">
                <text:p>NaN</text:p>
              </table:table-cell>
              <table:table-cell office:value-type="float" office:value="1.001">
                <text:p>1.001</text:p>
              </table:table-cell>
              <table:table-cell office:value-type="float" office:value="1.7345004">
                <text:p>1.7345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12734644">
                <text:p>0.0012734644</text:p>
              </table:table-cell>
              <table:table-cell office:value-type="float" office:value="NaN">
                <text:p>NaN</text:p>
              </table:table-cell>
              <table:table-cell office:value-type="float" office:value="0.02207613">
                <text:p>0.02207613</text:p>
              </table:table-cell>
              <table:table-cell office:value-type="float" office:value="NaN">
                <text:p>NaN</text:p>
              </table:table-cell>
              <table:table-cell office:value-type="float" office:value="1.022">
                <text:p>1.022</text:p>
              </table:table-cell>
              <table:table-cell office:value-type="float" office:value="1.7455003">
                <text:p>1.74550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112714">
                <text:p>0.023112714</text:p>
              </table:table-cell>
              <table:table-cell office:value-type="float" office:value="NaN">
                <text:p>NaN</text:p>
              </table:table-cell>
              <table:table-cell office:value-type="float" office:value="1.023">
                <text:p>1.023</text:p>
              </table:table-cell>
              <table:table-cell office:value-type="float" office:value="1.7570003">
                <text:p>1.75700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12734644">
                <text:p>0.0012734644</text:p>
              </table:table-cell>
              <table:table-cell office:value-type="float" office:value="NaN">
                <text:p>NaN</text:p>
              </table:table-cell>
              <table:table-cell office:value-type="float" office:value="0.0013808012">
                <text:p>0.0013808012</text:p>
              </table:table-cell>
              <table:table-cell office:value-type="float" office:value="NaN">
                <text:p>NaN</text:p>
              </table:table-cell>
              <table:table-cell office:value-type="float" office:value="1.002">
                <text:p>1.002</text:p>
              </table:table-cell>
              <table:table-cell office:value-type="float" office:value="1.7580004">
                <text:p>1.75800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607557">
                <text:p>0.0055607557</text:p>
              </table:table-cell>
              <table:table-cell office:value-type="float" office:value="NaN">
                <text:p>NaN</text:p>
              </table:table-cell>
              <table:table-cell office:value-type="float" office:value="1.006">
                <text:p>1.006</text:p>
              </table:table-cell>
              <table:table-cell office:value-type="float" office:value="1.7610004">
                <text:p>1.7610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">
                <text:p>1.001</text:p>
              </table:table-cell>
              <table:table-cell office:value-type="float" office:value="1.7615004">
                <text:p>1.7615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578331">
                <text:p>-0.01578331</text:p>
              </table:table-cell>
              <table:table-cell office:value-type="float" office:value="NaN">
                <text:p>NaN</text:p>
              </table:table-cell>
              <table:table-cell office:value-type="float" office:value="0.984">
                <text:p>0.984</text:p>
              </table:table-cell>
              <table:table-cell office:value-type="float" office:value="1.7535003">
                <text:p>1.75350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8757114">
                <text:p>-0.008757114</text:p>
              </table:table-cell>
              <table:table-cell office:value-type="float" office:value="NaN">
                <text:p>NaN</text:p>
              </table:table-cell>
              <table:table-cell office:value-type="float" office:value="0.991">
                <text:p>0.991</text:p>
              </table:table-cell>
              <table:table-cell office:value-type="float" office:value="1.7490003">
                <text:p>1.74900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4825592">
                <text:p>-0.004825592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1.7470003">
                <text:p>1.74700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9263873">
                <text:p>-0.009263873</text:p>
              </table:table-cell>
              <table:table-cell office:value-type="float" office:value="NaN">
                <text:p>NaN</text:p>
              </table:table-cell>
              <table:table-cell office:value-type="float" office:value="0.991">
                <text:p>0.991</text:p>
              </table:table-cell>
              <table:table-cell office:value-type="float" office:value="1.7425003">
                <text:p>1.74250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0.0030646175">
                <text:p>0.0030646175</text:p>
              </table:table-cell>
              <table:table-cell office:value-type="float" office:value="-0.022637129">
                <text:p>-0.022637129</text:p>
              </table:table-cell>
              <table:table-cell office:value-type="float" office:value="0.0015703746">
                <text:p>0.0015703746</text:p>
              </table:table-cell>
              <table:table-cell office:value-type="float" office:value="0.978">
                <text:p>0.978</text:p>
              </table:table-cell>
              <table:table-cell office:value-type="float" office:value="1.7315003">
                <text:p>1.73150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17073154">
                <text:p>0.0017073154</text:p>
              </table:table-cell>
              <table:table-cell office:value-type="float" office:value="0.004795596">
                <text:p>0.004795596</text:p>
              </table:table-cell>
              <table:table-cell office:value-type="float" office:value="-0.044547796">
                <text:p>-0.044547796</text:p>
              </table:table-cell>
              <table:table-cell office:value-type="float" office:value="0.002545224">
                <text:p>0.002545224</text:p>
              </table:table-cell>
              <table:table-cell office:value-type="float" office:value="0.956">
                <text:p>0.956</text:p>
              </table:table-cell>
              <table:table-cell office:value-type="float" office:value="1.7095003">
                <text:p>1.70950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11769477">
                <text:p>0.0011769477</text:p>
              </table:table-cell>
              <table:table-cell office:value-type="float" office:value="0.0066289306">
                <text:p>0.0066289306</text:p>
              </table:table-cell>
              <table:table-cell office:value-type="float" office:value="-0.044433594">
                <text:p>-0.044433594</text:p>
              </table:table-cell>
              <table:table-cell office:value-type="float" office:value="0.0033663006">
                <text:p>0.0033663006</text:p>
              </table:table-cell>
              <table:table-cell office:value-type="float" office:value="0.955">
                <text:p>0.955</text:p>
              </table:table-cell>
              <table:table-cell office:value-type="float" office:value="1.6870003">
                <text:p>1.68700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18756539">
                <text:p>0.0018756539</text:p>
              </table:table-cell>
              <table:table-cell office:value-type="float" office:value="0.0037103891">
                <text:p>0.0037103891</text:p>
              </table:table-cell>
              <table:table-cell office:value-type="float" office:value="-0.020082712">
                <text:p>-0.020082712</text:p>
              </table:table-cell>
              <table:table-cell office:value-type="float" office:value="0.0020787653">
                <text:p>0.0020787653</text:p>
              </table:table-cell>
              <table:table-cell office:value-type="float" office:value="0.98">
                <text:p>0.98</text:p>
              </table:table-cell>
              <table:table-cell office:value-type="float" office:value="1.6770003">
                <text:p>1.67700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18756539">
                <text:p>0.0018756539</text:p>
              </table:table-cell>
              <table:table-cell office:value-type="float" office:value="0.0029290915">
                <text:p>0.0029290915</text:p>
              </table:table-cell>
              <table:table-cell office:value-type="float" office:value="-0.022232175">
                <text:p>-0.022232175</text:p>
              </table:table-cell>
              <table:table-cell office:value-type="float" office:value="0.0017390839">
                <text:p>0.0017390839</text:p>
              </table:table-cell>
              <table:table-cell office:value-type="float" office:value="0.978">
                <text:p>0.978</text:p>
              </table:table-cell>
              <table:table-cell office:value-type="float" office:value="1.6660002">
                <text:p>1.666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0.0023667365">
                <text:p>0.0023667365</text:p>
              </table:table-cell>
              <table:table-cell office:value-type="float" office:value="-0.016309261">
                <text:p>-0.016309261</text:p>
              </table:table-cell>
              <table:table-cell office:value-type="float" office:value="0.0012573331">
                <text:p>0.0012573331</text:p>
              </table:table-cell>
              <table:table-cell office:value-type="float" office:value="0.984">
                <text:p>0.984</text:p>
              </table:table-cell>
              <table:table-cell office:value-type="float" office:value="1.6580002">
                <text:p>1.65800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882864">
                <text:p>-0.00882864</text:p>
              </table:table-cell>
              <table:table-cell office:value-type="float" office:value="NaN">
                <text:p>NaN</text:p>
              </table:table-cell>
              <table:table-cell office:value-type="float" office:value="0.991">
                <text:p>0.991</text:p>
              </table:table-cell>
              <table:table-cell office:value-type="float" office:value="1.6535002">
                <text:p>1.6535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.0019461364">
                <text:p>0.0019461364</text:p>
              </table:table-cell>
              <table:table-cell office:value-type="float" office:value="-0.010334015">
                <text:p>-0.010334015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1.6485002">
                <text:p>1.64850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0.002521962">
                <text:p>0.002521962</text:p>
              </table:table-cell>
              <table:table-cell office:value-type="float" office:value="-0.013098717">
                <text:p>-0.013098717</text:p>
              </table:table-cell>
              <table:table-cell office:value-type="float" office:value="0.0013306385">
                <text:p>0.0013306385</text:p>
              </table:table-cell>
              <table:table-cell office:value-type="float" office:value="0.987">
                <text:p>0.987</text:p>
              </table:table-cell>
              <table:table-cell office:value-type="float" office:value="1.6420002">
                <text:p>1.64200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0.0019116998">
                <text:p>0.0019116998</text:p>
              </table:table-cell>
              <table:table-cell office:value-type="float" office:value="-0.010037422">
                <text:p>-0.010037422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1.6370002">
                <text:p>1.63700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-0.0010489523">
                <text:p>-0.0010489523</text:p>
              </table:table-cell>
              <table:table-cell office:value-type="float" office:value="0.0030004382">
                <text:p>0.0030004382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  <table:table-cell office:value-type="float" office:value="1.6385002">
                <text:p>1.63850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24359748">
                <text:p>-0.0024359748</text:p>
              </table:table-cell>
              <table:table-cell office:value-type="float" office:value="-0.0050489604">
                <text:p>-0.0050489604</text:p>
              </table:table-cell>
              <table:table-cell office:value-type="float" office:value="0.019288123">
                <text:p>0.019288123</text:p>
              </table:table-cell>
              <table:table-cell office:value-type="float" office:value="0.0028029436">
                <text:p>0.0028029436</text:p>
              </table:table-cell>
              <table:table-cell office:value-type="float" office:value="1.02">
                <text:p>1.02</text:p>
              </table:table-cell>
              <table:table-cell office:value-type="float" office:value="1.6485002">
                <text:p>1.64850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19211881">
                <text:p>-0.0019211881</text:p>
              </table:table-cell>
              <table:table-cell office:value-type="float" office:value="-0.0060780942">
                <text:p>-0.0060780942</text:p>
              </table:table-cell>
              <table:table-cell office:value-type="float" office:value="0.020167649">
                <text:p>0.020167649</text:p>
              </table:table-cell>
              <table:table-cell office:value-type="float" office:value="0.0031872476">
                <text:p>0.0031872476</text:p>
              </table:table-cell>
              <table:table-cell office:value-type="float" office:value="1.022">
                <text:p>1.022</text:p>
              </table:table-cell>
              <table:table-cell office:value-type="float" office:value="1.6595001">
                <text:p>1.6595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-0.0021618605">
                <text:p>-0.0021618605</text:p>
              </table:table-cell>
              <table:table-cell office:value-type="float" office:value="0.0056447983">
                <text:p>0.0056447983</text:p>
              </table:table-cell>
              <table:table-cell office:value-type="float" office:value="0.0010835368">
                <text:p>0.0010835368</text:p>
              </table:table-cell>
              <table:table-cell office:value-type="float" office:value="1.007">
                <text:p>1.007</text:p>
              </table:table-cell>
              <table:table-cell office:value-type="float" office:value="1.6630001">
                <text:p>1.66300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-0.0010489523">
                <text:p>-0.0010489523</text:p>
              </table:table-cell>
              <table:table-cell office:value-type="float" office:value="0.0046593547">
                <text:p>0.0046593547</text:p>
              </table:table-cell>
              <table:table-cell office:value-type="float" office:value="NaN">
                <text:p>NaN</text:p>
              </table:table-cell>
              <table:table-cell office:value-type="float" office:value="1.005">
                <text:p>1.005</text:p>
              </table:table-cell>
              <table:table-cell office:value-type="float" office:value="1.6655002">
                <text:p>1.66550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1684895">
                <text:p>-0.001168489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6655002">
                <text:p>1.66550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11243485">
                <text:p>-0.0011243485</text:p>
              </table:table-cell>
              <table:table-cell office:value-type="float" office:value="-0.0015039444">
                <text:p>-0.0015039444</text:p>
              </table:table-cell>
              <table:table-cell office:value-type="float" office:value="0.0030097365">
                <text:p>0.0030097365</text:p>
              </table:table-cell>
              <table:table-cell office:value-type="float" office:value="NaN">
                <text:p>NaN</text:p>
              </table:table-cell>
              <table:table-cell office:value-type="float" office:value="1.004">
                <text:p>1.004</text:p>
              </table:table-cell>
              <table:table-cell office:value-type="float" office:value="1.6675001">
                <text:p>1.66750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-0.002922073">
                <text:p>-0.002922073</text:p>
              </table:table-cell>
              <table:table-cell office:value-type="float" office:value="0.0064541698">
                <text:p>0.0064541698</text:p>
              </table:table-cell>
              <table:table-cell office:value-type="float" office:value="0.0014722657">
                <text:p>0.0014722657</text:p>
              </table:table-cell>
              <table:table-cell office:value-type="float" office:value="1.008">
                <text:p>1.008</text:p>
              </table:table-cell>
              <table:table-cell office:value-type="float" office:value="1.6715002">
                <text:p>1.67150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-0.0023333877">
                <text:p>-0.0023333877</text:p>
              </table:table-cell>
              <table:table-cell office:value-type="float" office:value="0.0051928163">
                <text:p>0.0051928163</text:p>
              </table:table-cell>
              <table:table-cell office:value-type="float" office:value="0.0011685531">
                <text:p>0.0011685531</text:p>
              </table:table-cell>
              <table:table-cell office:value-type="float" office:value="1.006">
                <text:p>1.006</text:p>
              </table:table-cell>
              <table:table-cell office:value-type="float" office:value="1.6745002">
                <text:p>1.67450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11005066">
                <text:p>-0.0011005066</text:p>
              </table:table-cell>
              <table:table-cell office:value-type="float" office:value="-0.0020709038">
                <text:p>-0.0020709038</text:p>
              </table:table-cell>
              <table:table-cell office:value-type="float" office:value="0.009499848">
                <text:p>0.009499848</text:p>
              </table:table-cell>
              <table:table-cell office:value-type="float" office:value="0.0011725778">
                <text:p>0.0011725778</text:p>
              </table:table-cell>
              <table:table-cell office:value-type="float" office:value="1.01">
                <text:p>1.01</text:p>
              </table:table-cell>
              <table:table-cell office:value-type="float" office:value="1.6795002">
                <text:p>1.67950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-0.003190592">
                <text:p>-0.003190592</text:p>
              </table:table-cell>
              <table:table-cell office:value-type="float" office:value="0.01147759">
                <text:p>0.01147759</text:p>
              </table:table-cell>
              <table:table-cell office:value-type="float" office:value="0.0016222732">
                <text:p>0.0016222732</text:p>
              </table:table-cell>
              <table:table-cell office:value-type="float" office:value="1.012">
                <text:p>1.012</text:p>
              </table:table-cell>
              <table:table-cell office:value-type="float" office:value="1.6855001">
                <text:p>1.68550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2255182">
                <text:p>-0.0022255182</text:p>
              </table:table-cell>
              <table:table-cell office:value-type="float" office:value="NaN">
                <text:p>NaN</text:p>
              </table:table-cell>
              <table:table-cell office:value-type="float" office:value="0.999">
                <text:p>0.999</text:p>
              </table:table-cell>
              <table:table-cell office:value-type="float" office:value="1.6850002">
                <text:p>1.68500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7870407">
                <text:p>-0.0037870407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1.6830002">
                <text:p>1.68300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42260885">
                <text:p>-0.0042260885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1.6810002">
                <text:p>1.6810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736559">
                <text:p>-0.012736559</text:p>
              </table:table-cell>
              <table:table-cell office:value-type="float" office:value="NaN">
                <text:p>NaN</text:p>
              </table:table-cell>
              <table:table-cell office:value-type="float" office:value="0.988">
                <text:p>0.988</text:p>
              </table:table-cell>
              <table:table-cell office:value-type="float" office:value="1.6750002">
                <text:p>1.67500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955904">
                <text:p>-0.012955904</text:p>
              </table:table-cell>
              <table:table-cell office:value-type="float" office:value="NaN">
                <text:p>NaN</text:p>
              </table:table-cell>
              <table:table-cell office:value-type="float" office:value="0.987">
                <text:p>0.987</text:p>
              </table:table-cell>
              <table:table-cell office:value-type="float" office:value="1.6685002">
                <text:p>1.66850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6901016">
                <text:p>-0.016901016</text:p>
              </table:table-cell>
              <table:table-cell office:value-type="float" office:value="NaN">
                <text:p>NaN</text:p>
              </table:table-cell>
              <table:table-cell office:value-type="float" office:value="0.983">
                <text:p>0.983</text:p>
              </table:table-cell>
              <table:table-cell office:value-type="float" office:value="1.6600002">
                <text:p>1.6600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790918">
                <text:p>-0.012790918</text:p>
              </table:table-cell>
              <table:table-cell office:value-type="float" office:value="NaN">
                <text:p>NaN</text:p>
              </table:table-cell>
              <table:table-cell office:value-type="float" office:value="0.987">
                <text:p>0.987</text:p>
              </table:table-cell>
              <table:table-cell office:value-type="float" office:value="1.6535002">
                <text:p>1.65350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1422377">
                <text:p>-0.0031422377</text:p>
              </table:table-cell>
              <table:table-cell office:value-type="float" office:value="NaN">
                <text:p>NaN</text:p>
              </table:table-cell>
              <table:table-cell office:value-type="float" office:value="0.997">
                <text:p>0.997</text:p>
              </table:table-cell>
              <table:table-cell office:value-type="float" office:value="1.6520002">
                <text:p>1.65200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1567822">
                <text:p>0.001567822</text:p>
              </table:table-cell>
              <table:table-cell office:value-type="float" office:value="0.0013674274">
                <text:p>0.0013674274</text:p>
              </table:table-cell>
              <table:table-cell office:value-type="float" office:value="-0.0015859604">
                <text:p>-0.0015859604</text:p>
              </table:table-cell>
              <table:table-cell office:value-type="float" office:value="0.001040183">
                <text:p>0.001040183</text:p>
              </table:table-cell>
              <table:table-cell office:value-type="float" office:value="0.999">
                <text:p>0.999</text:p>
              </table:table-cell>
              <table:table-cell office:value-type="float" office:value="1.6515002">
                <text:p>1.65150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6515002">
                <text:p>1.65150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13126675">
                <text:p>0.0013126675</text:p>
              </table:table-cell>
              <table:table-cell office:value-type="float" office:value="NaN">
                <text:p>NaN</text:p>
              </table:table-cell>
              <table:table-cell office:value-type="float" office:value="0.010685444">
                <text:p>0.010685444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1.6570003">
                <text:p>1.65700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13126675">
                <text:p>0.0013126675</text:p>
              </table:table-cell>
              <table:table-cell office:value-type="float" office:value="NaN">
                <text:p>NaN</text:p>
              </table:table-cell>
              <table:table-cell office:value-type="float" office:value="0.010685444">
                <text:p>0.010685444</text:p>
              </table:table-cell>
              <table:table-cell office:value-type="float" office:value="NaN">
                <text:p>NaN</text:p>
              </table:table-cell>
              <table:table-cell office:value-type="float" office:value="1.011">
                <text:p>1.011</text:p>
              </table:table-cell>
              <table:table-cell office:value-type="float" office:value="1.6625004">
                <text:p>1.66250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575801">
                <text:p>0.0010575801</text:p>
              </table:table-cell>
              <table:table-cell office:value-type="float" office:value="0.0017967895">
                <text:p>0.0017967895</text:p>
              </table:table-cell>
              <table:table-cell office:value-type="float" office:value="0.01264751">
                <text:p>0.01264751</text:p>
              </table:table-cell>
              <table:table-cell office:value-type="float" office:value="0.0010424643">
                <text:p>0.0010424643</text:p>
              </table:table-cell>
              <table:table-cell office:value-type="float" office:value="1.012">
                <text:p>1.012</text:p>
              </table:table-cell>
              <table:table-cell office:value-type="float" office:value="1.6685004">
                <text:p>1.6685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0575803">
                <text:p>0.0020575803</text:p>
              </table:table-cell>
              <table:table-cell office:value-type="float" office:value="0.0020628497">
                <text:p>0.0020628497</text:p>
              </table:table-cell>
              <table:table-cell office:value-type="float" office:value="0.012846649">
                <text:p>0.012846649</text:p>
              </table:table-cell>
              <table:table-cell office:value-type="float" office:value="0.001456793">
                <text:p>0.001456793</text:p>
              </table:table-cell>
              <table:table-cell office:value-type="float" office:value="1.013">
                <text:p>1.013</text:p>
              </table:table-cell>
              <table:table-cell office:value-type="float" office:value="1.6750004">
                <text:p>1.67500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.0017967895">
                <text:p>0.0017967895</text:p>
              </table:table-cell>
              <table:table-cell office:value-type="float" office:value="0.018580377">
                <text:p>0.018580377</text:p>
              </table:table-cell>
              <table:table-cell office:value-type="float" office:value="NaN">
                <text:p>NaN</text:p>
              </table:table-cell>
              <table:table-cell office:value-type="float" office:value="1.019">
                <text:p>1.019</text:p>
              </table:table-cell>
              <table:table-cell office:value-type="float" office:value="1.6845005">
                <text:p>1.68450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0.0034738034">
                <text:p>0.0034738034</text:p>
              </table:table-cell>
              <table:table-cell office:value-type="float" office:value="0.02177447">
                <text:p>0.02177447</text:p>
              </table:table-cell>
              <table:table-cell office:value-type="float" office:value="0.0017371401">
                <text:p>0.0017371401</text:p>
              </table:table-cell>
              <table:table-cell office:value-type="float" office:value="1.021">
                <text:p>1.021</text:p>
              </table:table-cell>
              <table:table-cell office:value-type="float" office:value="1.6950004">
                <text:p>1.69500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0.0032044053">
                <text:p>0.0032044053</text:p>
              </table:table-cell>
              <table:table-cell office:value-type="float" office:value="0.027403533">
                <text:p>0.027403533</text:p>
              </table:table-cell>
              <table:table-cell office:value-type="float" office:value="0.0016493407">
                <text:p>0.0016493407</text:p>
              </table:table-cell>
              <table:table-cell office:value-type="float" office:value="1.028">
                <text:p>1.028</text:p>
              </table:table-cell>
              <table:table-cell office:value-type="float" office:value="1.7090003">
                <text:p>1.70900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.004130654">
                <text:p>0.004130654</text:p>
              </table:table-cell>
              <table:table-cell office:value-type="float" office:value="0.024491906">
                <text:p>0.024491906</text:p>
              </table:table-cell>
              <table:table-cell office:value-type="float" office:value="0.0020698481">
                <text:p>0.0020698481</text:p>
              </table:table-cell>
              <table:table-cell office:value-type="float" office:value="1.025">
                <text:p>1.025</text:p>
              </table:table-cell>
              <table:table-cell office:value-type="float" office:value="1.7215004">
                <text:p>1.7215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0.0035960302">
                <text:p>0.0035960302</text:p>
              </table:table-cell>
              <table:table-cell office:value-type="float" office:value="0.0230726">
                <text:p>0.0230726</text:p>
              </table:table-cell>
              <table:table-cell office:value-type="float" office:value="0.0018032065">
                <text:p>0.0018032065</text:p>
              </table:table-cell>
              <table:table-cell office:value-type="float" office:value="1.023">
                <text:p>1.023</text:p>
              </table:table-cell>
              <table:table-cell office:value-type="float" office:value="1.7330004">
                <text:p>1.73300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12734644">
                <text:p>0.0012734644</text:p>
              </table:table-cell>
              <table:table-cell office:value-type="float" office:value="0.0015960261">
                <text:p>0.0015960261</text:p>
              </table:table-cell>
              <table:table-cell office:value-type="float" office:value="0.02007258">
                <text:p>0.02007258</text:p>
              </table:table-cell>
              <table:table-cell office:value-type="float" office:value="0.0010209078">
                <text:p>0.0010209078</text:p>
              </table:table-cell>
              <table:table-cell office:value-type="float" office:value="1.02">
                <text:p>1.02</text:p>
              </table:table-cell>
              <table:table-cell office:value-type="float" office:value="1.7430004">
                <text:p>1.74300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0.0035960302">
                <text:p>0.0035960302</text:p>
              </table:table-cell>
              <table:table-cell office:value-type="float" office:value="0.013131976">
                <text:p>0.013131976</text:p>
              </table:table-cell>
              <table:table-cell office:value-type="float" office:value="0.0017981145">
                <text:p>0.0017981145</text:p>
              </table:table-cell>
              <table:table-cell office:value-type="float" office:value="1.013">
                <text:p>1.013</text:p>
              </table:table-cell>
              <table:table-cell office:value-type="float" office:value="1.7495004">
                <text:p>1.74950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0.0033985302">
                <text:p>0.0033985302</text:p>
              </table:table-cell>
              <table:table-cell office:value-type="float" office:value="0.01382041">
                <text:p>0.01382041</text:p>
              </table:table-cell>
              <table:table-cell office:value-type="float" office:value="0.0017211817">
                <text:p>0.0017211817</text:p>
              </table:table-cell>
              <table:table-cell office:value-type="float" office:value="1.014">
                <text:p>1.014</text:p>
              </table:table-cell>
              <table:table-cell office:value-type="float" office:value="1.7565005">
                <text:p>1.75650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0.0025310665">
                <text:p>0.0025310665</text:p>
              </table:table-cell>
              <table:table-cell office:value-type="float" office:value="0.017329574">
                <text:p>0.017329574</text:p>
              </table:table-cell>
              <table:table-cell office:value-type="float" office:value="0.0012656745">
                <text:p>0.0012656745</text:p>
              </table:table-cell>
              <table:table-cell office:value-type="float" office:value="1.018">
                <text:p>1.018</text:p>
              </table:table-cell>
              <table:table-cell office:value-type="float" office:value="1.7655005">
                <text:p>1.76550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12734644">
                <text:p>0.0012734644</text:p>
              </table:table-cell>
              <table:table-cell office:value-type="float" office:value="0.005531065">
                <text:p>0.005531065</text:p>
              </table:table-cell>
              <table:table-cell office:value-type="float" office:value="0.030270219">
                <text:p>0.030270219</text:p>
              </table:table-cell>
              <table:table-cell office:value-type="float" office:value="0.0028378863">
                <text:p>0.0028378863</text:p>
              </table:table-cell>
              <table:table-cell office:value-type="float" office:value="1.031">
                <text:p>1.031</text:p>
              </table:table-cell>
              <table:table-cell office:value-type="float" office:value="1.7810006">
                <text:p>1.78100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12734644">
                <text:p>0.0012734644</text:p>
              </table:table-cell>
              <table:table-cell office:value-type="float" office:value="0.004329264">
                <text:p>0.004329264</text:p>
              </table:table-cell>
              <table:table-cell office:value-type="float" office:value="0.031867385">
                <text:p>0.031867385</text:p>
              </table:table-cell>
              <table:table-cell office:value-type="float" office:value="0.0022563378">
                <text:p>0.0022563378</text:p>
              </table:table-cell>
              <table:table-cell office:value-type="float" office:value="1.032">
                <text:p>1.032</text:p>
              </table:table-cell>
              <table:table-cell office:value-type="float" office:value="1.7970006">
                <text:p>1.79700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0.0030006543">
                <text:p>0.0030006543</text:p>
              </table:table-cell>
              <table:table-cell office:value-type="float" office:value="0.030887127">
                <text:p>0.030887127</text:p>
              </table:table-cell>
              <table:table-cell office:value-type="float" office:value="0.0015065448">
                <text:p>0.0015065448</text:p>
              </table:table-cell>
              <table:table-cell office:value-type="float" office:value="1.031">
                <text:p>1.031</text:p>
              </table:table-cell>
              <table:table-cell office:value-type="float" office:value="1.8125007">
                <text:p>1.81250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10378193">
                <text:p>0.0010378193</text:p>
              </table:table-cell>
              <table:table-cell office:value-type="float" office:value="0.0022656918">
                <text:p>0.0022656918</text:p>
              </table:table-cell>
              <table:table-cell office:value-type="float" office:value="0.020136535">
                <text:p>0.020136535</text:p>
              </table:table-cell>
              <table:table-cell office:value-type="float" office:value="0.0012460365">
                <text:p>0.0012460365</text:p>
              </table:table-cell>
              <table:table-cell office:value-type="float" office:value="1.021">
                <text:p>1.021</text:p>
              </table:table-cell>
              <table:table-cell office:value-type="float" office:value="1.8230007">
                <text:p>1.82300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0.0032656863">
                <text:p>0.0032656863</text:p>
              </table:table-cell>
              <table:table-cell office:value-type="float" office:value="0.020191371">
                <text:p>0.020191371</text:p>
              </table:table-cell>
              <table:table-cell office:value-type="float" office:value="0.0016556393">
                <text:p>0.0016556393</text:p>
              </table:table-cell>
              <table:table-cell office:value-type="float" office:value="1.021">
                <text:p>1.021</text:p>
              </table:table-cell>
              <table:table-cell office:value-type="float" office:value="1.8335006">
                <text:p>1.83350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0.002796784">
                <text:p>0.002796784</text:p>
              </table:table-cell>
              <table:table-cell office:value-type="float" office:value="0.019612432">
                <text:p>0.019612432</text:p>
              </table:table-cell>
              <table:table-cell office:value-type="float" office:value="0.001454828">
                <text:p>0.001454828</text:p>
              </table:table-cell>
              <table:table-cell office:value-type="float" office:value="1.02">
                <text:p>1.02</text:p>
              </table:table-cell>
              <table:table-cell office:value-type="float" office:value="1.8435006">
                <text:p>1.84350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8025564">
                <text:p>0.0028025564</text:p>
              </table:table-cell>
              <table:table-cell office:value-type="float" office:value="0.0030006543">
                <text:p>0.0030006543</text:p>
              </table:table-cell>
              <table:table-cell office:value-type="float" office:value="0.019033372">
                <text:p>0.019033372</text:p>
              </table:table-cell>
              <table:table-cell office:value-type="float" office:value="0.00205294">
                <text:p>0.00205294</text:p>
              </table:table-cell>
              <table:table-cell office:value-type="float" office:value="1.019">
                <text:p>1.019</text:p>
              </table:table-cell>
              <table:table-cell office:value-type="float" office:value="1.8530006">
                <text:p>1.85300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8025564">
                <text:p>0.0028025564</text:p>
              </table:table-cell>
              <table:table-cell office:value-type="float" office:value="0.0020006523">
                <text:p>0.0020006523</text:p>
              </table:table-cell>
              <table:table-cell office:value-type="float" office:value="0.02303332">
                <text:p>0.02303332</text:p>
              </table:table-cell>
              <table:table-cell office:value-type="float" office:value="0.0017216947">
                <text:p>0.0017216947</text:p>
              </table:table-cell>
              <table:table-cell office:value-type="float" office:value="1.023">
                <text:p>1.023</text:p>
              </table:table-cell>
              <table:table-cell office:value-type="float" office:value="1.8645006">
                <text:p>1.864500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0.00320746">
                <text:p>0.00320746</text:p>
              </table:table-cell>
              <table:table-cell office:value-type="float" office:value="0.021639884">
                <text:p>0.021639884</text:p>
              </table:table-cell>
              <table:table-cell office:value-type="float" office:value="0.0016556879">
                <text:p>0.0016556879</text:p>
              </table:table-cell>
              <table:table-cell office:value-type="float" office:value="1.022">
                <text:p>1.022</text:p>
              </table:table-cell>
              <table:table-cell office:value-type="float" office:value="1.8755007">
                <text:p>1.87550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3562908">
                <text:p>0.0023562908</text:p>
              </table:table-cell>
              <table:table-cell office:value-type="float" office:value="0.0025310665">
                <text:p>0.0025310665</text:p>
              </table:table-cell>
              <table:table-cell office:value-type="float" office:value="0.017903745">
                <text:p>0.017903745</text:p>
              </table:table-cell>
              <table:table-cell office:value-type="float" office:value="0.0017290462">
                <text:p>0.0017290462</text:p>
              </table:table-cell>
              <table:table-cell office:value-type="float" office:value="1.018">
                <text:p>1.018</text:p>
              </table:table-cell>
              <table:table-cell office:value-type="float" office:value="1.8845007">
                <text:p>1.88450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3422194">
                <text:p>0.0073422194</text:p>
              </table:table-cell>
              <table:table-cell office:value-type="float" office:value="NaN">
                <text:p>NaN</text:p>
              </table:table-cell>
              <table:table-cell office:value-type="float" office:value="1.007">
                <text:p>1.007</text:p>
              </table:table-cell>
              <table:table-cell office:value-type="float" office:value="1.8880007">
                <text:p>1.88800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8935485">
                <text:p>0.0028935485</text:p>
              </table:table-cell>
              <table:table-cell office:value-type="float" office:value="0.0017359406">
                <text:p>0.0017359406</text:p>
              </table:table-cell>
              <table:table-cell office:value-type="float" office:value="0.015772164">
                <text:p>0.015772164</text:p>
              </table:table-cell>
              <table:table-cell office:value-type="float" office:value="0.0016871656">
                <text:p>0.0016871656</text:p>
              </table:table-cell>
              <table:table-cell office:value-type="float" office:value="1.015">
                <text:p>1.015</text:p>
              </table:table-cell>
              <table:table-cell office:value-type="float" office:value="1.8955007">
                <text:p>1.89550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16640425">
                <text:p>0.0016640425</text:p>
              </table:table-cell>
              <table:table-cell office:value-type="float" office:value="0.0020628497">
                <text:p>0.0020628497</text:p>
              </table:table-cell>
              <table:table-cell office:value-type="float" office:value="0.02199781">
                <text:p>0.02199781</text:p>
              </table:table-cell>
              <table:table-cell office:value-type="float" office:value="0.0013251778">
                <text:p>0.0013251778</text:p>
              </table:table-cell>
              <table:table-cell office:value-type="float" office:value="1.022">
                <text:p>1.022</text:p>
              </table:table-cell>
              <table:table-cell office:value-type="float" office:value="1.9065006">
                <text:p>1.9065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16640425">
                <text:p>0.0016640425</text:p>
              </table:table-cell>
              <table:table-cell office:value-type="float" office:value="0.0032656863">
                <text:p>0.0032656863</text:p>
              </table:table-cell>
              <table:table-cell office:value-type="float" office:value="0.02540952">
                <text:p>0.02540952</text:p>
              </table:table-cell>
              <table:table-cell office:value-type="float" office:value="0.0018326036">
                <text:p>0.0018326036</text:p>
              </table:table-cell>
              <table:table-cell office:value-type="float" office:value="1.026">
                <text:p>1.026</text:p>
              </table:table-cell>
              <table:table-cell office:value-type="float" office:value="1.9195006">
                <text:p>1.91950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0.0037359372">
                <text:p>0.0037359372</text:p>
              </table:table-cell>
              <table:table-cell office:value-type="float" office:value="0.030032575">
                <text:p>0.030032575</text:p>
              </table:table-cell>
              <table:table-cell office:value-type="float" office:value="0.0018972463">
                <text:p>0.0018972463</text:p>
              </table:table-cell>
              <table:table-cell office:value-type="float" office:value="1.03">
                <text:p>1.03</text:p>
              </table:table-cell>
              <table:table-cell office:value-type="float" office:value="1.9345006">
                <text:p>1.93450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19211881">
                <text:p>0.0019211881</text:p>
              </table:table-cell>
              <table:table-cell office:value-type="float" office:value="0.0025960281">
                <text:p>0.0025960281</text:p>
              </table:table-cell>
              <table:table-cell office:value-type="float" office:value="0.019497871">
                <text:p>0.019497871</text:p>
              </table:table-cell>
              <table:table-cell office:value-type="float" office:value="0.0016148005">
                <text:p>0.0016148005</text:p>
              </table:table-cell>
              <table:table-cell office:value-type="float" office:value="1.019">
                <text:p>1.019</text:p>
              </table:table-cell>
              <table:table-cell office:value-type="float" office:value="1.9440006">
                <text:p>1.94400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92119">
                <text:p>0.00292119</text:p>
              </table:table-cell>
              <table:table-cell office:value-type="float" office:value="0.0014737993">
                <text:p>0.0014737993</text:p>
              </table:table-cell>
              <table:table-cell office:value-type="float" office:value="0.011018515">
                <text:p>0.011018515</text:p>
              </table:table-cell>
              <table:table-cell office:value-type="float" office:value="0.001635958">
                <text:p>0.001635958</text:p>
              </table:table-cell>
              <table:table-cell office:value-type="float" office:value="1.011">
                <text:p>1.011</text:p>
              </table:table-cell>
              <table:table-cell office:value-type="float" office:value="1.9495006">
                <text:p>1.94950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11243485">
                <text:p>0.0011243485</text:p>
              </table:table-cell>
              <table:table-cell office:value-type="float" office:value="0.0017436147">
                <text:p>0.0017436147</text:p>
              </table:table-cell>
              <table:table-cell office:value-type="float" office:value="0.009661615">
                <text:p>0.009661615</text:p>
              </table:table-cell>
              <table:table-cell office:value-type="float" office:value="0.0010373464">
                <text:p>0.0010373464</text:p>
              </table:table-cell>
              <table:table-cell office:value-type="float" office:value="1.009">
                <text:p>1.009</text:p>
              </table:table-cell>
              <table:table-cell office:value-type="float" office:value="1.9540005">
                <text:p>1.95400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83323">
                <text:p>0.00883323</text:p>
              </table:table-cell>
              <table:table-cell office:value-type="float" office:value="NaN">
                <text:p>NaN</text:p>
              </table:table-cell>
              <table:table-cell office:value-type="float" office:value="1.009">
                <text:p>1.009</text:p>
              </table:table-cell>
              <table:table-cell office:value-type="float" office:value="1.9585004">
                <text:p>1.9585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0.0035554618">
                <text:p>0.0035554618</text:p>
              </table:table-cell>
              <table:table-cell office:value-type="float" office:value="0.017504275">
                <text:p>0.017504275</text:p>
              </table:table-cell>
              <table:table-cell office:value-type="float" office:value="0.0017816415">
                <text:p>0.0017816415</text:p>
              </table:table-cell>
              <table:table-cell office:value-type="float" office:value="1.018">
                <text:p>1.018</text:p>
              </table:table-cell>
              <table:table-cell office:value-type="float" office:value="1.9675004">
                <text:p>1.9675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01292685">
                <text:p>-0.001292685</text:p>
              </table:table-cell>
              <table:table-cell office:value-type="float" office:value="0.0030138046">
                <text:p>0.0030138046</text:p>
              </table:table-cell>
              <table:table-cell office:value-type="float" office:value="0.016140163">
                <text:p>0.016140163</text:p>
              </table:table-cell>
              <table:table-cell office:value-type="float" office:value="0.0016396685">
                <text:p>0.0016396685</text:p>
              </table:table-cell>
              <table:table-cell office:value-type="float" office:value="1.017">
                <text:p>1.017</text:p>
              </table:table-cell>
              <table:table-cell office:value-type="float" office:value="1.9760004">
                <text:p>1.97600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0.0018268973">
                <text:p>0.0018268973</text:p>
              </table:table-cell>
              <table:table-cell office:value-type="float" office:value="0.0069512725">
                <text:p>0.0069512725</text:p>
              </table:table-cell>
              <table:table-cell office:value-type="float" office:value="NaN">
                <text:p>NaN</text:p>
              </table:table-cell>
              <table:table-cell office:value-type="float" office:value="1.008">
                <text:p>1.008</text:p>
              </table:table-cell>
              <table:table-cell office:value-type="float" office:value="1.9800005">
                <text:p>1.98000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0.0017436147">
                <text:p>0.0017436147</text:p>
              </table:table-cell>
              <table:table-cell office:value-type="float" office:value="0.006661594">
                <text:p>0.006661594</text:p>
              </table:table-cell>
              <table:table-cell office:value-type="float" office:value="NaN">
                <text:p>NaN</text:p>
              </table:table-cell>
              <table:table-cell office:value-type="float" office:value="1.007">
                <text:p>1.007</text:p>
              </table:table-cell>
              <table:table-cell office:value-type="float" office:value="1.9835005">
                <text:p>1.98350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0.0029353797">
                <text:p>0.0029353797</text:p>
              </table:table-cell>
              <table:table-cell office:value-type="float" office:value="0.011189997">
                <text:p>0.011189997</text:p>
              </table:table-cell>
              <table:table-cell office:value-type="float" office:value="0.0014862026">
                <text:p>0.0014862026</text:p>
              </table:table-cell>
              <table:table-cell office:value-type="float" office:value="1.013">
                <text:p>1.013</text:p>
              </table:table-cell>
              <table:table-cell office:value-type="float" office:value="1.9900005">
                <text:p>1.99000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018442646">
                <text:p>-0.0018442646</text:p>
              </table:table-cell>
              <table:table-cell office:value-type="float" office:value="0.0029353797">
                <text:p>0.0029353797</text:p>
              </table:table-cell>
              <table:table-cell office:value-type="float" office:value="0.017910898">
                <text:p>0.017910898</text:p>
              </table:table-cell>
              <table:table-cell office:value-type="float" office:value="0.0017333324">
                <text:p>0.0017333324</text:p>
              </table:table-cell>
              <table:table-cell office:value-type="float" office:value="1.019">
                <text:p>1.019</text:p>
              </table:table-cell>
              <table:table-cell office:value-type="float" office:value="1.9995005">
                <text:p>1.99950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02796784">
                <text:p>-0.002796784</text:p>
              </table:table-cell>
              <table:table-cell office:value-type="float" office:value="0.0034715384">
                <text:p>0.0034715384</text:p>
              </table:table-cell>
              <table:table-cell office:value-type="float" office:value="0.026906192">
                <text:p>0.026906192</text:p>
              </table:table-cell>
              <table:table-cell office:value-type="float" office:value="0.0022289897">
                <text:p>0.0022289897</text:p>
              </table:table-cell>
              <table:table-cell office:value-type="float" office:value="1.029">
                <text:p>1.029</text:p>
              </table:table-cell>
              <table:table-cell office:value-type="float" office:value="2.0140004">
                <text:p>2.01400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27436018">
                <text:p>-0.0027436018</text:p>
              </table:table-cell>
              <table:table-cell office:value-type="float" office:value="0.003583081">
                <text:p>0.003583081</text:p>
              </table:table-cell>
              <table:table-cell office:value-type="float" office:value="0.024439156">
                <text:p>0.024439156</text:p>
              </table:table-cell>
              <table:table-cell office:value-type="float" office:value="0.0022564253">
                <text:p>0.0022564253</text:p>
              </table:table-cell>
              <table:table-cell office:value-type="float" office:value="1.026">
                <text:p>1.026</text:p>
              </table:table-cell>
              <table:table-cell office:value-type="float" office:value="2.0270004">
                <text:p>2.0270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4098758">
                <text:p>-0.004098758</text:p>
              </table:table-cell>
              <table:table-cell office:value-type="float" office:value="0.0015408993">
                <text:p>0.0015408993</text:p>
              </table:table-cell>
              <table:table-cell office:value-type="float" office:value="0.017058969">
                <text:p>0.017058969</text:p>
              </table:table-cell>
              <table:table-cell office:value-type="float" office:value="0.0021894171">
                <text:p>0.0021894171</text:p>
              </table:table-cell>
              <table:table-cell office:value-type="float" office:value="1.019">
                <text:p>1.019</text:p>
              </table:table-cell>
              <table:table-cell office:value-type="float" office:value="2.0365005">
                <text:p>2.03650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032896101">
                <text:p>-0.0032896101</text:p>
              </table:table-cell>
              <table:table-cell office:value-type="float" office:value="0.00120949">
                <text:p>0.00120949</text:p>
              </table:table-cell>
              <table:table-cell office:value-type="float" office:value="0.0100134015">
                <text:p>0.0100134015</text:p>
              </table:table-cell>
              <table:table-cell office:value-type="float" office:value="0.0017524555">
                <text:p>0.0017524555</text:p>
              </table:table-cell>
              <table:table-cell office:value-type="float" office:value="1.012">
                <text:p>1.012</text:p>
              </table:table-cell>
              <table:table-cell office:value-type="float" office:value="2.0425005">
                <text:p>2.04250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32312572">
                <text:p>-0.0032312572</text:p>
              </table:table-cell>
              <table:table-cell office:value-type="float" office:value="0.001407057">
                <text:p>0.001407057</text:p>
              </table:table-cell>
              <table:table-cell office:value-type="float" office:value="0.01428467">
                <text:p>0.01428467</text:p>
              </table:table-cell>
              <table:table-cell office:value-type="float" office:value="0.0017621601">
                <text:p>0.0017621601</text:p>
              </table:table-cell>
              <table:table-cell office:value-type="float" office:value="1.016">
                <text:p>1.016</text:p>
              </table:table-cell>
              <table:table-cell office:value-type="float" office:value="2.0505004">
                <text:p>2.05050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5633265">
                <text:p>-0.005633265</text:p>
              </table:table-cell>
              <table:table-cell office:value-type="float" office:value="0.001868207">
                <text:p>0.001868207</text:p>
              </table:table-cell>
              <table:table-cell office:value-type="float" office:value="0.027302504">
                <text:p>0.027302504</text:p>
              </table:table-cell>
              <table:table-cell office:value-type="float" office:value="0.002967485">
                <text:p>0.002967485</text:p>
              </table:table-cell>
              <table:table-cell office:value-type="float" office:value="1.03">
                <text:p>1.03</text:p>
              </table:table-cell>
              <table:table-cell office:value-type="float" office:value="2.0655003">
                <text:p>2.06550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36320686">
                <text:p>-0.0036320686</text:p>
              </table:table-cell>
              <table:table-cell office:value-type="float" office:value="NaN">
                <text:p>NaN</text:p>
              </table:table-cell>
              <table:table-cell office:value-type="float" office:value="0.014172792">
                <text:p>0.014172792</text:p>
              </table:table-cell>
              <table:table-cell office:value-type="float" office:value="0.0018161328">
                <text:p>0.0018161328</text:p>
              </table:table-cell>
              <table:table-cell office:value-type="float" office:value="1.016">
                <text:p>1.016</text:p>
              </table:table-cell>
              <table:table-cell office:value-type="float" office:value="2.0735002">
                <text:p>2.07350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26752204">
                <text:p>-0.0026752204</text:p>
              </table:table-cell>
              <table:table-cell office:value-type="float" office:value="NaN">
                <text:p>NaN</text:p>
              </table:table-cell>
              <table:table-cell office:value-type="float" office:value="0.005585611">
                <text:p>0.005585611</text:p>
              </table:table-cell>
              <table:table-cell office:value-type="float" office:value="0.0013436575">
                <text:p>0.0013436575</text:p>
              </table:table-cell>
              <table:table-cell office:value-type="float" office:value="1.008">
                <text:p>1.008</text:p>
              </table:table-cell>
              <table:table-cell office:value-type="float" office:value="2.0775">
                <text:p>2.07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16491264">
                <text:p>-0.0016491264</text:p>
              </table:table-cell>
              <table:table-cell office:value-type="float" office:value="-0.0010378193">
                <text:p>-0.0010378193</text:p>
              </table:table-cell>
              <table:table-cell office:value-type="float" office:value="0.004518509">
                <text:p>0.004518509</text:p>
              </table:table-cell>
              <table:table-cell office:value-type="float" office:value="NaN">
                <text:p>NaN</text:p>
              </table:table-cell>
              <table:table-cell office:value-type="float" office:value="1.007">
                <text:p>1.007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21421164">
                <text:p>0.0021421164</text:p>
              </table:table-cell>
              <table:table-cell office:value-type="float" office:value="0.0011317916">
                <text:p>0.0011317916</text:p>
              </table:table-cell>
              <table:table-cell office:value-type="float" office:value="-0.012155414">
                <text:p>-0.012155414</text:p>
              </table:table-cell>
              <table:table-cell office:value-type="float" office:value="0.0012113644">
                <text:p>0.0012113644</text:p>
              </table:table-cell>
              <table:table-cell office:value-type="float" office:value="0.99">
                <text:p>0.99</text:p>
              </table:table-cell>
              <table:table-cell office:value-type="float" office:value="2.0760002">
                <text:p>2.07600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2689883">
                <text:p>0.002689883</text:p>
              </table:table-cell>
              <table:table-cell office:value-type="float" office:value="NaN">
                <text:p>NaN</text:p>
              </table:table-cell>
              <table:table-cell office:value-type="float" office:value="-0.00782299">
                <text:p>-0.00782299</text:p>
              </table:table-cell>
              <table:table-cell office:value-type="float" office:value="0.0013536374">
                <text:p>0.0013536374</text:p>
              </table:table-cell>
              <table:table-cell office:value-type="float" office:value="0.994">
                <text:p>0.994</text:p>
              </table:table-cell>
              <table:table-cell office:value-type="float" office:value="2.0730002">
                <text:p>2.07300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014954805">
                <text:p>-0.0014954805</text:p>
              </table:table-cell>
              <table:table-cell office:value-type="float" office:value="NaN">
                <text:p>NaN</text:p>
              </table:table-cell>
              <table:table-cell office:value-type="float" office:value="0.0057258606">
                <text:p>0.0057258606</text:p>
              </table:table-cell>
              <table:table-cell office:value-type="float" office:value="NaN">
                <text:p>NaN</text:p>
              </table:table-cell>
              <table:table-cell office:value-type="float" office:value="1.009">
                <text:p>1.009</text:p>
              </table:table-cell>
              <table:table-cell office:value-type="float" office:value="2.0775">
                <text:p>2.07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6399542">
                <text:p>-0.006399542</text:p>
              </table:table-cell>
              <table:table-cell office:value-type="float" office:value="-0.002583079">
                <text:p>-0.002583079</text:p>
              </table:table-cell>
              <table:table-cell office:value-type="float" office:value="0.015963018">
                <text:p>0.015963018</text:p>
              </table:table-cell>
              <table:table-cell office:value-type="float" office:value="0.0034505955">
                <text:p>0.0034505955</text:p>
              </table:table-cell>
              <table:table-cell office:value-type="float" office:value="1.02">
                <text:p>1.02</text:p>
              </table:table-cell>
              <table:table-cell office:value-type="float" office:value="2.0875">
                <text:p>2.0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8362651">
                <text:p>-0.008362651</text:p>
              </table:table-cell>
              <table:table-cell office:value-type="float" office:value="-0.003367424">
                <text:p>-0.003367424</text:p>
              </table:table-cell>
              <table:table-cell office:value-type="float" office:value="0.023853898">
                <text:p>0.023853898</text:p>
              </table:table-cell>
              <table:table-cell office:value-type="float" office:value="0.00450759">
                <text:p>0.00450759</text:p>
              </table:table-cell>
              <table:table-cell office:value-type="float" office:value="1.028">
                <text:p>1.028</text:p>
              </table:table-cell>
              <table:table-cell office:value-type="float" office:value="2.1015">
                <text:p>2.10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3658533">
                <text:p>-0.003658533</text:p>
              </table:table-cell>
              <table:table-cell office:value-type="float" office:value="-0.0020006523">
                <text:p>-0.0020006523</text:p>
              </table:table-cell>
              <table:table-cell office:value-type="float" office:value="0.012535095">
                <text:p>0.012535095</text:p>
              </table:table-cell>
              <table:table-cell office:value-type="float" office:value="0.0020849146">
                <text:p>0.0020849146</text:p>
              </table:table-cell>
              <table:table-cell office:value-type="float" office:value="1.016">
                <text:p>1.016</text:p>
              </table:table-cell>
              <table:table-cell office:value-type="float" office:value="2.1095">
                <text:p>2.10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16251504">
                <text:p>-0.0016251504</text:p>
              </table:table-cell>
              <table:table-cell office:value-type="float" office:value="-0.0013985261">
                <text:p>-0.0013985261</text:p>
              </table:table-cell>
              <table:table-cell office:value-type="float" office:value="0.00490731">
                <text:p>0.00490731</text:p>
              </table:table-cell>
              <table:table-cell office:value-type="float" office:value="0.0010720295">
                <text:p>0.0010720295</text:p>
              </table:table-cell>
              <table:table-cell office:value-type="float" office:value="1.009">
                <text:p>1.009</text:p>
              </table:table-cell>
              <table:table-cell office:value-type="float" office:value="2.1139998">
                <text:p>2.11399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49669147">
                <text:p>-0.0049669147</text:p>
              </table:table-cell>
              <table:table-cell office:value-type="float" office:value="-0.0033985302">
                <text:p>-0.0033985302</text:p>
              </table:table-cell>
              <table:table-cell office:value-type="float" office:value="0.01200664">
                <text:p>0.01200664</text:p>
              </table:table-cell>
              <table:table-cell office:value-type="float" office:value="0.003009163">
                <text:p>0.003009163</text:p>
              </table:table-cell>
              <table:table-cell office:value-type="float" office:value="1.016">
                <text:p>1.016</text:p>
              </table:table-cell>
              <table:table-cell office:value-type="float" office:value="2.1219997">
                <text:p>2.12199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8007556">
                <text:p>-0.008007556</text:p>
              </table:table-cell>
              <table:table-cell office:value-type="float" office:value="-0.003935382">
                <text:p>-0.003935382</text:p>
              </table:table-cell>
              <table:table-cell office:value-type="float" office:value="0.017680109">
                <text:p>0.017680109</text:p>
              </table:table-cell>
              <table:table-cell office:value-type="float" office:value="0.004461171">
                <text:p>0.004461171</text:p>
              </table:table-cell>
              <table:table-cell office:value-type="float" office:value="1.023">
                <text:p>1.023</text:p>
              </table:table-cell>
              <table:table-cell office:value-type="float" office:value="2.1334996">
                <text:p>2.13349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70406795">
                <text:p>-0.0070406795</text:p>
              </table:table-cell>
              <table:table-cell office:value-type="float" office:value="-0.0024738014">
                <text:p>-0.0024738014</text:p>
              </table:table-cell>
              <table:table-cell office:value-type="float" office:value="0.015786707">
                <text:p>0.015786707</text:p>
              </table:table-cell>
              <table:table-cell office:value-type="float" office:value="0.0037313155">
                <text:p>0.0037313155</text:p>
              </table:table-cell>
              <table:table-cell office:value-type="float" office:value="1.021">
                <text:p>1.021</text:p>
              </table:table-cell>
              <table:table-cell office:value-type="float" office:value="2.1439996">
                <text:p>2.14399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12040675">
                <text:p>-0.012040675</text:p>
              </table:table-cell>
              <table:table-cell office:value-type="float" office:value="-0.0036667734">
                <text:p>-0.0036667734</text:p>
              </table:table-cell>
              <table:table-cell office:value-type="float" office:value="0.023116887">
                <text:p>0.023116887</text:p>
              </table:table-cell>
              <table:table-cell office:value-type="float" office:value="0.0062933117">
                <text:p>0.0062933117</text:p>
              </table:table-cell>
              <table:table-cell office:value-type="float" office:value="1.03">
                <text:p>1.03</text:p>
              </table:table-cell>
              <table:table-cell office:value-type="float" office:value="2.1589994">
                <text:p>2.15899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10350972">
                <text:p>-0.010350972</text:p>
              </table:table-cell>
              <table:table-cell office:value-type="float" office:value="-0.0035960302">
                <text:p>-0.0035960302</text:p>
              </table:table-cell>
              <table:table-cell office:value-type="float" office:value="0.023158431">
                <text:p>0.023158431</text:p>
              </table:table-cell>
              <table:table-cell office:value-type="float" office:value="0.0054789158">
                <text:p>0.0054789158</text:p>
              </table:table-cell>
              <table:table-cell office:value-type="float" office:value="1.029">
                <text:p>1.029</text:p>
              </table:table-cell>
              <table:table-cell office:value-type="float" office:value="2.1734996">
                <text:p>2.17349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1135096">
                <text:p>-0.01135096</text:p>
              </table:table-cell>
              <table:table-cell office:value-type="float" office:value="-0.004130654">
                <text:p>-0.004130654</text:p>
              </table:table-cell>
              <table:table-cell office:value-type="float" office:value="0.022577822">
                <text:p>0.022577822</text:p>
              </table:table-cell>
              <table:table-cell office:value-type="float" office:value="0.0060395896">
                <text:p>0.0060395896</text:p>
              </table:table-cell>
              <table:table-cell office:value-type="float" office:value="1.028">
                <text:p>1.028</text:p>
              </table:table-cell>
              <table:table-cell office:value-type="float" office:value="2.1874995">
                <text:p>2.18749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8665085">
                <text:p>-0.008665085</text:p>
              </table:table-cell>
              <table:table-cell office:value-type="float" office:value="-0.0038631558">
                <text:p>-0.0038631558</text:p>
              </table:table-cell>
              <table:table-cell office:value-type="float" office:value="0.021270633">
                <text:p>0.021270633</text:p>
              </table:table-cell>
              <table:table-cell office:value-type="float" office:value="0.0047436184">
                <text:p>0.0047436184</text:p>
              </table:table-cell>
              <table:table-cell office:value-type="float" office:value="1.027">
                <text:p>1.027</text:p>
              </table:table-cell>
              <table:table-cell office:value-type="float" office:value="2.2009995">
                <text:p>2.20099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9983003">
                <text:p>-0.009983003</text:p>
              </table:table-cell>
              <table:table-cell office:value-type="float" office:value="-0.0034738034">
                <text:p>-0.0034738034</text:p>
              </table:table-cell>
              <table:table-cell office:value-type="float" office:value="0.026498556">
                <text:p>0.026498556</text:p>
              </table:table-cell>
              <table:table-cell office:value-type="float" office:value="0.005285065">
                <text:p>0.005285065</text:p>
              </table:table-cell>
              <table:table-cell office:value-type="float" office:value="1.032">
                <text:p>1.032</text:p>
              </table:table-cell>
              <table:table-cell office:value-type="float" office:value="2.2169995">
                <text:p>2.21699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11294216">
                <text:p>-0.011294216</text:p>
              </table:table-cell>
              <table:table-cell office:value-type="float" office:value="-0.004935384">
                <text:p>-0.004935384</text:p>
              </table:table-cell>
              <table:table-cell office:value-type="float" office:value="0.032388628">
                <text:p>0.032388628</text:p>
              </table:table-cell>
              <table:table-cell office:value-type="float" office:value="0.0061627375">
                <text:p>0.0061627375</text:p>
              </table:table-cell>
              <table:table-cell office:value-type="float" office:value="1.038">
                <text:p>1.038</text:p>
              </table:table-cell>
              <table:table-cell office:value-type="float" office:value="2.2359996">
                <text:p>2.23599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05658537">
                <text:p>-0.005658537</text:p>
              </table:table-cell>
              <table:table-cell office:value-type="float" office:value="-0.0036667734">
                <text:p>-0.0036667734</text:p>
              </table:table-cell>
              <table:table-cell office:value-type="float" office:value="0.01757127">
                <text:p>0.01757127</text:p>
              </table:table-cell>
              <table:table-cell office:value-type="float" office:value="0.0033713598">
                <text:p>0.0033713598</text:p>
              </table:table-cell>
              <table:table-cell office:value-type="float" office:value="1.022">
                <text:p>1.022</text:p>
              </table:table-cell>
              <table:table-cell office:value-type="float" office:value="2.2469995">
                <text:p>2.24699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6495476">
                <text:p>-0.006495476</text:p>
              </table:table-cell>
              <table:table-cell office:value-type="float" office:value="-0.003796786">
                <text:p>-0.003796786</text:p>
              </table:table-cell>
              <table:table-cell office:value-type="float" office:value="0.019955456">
                <text:p>0.019955456</text:p>
              </table:table-cell>
              <table:table-cell office:value-type="float" office:value="0.0037618743">
                <text:p>0.0037618743</text:p>
              </table:table-cell>
              <table:table-cell office:value-type="float" office:value="1.024">
                <text:p>1.024</text:p>
              </table:table-cell>
              <table:table-cell office:value-type="float" office:value="2.2589996">
                <text:p>2.25899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43486804">
                <text:p>-0.0043486804</text:p>
              </table:table-cell>
              <table:table-cell office:value-type="float" office:value="-0.0020006523">
                <text:p>-0.0020006523</text:p>
              </table:table-cell>
              <table:table-cell office:value-type="float" office:value="0.012873113">
                <text:p>0.012873113</text:p>
              </table:table-cell>
              <table:table-cell office:value-type="float" office:value="0.0023934091">
                <text:p>0.0023934091</text:p>
              </table:table-cell>
              <table:table-cell office:value-type="float" office:value="1.016">
                <text:p>1.016</text:p>
              </table:table-cell>
              <table:table-cell office:value-type="float" office:value="2.2669997">
                <text:p>2.26699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17656386">
                <text:p>-0.0017656386</text:p>
              </table:table-cell>
              <table:table-cell office:value-type="float" office:value="-0.0030006543">
                <text:p>-0.0030006543</text:p>
              </table:table-cell>
              <table:table-cell office:value-type="float" office:value="0.006893873">
                <text:p>0.006893873</text:p>
              </table:table-cell>
              <table:table-cell office:value-type="float" office:value="0.0017407904">
                <text:p>0.0017407904</text:p>
              </table:table-cell>
              <table:table-cell office:value-type="float" office:value="1.009">
                <text:p>1.009</text:p>
              </table:table-cell>
              <table:table-cell office:value-type="float" office:value="2.2714996">
                <text:p>2.27149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4807472">
                <text:p>-0.004807472</text:p>
              </table:table-cell>
              <table:table-cell office:value-type="float" office:value="NaN">
                <text:p>NaN</text:p>
              </table:table-cell>
              <table:table-cell office:value-type="float" office:value="0.997">
                <text:p>0.997</text:p>
              </table:table-cell>
              <table:table-cell office:value-type="float" office:value="2.2699995">
                <text:p>2.26999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985848">
                <text:p>0.001985848</text:p>
              </table:table-cell>
              <table:table-cell office:value-type="float" office:value="NaN">
                <text:p>NaN</text:p>
              </table:table-cell>
              <table:table-cell office:value-type="float" office:value="-0.010750294">
                <text:p>-0.010750294</text:p>
              </table:table-cell>
              <table:table-cell office:value-type="float" office:value="0.0010274805">
                <text:p>0.0010274805</text:p>
              </table:table-cell>
              <table:table-cell office:value-type="float" office:value="0.991">
                <text:p>0.991</text:p>
              </table:table-cell>
              <table:table-cell office:value-type="float" office:value="2.2654996">
                <text:p>2.26549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5342126">
                <text:p>-0.005342126</text:p>
              </table:table-cell>
              <table:table-cell office:value-type="float" office:value="NaN">
                <text:p>NaN</text:p>
              </table:table-cell>
              <table:table-cell office:value-type="float" office:value="0.996">
                <text:p>0.996</text:p>
              </table:table-cell>
              <table:table-cell office:value-type="float" office:value="2.2634995">
                <text:p>2.26349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0958195">
                <text:p>-0.010958195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2.2584996">
                <text:p>2.25849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42608976">
                <text:p>-0.0042608976</text:p>
              </table:table-cell>
              <table:table-cell office:value-type="float" office:value="NaN">
                <text:p>NaN</text:p>
              </table:table-cell>
              <table:table-cell office:value-type="float" office:value="0.997">
                <text:p>0.997</text:p>
              </table:table-cell>
              <table:table-cell office:value-type="float" office:value="2.2569995">
                <text:p>2.25699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4955411">
                <text:p>-0.004955411</text:p>
              </table:table-cell>
              <table:table-cell office:value-type="float" office:value="NaN">
                <text:p>NaN</text:p>
              </table:table-cell>
              <table:table-cell office:value-type="float" office:value="0.995">
                <text:p>0.995</text:p>
              </table:table-cell>
              <table:table-cell office:value-type="float" office:value="2.2544994">
                <text:p>2.25449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12734644">
                <text:p>0.001273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1">
                <text:p>1.001</text:p>
              </table:table-cell>
              <table:table-cell office:value-type="float" office:value="2.2549994">
                <text:p>2.25499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3143539">
                <text:p>-0.013143539</text:p>
              </table:table-cell>
              <table:table-cell office:value-type="float" office:value="NaN">
                <text:p>NaN</text:p>
              </table:table-cell>
              <table:table-cell office:value-type="float" office:value="0.986">
                <text:p>0.986</text:p>
              </table:table-cell>
              <table:table-cell office:value-type="float" office:value="2.2479994">
                <text:p>2.24799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6685257">
                <text:p>-0.006685257</text:p>
              </table:table-cell>
              <table:table-cell office:value-type="float" office:value="NaN">
                <text:p>NaN</text:p>
              </table:table-cell>
              <table:table-cell office:value-type="float" office:value="0.993">
                <text:p>0.993</text:p>
              </table:table-cell>
              <table:table-cell office:value-type="float" office:value="2.2444994">
                <text:p>2.24449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62571764">
                <text:p>-0.0062571764</text:p>
              </table:table-cell>
              <table:table-cell office:value-type="float" office:value="NaN">
                <text:p>NaN</text:p>
              </table:table-cell>
              <table:table-cell office:value-type="float" office:value="0.993">
                <text:p>0.993</text:p>
              </table:table-cell>
              <table:table-cell office:value-type="float" office:value="2.2409995">
                <text:p>2.24099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2431">
                <text:p>0.00392431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  <table:table-cell office:value-type="float" office:value="2.2424994">
                <text:p>2.24249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16438067">
                <text:p>0.0016438067</text:p>
              </table:table-cell>
              <table:table-cell office:value-type="float" office:value="-0.0019353777">
                <text:p>-0.0019353777</text:p>
              </table:table-cell>
              <table:table-cell office:value-type="float" office:value="0.0075798035">
                <text:p>0.0075798035</text:p>
              </table:table-cell>
              <table:table-cell office:value-type="float" office:value="0.0012696247">
                <text:p>0.0012696247</text:p>
              </table:table-cell>
              <table:table-cell office:value-type="float" office:value="1.007">
                <text:p>1.007</text:p>
              </table:table-cell>
              <table:table-cell office:value-type="float" office:value="2.2459993">
                <text:p>2.24599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17905086">
                <text:p>0.0017905086</text:p>
              </table:table-cell>
              <table:table-cell office:value-type="float" office:value="-0.0014646351">
                <text:p>-0.0014646351</text:p>
              </table:table-cell>
              <table:table-cell office:value-type="float" office:value="0.004835725">
                <text:p>0.004835725</text:p>
              </table:table-cell>
              <table:table-cell office:value-type="float" office:value="0.0011566197">
                <text:p>0.0011566197</text:p>
              </table:table-cell>
              <table:table-cell office:value-type="float" office:value="1.005">
                <text:p>1.005</text:p>
              </table:table-cell>
              <table:table-cell office:value-type="float" office:value="2.2484994">
                <text:p>2.24849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34808666">
                <text:p>0.0034808666</text:p>
              </table:table-cell>
              <table:table-cell office:value-type="float" office:value="-0.0023961812">
                <text:p>-0.0023961812</text:p>
              </table:table-cell>
              <table:table-cell office:value-type="float" office:value="0.012572765">
                <text:p>0.012572765</text:p>
              </table:table-cell>
              <table:table-cell office:value-type="float" office:value="0.0021129432">
                <text:p>0.0021129432</text:p>
              </table:table-cell>
              <table:table-cell office:value-type="float" office:value="1.012">
                <text:p>1.012</text:p>
              </table:table-cell>
              <table:table-cell office:value-type="float" office:value="2.2544994">
                <text:p>2.25449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41303635">
                <text:p>-0.0041303635</text:p>
              </table:table-cell>
              <table:table-cell office:value-type="float" office:value="NaN">
                <text:p>NaN</text:p>
              </table:table-cell>
              <table:table-cell office:value-type="float" office:value="0.994">
                <text:p>0.994</text:p>
              </table:table-cell>
              <table:table-cell office:value-type="float" office:value="2.2514994">
                <text:p>2.25149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0.0012094975">
                <text:p>0.0012094975</text:p>
              </table:table-cell>
              <table:table-cell office:value-type="float" office:value="-0.006292939">
                <text:p>-0.006292939</text:p>
              </table:table-cell>
              <table:table-cell office:value-type="float" office:value="NaN">
                <text:p>NaN</text:p>
              </table:table-cell>
              <table:table-cell office:value-type="float" office:value="0.993">
                <text:p>0.993</text:p>
              </table:table-cell>
              <table:table-cell office:value-type="float" office:value="2.2479994">
                <text:p>2.24799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8544087">
                <text:p>-0.008544087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2.2429996">
                <text:p>2.24299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87064">
                <text:p>0.004287064</text:p>
              </table:table-cell>
              <table:table-cell office:value-type="float" office:value="NaN">
                <text:p>NaN</text:p>
              </table:table-cell>
              <table:table-cell office:value-type="float" office:value="1.003">
                <text:p>1.003</text:p>
              </table:table-cell>
              <table:table-cell office:value-type="float" office:value="2.2444997">
                <text:p>2.24449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-0.0018268973">
                <text:p>-0.0018268973</text:p>
              </table:table-cell>
              <table:table-cell office:value-type="float" office:value="0.0014000535">
                <text:p>0.0014000535</text:p>
              </table:table-cell>
              <table:table-cell office:value-type="float" office:value="NaN">
                <text:p>NaN</text:p>
              </table:table-cell>
              <table:table-cell office:value-type="float" office:value="1.001">
                <text:p>1.001</text:p>
              </table:table-cell>
              <table:table-cell office:value-type="float" office:value="2.2449996">
                <text:p>2.24499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-0.0016438067">
                <text:p>-0.0016438067</text:p>
              </table:table-cell>
              <table:table-cell office:value-type="float" office:value="0.0051422715">
                <text:p>0.0051422715</text:p>
              </table:table-cell>
              <table:table-cell office:value-type="float" office:value="NaN">
                <text:p>NaN</text:p>
              </table:table-cell>
              <table:table-cell office:value-type="float" office:value="1.004">
                <text:p>1.004</text:p>
              </table:table-cell>
              <table:table-cell office:value-type="float" office:value="2.2469997">
                <text:p>2.24699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-0.0010138154">
                <text:p>-0.0010138154</text:p>
              </table:table-cell>
              <table:table-cell office:value-type="float" office:value="0.0022488832">
                <text:p>0.0022488832</text:p>
              </table:table-cell>
              <table:table-cell office:value-type="float" office:value="NaN">
                <text:p>NaN</text:p>
              </table:table-cell>
              <table:table-cell office:value-type="float" office:value="1.002">
                <text:p>1.002</text:p>
              </table:table-cell>
              <table:table-cell office:value-type="float" office:value="2.2479997">
                <text:p>2.24799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-0.0014737993">
                <text:p>-0.0014737993</text:p>
              </table:table-cell>
              <table:table-cell office:value-type="float" office:value="0.0053277016">
                <text:p>0.0053277016</text:p>
              </table:table-cell>
              <table:table-cell office:value-type="float" office:value="NaN">
                <text:p>NaN</text:p>
              </table:table-cell>
              <table:table-cell office:value-type="float" office:value="1.005">
                <text:p>1.005</text:p>
              </table:table-cell>
              <table:table-cell office:value-type="float" office:value="2.2504997">
                <text:p>2.25049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-0.0012656897">
                <text:p>-0.0012656897</text:p>
              </table:table-cell>
              <table:table-cell office:value-type="float" office:value="0.0072601438">
                <text:p>0.0072601438</text:p>
              </table:table-cell>
              <table:table-cell office:value-type="float" office:value="NaN">
                <text:p>NaN</text:p>
              </table:table-cell>
              <table:table-cell office:value-type="float" office:value="1.007">
                <text:p>1.007</text:p>
              </table:table-cell>
              <table:table-cell office:value-type="float" office:value="2.2539997">
                <text:p>2.25399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1984708">
                <text:p>0.001984708</text:p>
              </table:table-cell>
              <table:table-cell office:value-type="float" office:value="NaN">
                <text:p>NaN</text:p>
              </table:table-cell>
              <table:table-cell office:value-type="float" office:value="0.008753717">
                <text:p>0.008753717</text:p>
              </table:table-cell>
              <table:table-cell office:value-type="float" office:value="0.0010879072">
                <text:p>0.0010879072</text:p>
              </table:table-cell>
              <table:table-cell office:value-type="float" office:value="1.009">
                <text:p>1.009</text:p>
              </table:table-cell>
              <table:table-cell office:value-type="float" office:value="2.2584996">
                <text:p>2.25849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19514598">
                <text:p>0.0019514598</text:p>
              </table:table-cell>
              <table:table-cell office:value-type="float" office:value="-0.0013221577">
                <text:p>-0.0013221577</text:p>
              </table:table-cell>
              <table:table-cell office:value-type="float" office:value="0.014372289">
                <text:p>0.014372289</text:p>
              </table:table-cell>
              <table:table-cell office:value-type="float" office:value="0.0011785899">
                <text:p>0.0011785899</text:p>
              </table:table-cell>
              <table:table-cell office:value-type="float" office:value="1.014">
                <text:p>1.014</text:p>
              </table:table-cell>
              <table:table-cell office:value-type="float" office:value="2.2654996">
                <text:p>2.265499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12094826">
                <text:p>0.0012094826</text:p>
              </table:table-cell>
              <table:table-cell office:value-type="float" office:value="-0.0018442646">
                <text:p>-0.0018442646</text:p>
              </table:table-cell>
              <table:table-cell office:value-type="float" office:value="0.008778572">
                <text:p>0.008778572</text:p>
              </table:table-cell>
              <table:table-cell office:value-type="float" office:value="0.001102742">
                <text:p>0.001102742</text:p>
              </table:table-cell>
              <table:table-cell office:value-type="float" office:value="1.008">
                <text:p>1.008</text:p>
              </table:table-cell>
              <table:table-cell office:value-type="float" office:value="2.2694995">
                <text:p>2.26949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19514598">
                <text:p>0.0019514598</text:p>
              </table:table-cell>
              <table:table-cell office:value-type="float" office:value="-0.0019437">
                <text:p>-0.0019437</text:p>
              </table:table-cell>
              <table:table-cell office:value-type="float" office:value="0.012984514">
                <text:p>0.012984514</text:p>
              </table:table-cell>
              <table:table-cell office:value-type="float" office:value="0.0013771497">
                <text:p>0.0013771497</text:p>
              </table:table-cell>
              <table:table-cell office:value-type="float" office:value="1.013">
                <text:p>1.013</text:p>
              </table:table-cell>
              <table:table-cell office:value-type="float" office:value="2.2759995">
                <text:p>2.27599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9514544">
                <text:p>0.0029514544</text:p>
              </table:table-cell>
              <table:table-cell office:value-type="float" office:value="-0.0024715364">
                <text:p>-0.0024715364</text:p>
              </table:table-cell>
              <table:table-cell office:value-type="float" office:value="0.013343334">
                <text:p>0.013343334</text:p>
              </table:table-cell>
              <table:table-cell office:value-type="float" office:value="0.00192481">
                <text:p>0.00192481</text:p>
              </table:table-cell>
              <table:table-cell office:value-type="float" office:value="1.013">
                <text:p>1.013</text:p>
              </table:table-cell>
              <table:table-cell office:value-type="float" office:value="2.2824996">
                <text:p>2.2824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